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cccccc"/>
    </style:style>
    <style:style style:name="ce5" style:family="table-cell" style:parent-style-name="Default" style:data-style-name="N123">
      <style:table-cell-properties fo:background-color="#ccff00"/>
    </style:style>
    <style:style style:name="ce6" style:family="table-cell" style:parent-style-name="Default" style:data-style-name="N123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ff0000"/>
      <style:map style:condition="cell-content()=1" style:apply-style-name="Untitled3" style:base-cell-address="Sheet1.L1"/>
    </style:style>
    <style:style style:name="ce8" style:family="table-cell" style:parent-style-name="Default">
      <style:map style:condition="cell-content()=1" style:apply-style-name="Untitled3" style:base-cell-address="Sheet1.L1"/>
    </style:style>
    <style:style style:name="ce9" style:family="table-cell" style:parent-style-name="Default">
      <style:table-cell-properties fo:background-color="#ccff00"/>
      <style:map style:condition="cell-content()=1" style:apply-style-name="Untitled3" style:base-cell-address="Sheet1.L1"/>
    </style:style>
    <style:style style:name="ce10" style:family="table-cell" style:parent-style-name="Default" style:data-style-name="N0">
      <style:table-cell-properties fo:background-color="#ff0000"/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1" style:family="table-cell" style:parent-style-name="Default" style:data-style-name="N0"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2" style:family="table-cell" style:parent-style-name="Default" style:data-style-name="N43"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3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4" style:family="table-cell" style:parent-style-name="Default">
      <style:table-cell-properties fo:background-color="#ff0000"/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5" style:family="table-cell" style:parent-style-name="Default"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6" style:family="table-cell" style:parent-style-name="Default" style:data-style-name="N0"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7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1.N1"/>
      <style:map style:condition="cell-content()!=0" style:apply-style-name="Untitled3" style:base-cell-address="Sheet1.N1"/>
    </style:style>
    <style:style style:name="ce18" style:family="table-cell" style:parent-style-name="Default">
      <style:table-cell-properties fo:background-color="#ff0000"/>
      <style:map style:condition="cell-content()=1" style:apply-style-name="Untitled3" style:base-cell-address="Sheet2.L1"/>
    </style:style>
    <style:style style:name="ce19" style:family="table-cell" style:parent-style-name="Default">
      <style:map style:condition="cell-content()=1" style:apply-style-name="Untitled3" style:base-cell-address="Sheet2.L1"/>
    </style:style>
    <style:style style:name="ce20" style:family="table-cell" style:parent-style-name="Default">
      <style:table-cell-properties fo:background-color="#ccff00"/>
      <style:map style:condition="cell-content()=1" style:apply-style-name="Untitled3" style:base-cell-address="Sheet2.L1"/>
    </style:style>
    <style:style style:name="ce21" style:family="table-cell" style:parent-style-name="Default">
      <style:map style:condition="cell-content()=1" style:apply-style-name="Untitled3" style:base-cell-address="Sheet2.L99"/>
    </style:style>
    <style:style style:name="ce22" style:family="table-cell" style:parent-style-name="Default">
      <style:map style:condition="cell-content()=1" style:apply-style-name="Untitled3" style:base-cell-address="Sheet2.L100"/>
    </style:style>
    <style:style style:name="ce23" style:family="table-cell" style:parent-style-name="Default">
      <style:map style:condition="cell-content()=1" style:apply-style-name="Untitled3" style:base-cell-address="Sheet2.L100"/>
    </style:style>
    <style:style style:name="ce24" style:family="table-cell" style:parent-style-name="Default" style:data-style-name="N41">
      <style:table-cell-properties fo:background-color="#ff0000"/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5" style:family="table-cell" style:parent-style-name="Default" style:data-style-name="N41"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6" style:family="table-cell" style:parent-style-name="Default" style:data-style-name="N41">
      <style:table-cell-properties fo:background-color="#ccff00"/>
      <style:map style:condition="is-true-formula([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7" style:family="table-cell" style:parent-style-name="Default" style:data-style-name="N41">
      <style:map style:condition="is-true-formula([.L99]=1)" style:apply-style-name="Untitled1" style:base-cell-address="Sheet2.M99"/>
      <style:map style:condition="cell-content()&lt;0" style:apply-style-name="Untitled3" style:base-cell-address="Sheet2.M99"/>
      <style:map style:condition="cell-content()&gt;0.1666666667" style:apply-style-name="Untitled2" style:base-cell-address="Sheet2.M99"/>
      <style:map style:condition="cell-content()&gt;0.0027777" style:apply-style-name="Untitled3" style:base-cell-address="Sheet2.M99"/>
    </style:style>
    <style:style style:name="ce28" style:family="table-cell" style:parent-style-name="Default" style:data-style-name="N41">
      <style:map style:condition="is-true-formula([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29" style:family="table-cell" style:parent-style-name="Default" style:data-style-name="N41">
      <style:map style:condition="is-true-formula([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30" style:family="table-cell" style:parent-style-name="Default">
      <style:table-cell-properties fo:background-color="#ff0000"/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1" style:family="table-cell" style:parent-style-name="Default"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2" style:family="table-cell" style:parent-style-name="Default" style:data-style-name="N0"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3" style:family="table-cell" style:parent-style-name="Default" style:data-style-name="N0">
      <style:table-cell-properties fo:background-color="#ccff00"/>
      <style:map style:condition="is-true-formula([.L1]=1)" style:apply-style-name="Untitled1" style:base-cell-address="Sheet2.N1"/>
      <style:map style:condition="cell-content()!=0" style:apply-style-name="Untitled3" style:base-cell-address="Sheet2.N1"/>
    </style:style>
    <style:style style:name="ce34" style:family="table-cell" style:parent-style-name="Default" style:data-style-name="N0">
      <style:map style:condition="is-true-formula([.L99]=1)" style:apply-style-name="Untitled1" style:base-cell-address="Sheet2.N99"/>
      <style:map style:condition="cell-content()!=0" style:apply-style-name="Untitled3" style:base-cell-address="Sheet2.N99"/>
    </style:style>
    <style:style style:name="ce35" style:family="table-cell" style:parent-style-name="Default" style:data-style-name="N0">
      <style:map style:condition="is-true-formula([.L100]=1)" style:apply-style-name="Untitled1" style:base-cell-address="Sheet2.N100"/>
      <style:map style:condition="cell-content()!=0" style:apply-style-name="Untitled3" style:base-cell-address="Sheet2.N100"/>
    </style:style>
    <style:style style:name="ce36" style:family="table-cell" style:parent-style-name="Default" style:data-style-name="N0">
      <style:map style:condition="is-true-formula([.L100]=1)" style:apply-style-name="Untitled1" style:base-cell-address="Sheet2.N100"/>
      <style:map style:condition="cell-content()!=0" style:apply-style-name="Untitled3" style:base-cell-address="Sheet2.N100"/>
    </style:style>
    <style:style style:name="ce37" style:family="table-cell" style:parent-style-name="Default">
      <style:text-properties fo:color="#dddddd"/>
    </style:style>
    <style:style style:name="ce38" style:family="table-cell" style:parent-style-name="Default" style:data-style-name="N100">
      <style:text-properties fo:color="#dddddd"/>
    </style:style>
    <style:style style:name="ce39" style:family="table-cell" style:parent-style-name="Default" style:data-style-name="N100"/>
    <style:style style:name="ce40" style:family="table-cell" style:parent-style-name="Default" style:data-style-name="N41"/>
    <style:style style:name="ce41" style:family="table-cell" style:parent-style-name="Default" style:data-style-name="N41">
      <style:text-properties fo:color="#dddddd"/>
    </style:style>
    <style:style style:name="ce42" style:family="table-cell" style:parent-style-name="Default">
      <style:map style:condition="cell-content()!=0" style:apply-style-name="Untitled2" style:base-cell-address="Sheet3.G1"/>
    </style:style>
    <style:style style:name="ce43" style:family="table-cell" style:parent-style-name="Default" style:data-style-name="N0">
      <style:map style:condition="is-true-formula([.G1]&gt;0)" style:apply-style-name="Untitled3" style:base-cell-address="Sheet3.H1"/>
      <style:map style:condition="cell-content()&gt;0.16666667" style:apply-style-name="Untitled2" style:base-cell-address="Sheet3.H1"/>
      <style:map style:condition="is-true-formula([.H1]&gt;0.00227777)" style:apply-style-name="Untitled3" style:base-cell-address="Sheet3.H1"/>
    </style:style>
    <style:style style:name="ce44" style:family="table-cell" style:parent-style-name="Default">
      <style:map style:condition="is-true-formula([.G1]&gt;0)" style:apply-style-name="Untitled3" style:base-cell-address="Sheet3.I1"/>
      <style:map style:condition="cell-content()!=0" style:apply-style-name="Untitled1" style:base-cell-address="Sheet3.I1"/>
    </style:style>
    <style:style style:name="ce45" style:family="table-cell" style:parent-style-name="Default">
      <style:map style:condition="is-true-formula([.G1]&gt;0)" style:apply-style-name="Untitled3" style:base-cell-address="Sheet3.J1"/>
      <style:map style:condition="cell-content()!=0" style:apply-style-name="Untitled1" style:base-cell-address="Sheet3.J1"/>
    </style:style>
    <style:style style:name="ce46" style:family="table-cell" style:parent-style-name="Default" style:data-style-name="N0">
      <style:map style:condition="is-true-formula([.M85]=1)" style:apply-style-name="Untitled1" style:base-cell-address="Sheet3.N85"/>
      <style:map style:condition="cell-content()&lt;0" style:apply-style-name="Untitled3" style:base-cell-address="Sheet3.N85"/>
      <style:map style:condition="cell-content()&gt;0.1666666667" style:apply-style-name="Untitled2" style:base-cell-address="Sheet3.N85"/>
      <style:map style:condition="cell-content()&gt;0.0027777" style:apply-style-name="Untitled3" style:base-cell-address="Sheet3.N85"/>
    </style:style>
    <style:style style:name="ce47" style:family="table-cell" style:parent-style-name="Default">
      <style:text-properties fo:color="#80808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ext-properties fo:color="#808080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order="none"/>
    </style:style>
    <style:style style:name="ce54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fo:border-left="0.06pt solid #ff6600" fo:border-right="none" fo:border-top="0.06pt solid #ff6600"/>
      <style:map style:condition="cell-content()!=0" style:apply-style-name="Untitled2" style:base-cell-address="Sheet4.G1"/>
    </style:style>
    <style:style style:name="ce56" style:family="table-cell" style:parent-style-name="Default">
      <style:table-cell-properties fo:border-bottom="0.06pt solid #ff6600" fo:border-left="0.06pt solid #ff6600" fo:border-right="none" fo:border-top="none"/>
      <style:map style:condition="cell-content()!=0" style:apply-style-name="Untitled2" style:base-cell-address="Sheet4.G1"/>
    </style:style>
    <style:style style:name="ce57" style:family="table-cell" style:parent-style-name="Default">
      <style:map style:condition="cell-content()!=0" style:apply-style-name="Untitled2" style:base-cell-address="Sheet4.G1"/>
    </style:style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>
      <style:table-cell-properties fo:border="none"/>
      <style:map style:condition="cell-content()!=0" style:apply-style-name="Untitled2" style:base-cell-address="Sheet4.G1"/>
    </style:style>
    <style:style style:name="ce61" style:family="table-cell" style:parent-style-name="Default"/>
    <style:style style:name="ce62" style:family="table-cell" style:parent-style-name="Default">
      <style:table-cell-properties fo:border="none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 style:data-style-name="N41">
      <style:table-cell-properties fo:border-bottom="none" fo:border-left="none" fo:border-right="0.06pt solid #ff6600" fo:border-top="0.06pt solid #ff6600"/>
    </style:style>
    <style:style style:name="ce69" style:family="table-cell" style:parent-style-name="Default" style:data-style-name="N41">
      <style:table-cell-properties fo:border-bottom="0.06pt solid #ff6600" fo:border-left="none" fo:border-right="0.06pt solid #ff6600" fo:border-top="none"/>
      <style:text-properties style:font-name="Liberation Sans" style:font-name-asian="WenQuanYi Micro Hei" style:font-name-complex="Lohit Devanagari"/>
    </style:style>
    <style:style style:name="ce70" style:family="table-cell" style:parent-style-name="Default"/>
    <style:style style:name="ce71" style:family="table-cell" style:parent-style-name="Default" style:data-style-name="N41"/>
    <style:style style:name="ce72" style:family="table-cell" style:parent-style-name="Default" style:data-style-name="N41"/>
    <style:style style:name="ce73" style:family="table-cell" style:parent-style-name="Default" style:data-style-name="N41"/>
    <style:style style:name="ce74" style:family="table-cell" style:parent-style-name="Default" style:data-style-name="N41">
      <style:table-cell-properties fo:border="none"/>
    </style:style>
    <style:style style:name="ce75" style:family="table-cell" style:parent-style-name="Default" style:data-style-name="N41"/>
    <style:style style:name="ce76" style:family="table-cell" style:parent-style-name="Default" style:data-style-name="N41">
      <style:table-cell-properties fo:border="none"/>
    </style:style>
    <style:style style:name="ce77" style:family="table-cell" style:parent-style-name="Default" style:data-style-name="N41"/>
    <style:style style:name="ce78" style:family="table-cell" style:parent-style-name="Default" style:data-style-name="N41"/>
    <style:style style:name="ce79" style:family="table-cell" style:parent-style-name="Default" style:data-style-name="N41"/>
    <style:style style:name="ce80" style:family="table-cell" style:parent-style-name="Default" style:data-style-name="N41"/>
    <style:style style:name="ce81" style:family="table-cell" style:parent-style-name="Default" style:data-style-name="N41"/>
    <style:style style:name="ce82" style:family="table-cell" style:parent-style-name="Default">
      <style:map style:condition="is-true-formula([.G1]&gt;0)" style:apply-style-name="Untitled3" style:base-cell-address="Sheet4.I1"/>
    </style:style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>
      <style:table-cell-properties fo:border="none"/>
      <style:map style:condition="is-true-formula([.G1]&gt;0)" style:apply-style-name="Untitled3" style:base-cell-address="Sheet4.I1"/>
    </style:style>
    <style:style style:name="ce86" style:family="table-cell" style:parent-style-name="Default"/>
    <style:style style:name="ce87" style:family="table-cell" style:parent-style-name="Default">
      <style:table-cell-properties fo:border="none"/>
    </style:style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>
      <style:map style:condition="is-true-formula([.G1]&gt;0)" style:apply-style-name="Untitled3" style:base-cell-address="Sheet4.J1"/>
    </style:style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>
      <style:table-cell-properties fo:border="none"/>
      <style:map style:condition="is-true-formula([.G1]&gt;0)" style:apply-style-name="Untitled3" style:base-cell-address="Sheet4.J1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="none"/>
    </style:style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4" table:default-cell-style-name="ce11"/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7" office:value-type="string" calcext:value-type="string">
            <text:p>new ID</text:p>
          </table:table-cell>
          <table:table-cell table:style-name="ce10" office:value-type="string" calcext:value-type="string">
            <text:p>Time diff</text:p>
          </table:table-cell>
          <table:table-cell table:number-columns-repeated="2" table:style-name="ce14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.A3]-[.G2]" office:value-type="float" office:value="0" calcext:value-type="float">
            <text:p>0</text:p>
          </table:table-cell>
          <table:table-cell table:style-name="ce12" table:formula="of:=[.B3]-[.H2]" office:value-type="time" office:time-value="PT02H58M21S" calcext:value-type="time">
            <text:p>02:58:21 AM</text:p>
          </table:table-cell>
          <table:table-cell table:formula="of:=[.C3]-[.I2]" office:value-type="float" office:value="-0.234097300000002" calcext:value-type="float">
            <text:p>-0.2340973</text:p>
          </table:table-cell>
          <table:table-cell table:formula="of:=[.D3]-[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.A4]-[.G3]" office:value-type="float" office:value="0" calcext:value-type="float">
            <text:p>0</text:p>
          </table:table-cell>
          <table:table-cell table:style-name="ce12" table:formula="of:=[.B4]-[.H3]" office:value-type="time" office:time-value="PT01H30M38S" calcext:value-type="time">
            <text:p>01:30:38 AM</text:p>
          </table:table-cell>
          <table:table-cell table:formula="of:=[.C4]-[.I3]" office:value-type="float" office:value="0.00333340000000248" calcext:value-type="float">
            <text:p>0.0033334</text:p>
          </table:table-cell>
          <table:table-cell table:formula="of:=[.D4]-[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5]-[.G4]" office:value-type="float" office:value="0" calcext:value-type="float">
            <text:p>0</text:p>
          </table:table-cell>
          <table:table-cell table:style-name="ce12" table:formula="of:=[.B5]-[.H4]" office:value-type="time" office:time-value="PT03H11M09S" calcext:value-type="time">
            <text:p>03:11:09 AM</text:p>
          </table:table-cell>
          <table:table-cell table:formula="of:=[.C5]-[.I4]" office:value-type="float" office:value="0.0375694000000095" calcext:value-type="float">
            <text:p>0.0375694</text:p>
          </table:table-cell>
          <table:table-cell table:formula="of:=[.D5]-[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.A6]-[.G5]" office:value-type="float" office:value="0" calcext:value-type="float">
            <text:p>0</text:p>
          </table:table-cell>
          <table:table-cell table:style-name="ce12" table:formula="of:=[.B6]-[.H5]" office:value-type="time" office:time-value="PT03H02M50S" calcext:value-type="time">
            <text:p>03:02:50 AM</text:p>
          </table:table-cell>
          <table:table-cell table:formula="of:=[.C6]-[.I5]" office:value-type="float" office:value="0.179791699999996" calcext:value-type="float">
            <text:p>0.1797917</text:p>
          </table:table-cell>
          <table:table-cell table:formula="of:=[.D6]-[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]-[.G6]" office:value-type="float" office:value="1" calcext:value-type="float">
            <text:p>1</text:p>
          </table:table-cell>
          <table:table-cell table:style-name="ce12" table:formula="of:=[.B7]-[.H6]" office:value-type="time" office:time-value="-PT00H13M44S" calcext:value-type="time">
            <text:p>11:46:16 PM</text:p>
          </table:table-cell>
          <table:table-cell table:formula="of:=[.C7]-[.I6]" office:value-type="float" office:value="0.0174650999999955" calcext:value-type="float">
            <text:p>0.0174651</text:p>
          </table:table-cell>
          <table:table-cell table:formula="of:=[.D7]-[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]-[.G7]" office:value-type="float" office:value="1" calcext:value-type="float">
            <text:p>1</text:p>
          </table:table-cell>
          <table:table-cell table:style-name="ce12" table:formula="of:=[.B8]-[.H7]" office:value-type="time" office:time-value="-PT01H25M56S" calcext:value-type="time">
            <text:p>10:34:04 PM</text:p>
          </table:table-cell>
          <table:table-cell table:formula="of:=[.C8]-[.I7]" office:value-type="float" office:value="0" calcext:value-type="float">
            <text:p>0</text:p>
          </table:table-cell>
          <table:table-cell table:formula="of:=[.D8]-[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9]-[.G8]" office:value-type="float" office:value="1" calcext:value-type="float">
            <text:p>1</text:p>
          </table:table-cell>
          <table:table-cell table:style-name="ce12" table:formula="of:=[.B9]-[.H8]" office:value-type="time" office:time-value="PT01H19M31S" calcext:value-type="time">
            <text:p>01:19:31 AM</text:p>
          </table:table-cell>
          <table:table-cell table:formula="of:=[.C9]-[.I8]" office:value-type="float" office:value="0" calcext:value-type="float">
            <text:p>0</text:p>
          </table:table-cell>
          <table:table-cell table:formula="of:=[.D9]-[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0]-[.G9]" office:value-type="float" office:value="1" calcext:value-type="float">
            <text:p>1</text:p>
          </table:table-cell>
          <table:table-cell table:style-name="ce12" table:formula="of:=[.B10]-[.H9]" office:value-type="time" office:time-value="-PT00H17M34S" calcext:value-type="time">
            <text:p>11:42:26 PM</text:p>
          </table:table-cell>
          <table:table-cell table:formula="of:=[.C10]-[.I9]" office:value-type="float" office:value="0" calcext:value-type="float">
            <text:p>0</text:p>
          </table:table-cell>
          <table:table-cell table:formula="of:=[.D10]-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1]-[.G10]" office:value-type="float" office:value="1" calcext:value-type="float">
            <text:p>1</text:p>
          </table:table-cell>
          <table:table-cell table:style-name="ce12" table:formula="of:=[.B11]-[.H10]" office:value-type="time" office:time-value="PT00H36M19S" calcext:value-type="time">
            <text:p>12:36:19 AM</text:p>
          </table:table-cell>
          <table:table-cell table:formula="of:=[.C11]-[.I10]" office:value-type="float" office:value="0" calcext:value-type="float">
            <text:p>0</text:p>
          </table:table-cell>
          <table:table-cell table:formula="of:=[.D11]-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12]-[.G11]" office:value-type="float" office:value="0" calcext:value-type="float">
            <text:p>0</text:p>
          </table:table-cell>
          <table:table-cell table:style-name="ce13" table:formula="of:=[.B12]-[.H11]" office:value-type="float" office:value="0.00085648148148143" calcext:value-type="float">
            <text:p>0.0008564815</text:p>
          </table:table-cell>
          <table:table-cell table:style-name="ce17" table:formula="of:=[.C12]-[.I11]" office:value-type="float" office:value="0" calcext:value-type="float">
            <text:p>0</text:p>
          </table:table-cell>
          <table:table-cell table:style-name="ce17" table:formula="of:=[.D12]-[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.A13]-[.G12]" office:value-type="float" office:value="1" calcext:value-type="float">
            <text:p>1</text:p>
          </table:table-cell>
          <table:table-cell table:style-name="ce12" table:formula="of:=[.B13]-[.H12]" office:value-type="time" office:time-value="-PT00H12M45.000000001S" calcext:value-type="time">
            <text:p>11:47:15 PM</text:p>
          </table:table-cell>
          <table:table-cell table:formula="of:=[.C13]-[.I12]" office:value-type="float" office:value="0.0204516000000012" calcext:value-type="float">
            <text:p>0.0204516</text:p>
          </table:table-cell>
          <table:table-cell table:formula="of:=[.D13]-[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4]-[.G13]" office:value-type="float" office:value="1" calcext:value-type="float">
            <text:p>1</text:p>
          </table:table-cell>
          <table:table-cell table:style-name="ce12" table:formula="of:=[.B14]-[.H13]" office:value-type="time" office:time-value="-PT00H00M43.999999999S" calcext:value-type="time">
            <text:p>11:59:16 PM</text:p>
          </table:table-cell>
          <table:table-cell table:formula="of:=[.C14]-[.I13]" office:value-type="float" office:value="-0.0204516000000012" calcext:value-type="float">
            <text:p>-0.0204516</text:p>
          </table:table-cell>
          <table:table-cell table:formula="of:=[.D14]-[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5]-[.G14]" office:value-type="float" office:value="1" calcext:value-type="float">
            <text:p>1</text:p>
          </table:table-cell>
          <table:table-cell table:style-name="ce12" table:formula="of:=[.B15]-[.H14]" office:value-type="time" office:time-value="-PT00H23M54S" calcext:value-type="time">
            <text:p>11:36:06 PM</text:p>
          </table:table-cell>
          <table:table-cell table:formula="of:=[.C15]-[.I14]" office:value-type="float" office:value="0" calcext:value-type="float">
            <text:p>0</text:p>
          </table:table-cell>
          <table:table-cell table:formula="of:=[.D15]-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.A16]-[.G15]" office:value-type="float" office:value="1" calcext:value-type="float">
            <text:p>1</text:p>
          </table:table-cell>
          <table:table-cell table:style-name="ce12" table:formula="of:=[.B16]-[.H15]" office:value-type="time" office:time-value="-PT04H45M06S" calcext:value-type="time">
            <text:p>07:14:54 PM</text:p>
          </table:table-cell>
          <table:table-cell table:formula="of:=[.C16]-[.I15]" office:value-type="float" office:value="-0.223715099999993" calcext:value-type="float">
            <text:p>-0.2237151</text:p>
          </table:table-cell>
          <table:table-cell table:formula="of:=[.D16]-[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9" table:formula="of:=[.A17]-[.G16]" office:value-type="float" office:value="0" calcext:value-type="float">
            <text:p>0</text:p>
          </table:table-cell>
          <table:table-cell table:style-name="ce13" table:formula="of:=[.B17]-[.H16]" office:value-type="float" office:value="0.000185185185185177" calcext:value-type="float">
            <text:p>0.0001851852</text:p>
          </table:table-cell>
          <table:table-cell table:style-name="ce17" table:formula="of:=[.C17]-[.I16]" office:value-type="float" office:value="0" calcext:value-type="float">
            <text:p>0</text:p>
          </table:table-cell>
          <table:table-cell table:style-name="ce17" table:formula="of:=[.D17]-[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8]-[.G17]" office:value-type="float" office:value="1" calcext:value-type="float">
            <text:p>1</text:p>
          </table:table-cell>
          <table:table-cell table:style-name="ce12" table:formula="of:=[.B18]-[.H17]" office:value-type="time" office:time-value="PT04H47M41S" calcext:value-type="time">
            <text:p>04:47:41 AM</text:p>
          </table:table-cell>
          <table:table-cell table:formula="of:=[.C18]-[.I17]" office:value-type="float" office:value="0.223715099999993" calcext:value-type="float">
            <text:p>0.2237151</text:p>
          </table:table-cell>
          <table:table-cell table:formula="of:=[.D18]-[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9]-[.G18]" office:value-type="float" office:value="1" calcext:value-type="float">
            <text:p>1</text:p>
          </table:table-cell>
          <table:table-cell table:style-name="ce12" table:formula="of:=[.B19]-[.H18]" office:value-type="time" office:time-value="PT00H26M43S" calcext:value-type="time">
            <text:p>12:26:43 AM</text:p>
          </table:table-cell>
          <table:table-cell table:formula="of:=[.C19]-[.I18]" office:value-type="float" office:value="0" calcext:value-type="float">
            <text:p>0</text:p>
          </table:table-cell>
          <table:table-cell table:formula="of:=[.D19]-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0]-[.G19]" office:value-type="float" office:value="1" calcext:value-type="float">
            <text:p>1</text:p>
          </table:table-cell>
          <table:table-cell table:style-name="ce12" table:formula="of:=[.B20]-[.H19]" office:value-type="time" office:time-value="-PT00H31M50S" calcext:value-type="time">
            <text:p>11:28:10 PM</text:p>
          </table:table-cell>
          <table:table-cell table:formula="of:=[.C20]-[.I19]" office:value-type="float" office:value="0" calcext:value-type="float">
            <text:p>0</text:p>
          </table:table-cell>
          <table:table-cell table:formula="of:=[.D20]-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1]-[.G20]" office:value-type="float" office:value="1" calcext:value-type="float">
            <text:p>1</text:p>
          </table:table-cell>
          <table:table-cell table:style-name="ce12" table:formula="of:=[.B21]-[.H20]" office:value-type="time" office:time-value="PT00H45M38S" calcext:value-type="time">
            <text:p>12:45:38 AM</text:p>
          </table:table-cell>
          <table:table-cell table:formula="of:=[.C21]-[.I20]" office:value-type="float" office:value="0" calcext:value-type="float">
            <text:p>0</text:p>
          </table:table-cell>
          <table:table-cell table:formula="of:=[.D21]-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2]-[.G21]" office:value-type="float" office:value="1" calcext:value-type="float">
            <text:p>1</text:p>
          </table:table-cell>
          <table:table-cell table:style-name="ce12" table:formula="of:=[.B22]-[.H21]" office:value-type="time" office:time-value="-PT01H25M46S" calcext:value-type="time">
            <text:p>10:34:14 PM</text:p>
          </table:table-cell>
          <table:table-cell table:formula="of:=[.C22]-[.I21]" office:value-type="float" office:value="0" calcext:value-type="float">
            <text:p>0</text:p>
          </table:table-cell>
          <table:table-cell table:formula="of:=[.D22]-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23]-[.G22]" office:value-type="float" office:value="0" calcext:value-type="float">
            <text:p>0</text:p>
          </table:table-cell>
          <table:table-cell table:style-name="ce13" table:formula="of:=[.B23]-[.H22]" office:value-type="float" office:value="0.00229166666666669" calcext:value-type="float">
            <text:p>0.0022916667</text:p>
          </table:table-cell>
          <table:table-cell table:style-name="ce17" table:formula="of:=[.C23]-[.I22]" office:value-type="float" office:value="0" calcext:value-type="float">
            <text:p>0</text:p>
          </table:table-cell>
          <table:table-cell table:style-name="ce17" table:formula="of:=[.D23]-[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4]-[.G23]" office:value-type="float" office:value="1" calcext:value-type="float">
            <text:p>1</text:p>
          </table:table-cell>
          <table:table-cell table:style-name="ce12" table:formula="of:=[.B24]-[.H23]" office:value-type="time" office:time-value="PT01H07M31S" calcext:value-type="time">
            <text:p>01:07:31 AM</text:p>
          </table:table-cell>
          <table:table-cell table:formula="of:=[.C24]-[.I23]" office:value-type="float" office:value="0" calcext:value-type="float">
            <text:p>0</text:p>
          </table:table-cell>
          <table:table-cell table:formula="of:=[.D24]-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5]-[.G24]" office:value-type="float" office:value="0" calcext:value-type="float">
            <text:p>0</text:p>
          </table:table-cell>
          <table:table-cell table:style-name="ce12" table:formula="of:=[.B25]-[.H24]" office:value-type="time" office:time-value="PT00H04M24S" calcext:value-type="time">
            <text:p>12:04:24 AM</text:p>
          </table:table-cell>
          <table:table-cell table:formula="of:=[.C25]-[.I24]" office:value-type="float" office:value="0" calcext:value-type="float">
            <text:p>0</text:p>
          </table:table-cell>
          <table:table-cell table:formula="of:=[.D25]-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6]-[.G25]" office:value-type="float" office:value="1" calcext:value-type="float">
            <text:p>1</text:p>
          </table:table-cell>
          <table:table-cell table:style-name="ce12" table:formula="of:=[.B26]-[.H25]" office:value-type="time" office:time-value="-PT00H30M34S" calcext:value-type="time">
            <text:p>11:29:26 PM</text:p>
          </table:table-cell>
          <table:table-cell table:formula="of:=[.C26]-[.I25]" office:value-type="float" office:value="0" calcext:value-type="float">
            <text:p>0</text:p>
          </table:table-cell>
          <table:table-cell table:formula="of:=[.D26]-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7]-[.G26]" office:value-type="float" office:value="1" calcext:value-type="float">
            <text:p>1</text:p>
          </table:table-cell>
          <table:table-cell table:style-name="ce12" table:formula="of:=[.B27]-[.H26]" office:value-type="time" office:time-value="PT00H01M57S" calcext:value-type="time">
            <text:p>12:01:57 AM</text:p>
          </table:table-cell>
          <table:table-cell table:formula="of:=[.C27]-[.I26]" office:value-type="float" office:value="0" calcext:value-type="float">
            <text:p>0</text:p>
          </table:table-cell>
          <table:table-cell table:formula="of:=[.D27]-[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28]-[.G27]" office:value-type="float" office:value="0" calcext:value-type="float">
            <text:p>0</text:p>
          </table:table-cell>
          <table:table-cell table:style-name="ce13" table:formula="of:=[.B28]-[.H27]" office:value-type="float" office:value="0.00085648148148143" calcext:value-type="float">
            <text:p>0.0008564815</text:p>
          </table:table-cell>
          <table:table-cell table:style-name="ce17" table:formula="of:=[.C28]-[.I27]" office:value-type="float" office:value="0" calcext:value-type="float">
            <text:p>0</text:p>
          </table:table-cell>
          <table:table-cell table:style-name="ce17" table:formula="of:=[.D28]-[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9]-[.G28]" office:value-type="float" office:value="1" calcext:value-type="float">
            <text:p>1</text:p>
          </table:table-cell>
          <table:table-cell table:style-name="ce12" table:formula="of:=[.B29]-[.H28]" office:value-type="time" office:time-value="PT00H25M12S" calcext:value-type="time">
            <text:p>12:25:12 AM</text:p>
          </table:table-cell>
          <table:table-cell table:formula="of:=[.C29]-[.I28]" office:value-type="float" office:value="0" calcext:value-type="float">
            <text:p>0</text:p>
          </table:table-cell>
          <table:table-cell table:formula="of:=[.D29]-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0]-[.G29]" office:value-type="float" office:value="1" calcext:value-type="float">
            <text:p>1</text:p>
          </table:table-cell>
          <table:table-cell table:style-name="ce12" table:formula="of:=[.B30]-[.H29]" office:value-type="time" office:time-value="-PT01H06M11.000000001S" calcext:value-type="time">
            <text:p>10:53:49 PM</text:p>
          </table:table-cell>
          <table:table-cell table:formula="of:=[.C30]-[.I29]" office:value-type="float" office:value="0" calcext:value-type="float">
            <text:p>0</text:p>
          </table:table-cell>
          <table:table-cell table:formula="of:=[.D30]-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1]-[.G30]" office:value-type="float" office:value="0" calcext:value-type="float">
            <text:p>0</text:p>
          </table:table-cell>
          <table:table-cell table:style-name="ce12" table:formula="of:=[.B31]-[.H30]" office:value-type="time" office:time-value="PT00H06M31.999999999S" calcext:value-type="time">
            <text:p>12:06:32 AM</text:p>
          </table:table-cell>
          <table:table-cell table:formula="of:=[.C31]-[.I30]" office:value-type="float" office:value="0" calcext:value-type="float">
            <text:p>0</text:p>
          </table:table-cell>
          <table:table-cell table:formula="of:=[.D31]-[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32]-[.G31]" office:value-type="float" office:value="0" calcext:value-type="float">
            <text:p>0</text:p>
          </table:table-cell>
          <table:table-cell table:style-name="ce13" table:formula="of:=[.B32]-[.H31]" office:value-type="float" office:value="0.000416666666689824" calcext:value-type="float">
            <text:p>0.0004166667</text:p>
          </table:table-cell>
          <table:table-cell table:style-name="ce17" table:formula="of:=[.C32]-[.I31]" office:value-type="float" office:value="0" calcext:value-type="float">
            <text:p>0</text:p>
          </table:table-cell>
          <table:table-cell table:style-name="ce17" table:formula="of:=[.D32]-[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33]-[.G32]" office:value-type="float" office:value="1" calcext:value-type="float">
            <text:p>1</text:p>
          </table:table-cell>
          <table:table-cell table:style-name="ce12" table:formula="of:=[.B33]-[.H32]" office:value-type="time" office:time-value="-PT02H15M21S" calcext:value-type="time">
            <text:p>09:44:39 PM</text:p>
          </table:table-cell>
          <table:table-cell table:formula="of:=[.C33]-[.I32]" office:value-type="float" office:value="-0.0117706999999996" calcext:value-type="float">
            <text:p>-0.0117707</text:p>
          </table:table-cell>
          <table:table-cell table:formula="of:=[.D33]-[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.A34]-[.G33]" office:value-type="float" office:value="1" calcext:value-type="float">
            <text:p>1</text:p>
          </table:table-cell>
          <table:table-cell table:style-name="ce12" table:formula="of:=[.B34]-[.H33]" office:value-type="time" office:time-value="-PT01H58M30S" calcext:value-type="time">
            <text:p>10:01:30 PM</text:p>
          </table:table-cell>
          <table:table-cell table:formula="of:=[.C34]-[.I33]" office:value-type="float" office:value="-0.127050299999993" calcext:value-type="float">
            <text:p>-0.1270503</text:p>
          </table:table-cell>
          <table:table-cell table:formula="of:=[.D34]-[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5]-[.G34]" office:value-type="float" office:value="1" calcext:value-type="float">
            <text:p>1</text:p>
          </table:table-cell>
          <table:table-cell table:style-name="ce12" table:formula="of:=[.B35]-[.H34]" office:value-type="time" office:time-value="PT04H44M03S" calcext:value-type="time">
            <text:p>04:44:03 AM</text:p>
          </table:table-cell>
          <table:table-cell table:formula="of:=[.C35]-[.I34]" office:value-type="float" office:value="0.138820999999993" calcext:value-type="float">
            <text:p>0.138821</text:p>
          </table:table-cell>
          <table:table-cell table:formula="of:=[.D35]-[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.A36]-[.G35]" office:value-type="float" office:value="1" calcext:value-type="float">
            <text:p>1</text:p>
          </table:table-cell>
          <table:table-cell table:style-name="ce12" table:formula="of:=[.B36]-[.H35]" office:value-type="time" office:time-value="-PT00H57M52.000000001S" calcext:value-type="time">
            <text:p>11:02:08 PM</text:p>
          </table:table-cell>
          <table:table-cell table:formula="of:=[.C36]-[.I35]" office:value-type="float" office:value="-0.12531229999999" calcext:value-type="float">
            <text:p>-0.1253123</text:p>
          </table:table-cell>
          <table:table-cell table:formula="of:=[.D36]-[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.A37]-[.G36]" office:value-type="float" office:value="0" calcext:value-type="float">
            <text:p>0</text:p>
          </table:table-cell>
          <table:table-cell table:style-name="ce13" table:formula="of:=[.B37]-[.H36]" office:value-type="float" office:value="0.000324074074039338" calcext:value-type="float">
            <text:p>0.0003240741</text:p>
          </table:table-cell>
          <table:table-cell table:style-name="ce17" table:formula="of:=[.C37]-[.I36]" office:value-type="float" office:value="0" calcext:value-type="float">
            <text:p>0</text:p>
          </table:table-cell>
          <table:table-cell table:style-name="ce17" table:formula="of:=[.D37]-[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.A38]-[.G37]" office:value-type="float" office:value="0" calcext:value-type="float">
            <text:p>0</text:p>
          </table:table-cell>
          <table:table-cell table:style-name="ce13" table:formula="of:=[.B38]-[.H37]" office:value-type="float" office:value="0.0020486111111343" calcext:value-type="float">
            <text:p>0.0020486111</text:p>
          </table:table-cell>
          <table:table-cell table:style-name="ce17" table:formula="of:=[.C38]-[.I37]" office:value-type="float" office:value="0" calcext:value-type="float">
            <text:p>0</text:p>
          </table:table-cell>
          <table:table-cell table:style-name="ce17" table:formula="of:=[.D38]-[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9]-[.G38]" office:value-type="float" office:value="1" calcext:value-type="float">
            <text:p>1</text:p>
          </table:table-cell>
          <table:table-cell table:style-name="ce12" table:formula="of:=[.B39]-[.H38]" office:value-type="time" office:time-value="PT01H20M33.000000002S" calcext:value-type="time">
            <text:p>01:20:33 AM</text:p>
          </table:table-cell>
          <table:table-cell table:formula="of:=[.C39]-[.I38]" office:value-type="float" office:value="0.12531229999999" calcext:value-type="float">
            <text:p>0.1253123</text:p>
          </table:table-cell>
          <table:table-cell table:formula="of:=[.D39]-[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40]-[.G39]" office:value-type="float" office:value="1" calcext:value-type="float">
            <text:p>1</text:p>
          </table:table-cell>
          <table:table-cell table:style-name="ce12" table:formula="of:=[.B40]-[.H39]" office:value-type="time" office:time-value="-PT00H16M23S" calcext:value-type="time">
            <text:p>11:43:37 PM</text:p>
          </table:table-cell>
          <table:table-cell table:formula="of:=[.C40]-[.I39]" office:value-type="float" office:value="-0.0101733999999993" calcext:value-type="float">
            <text:p>-0.0101734</text:p>
          </table:table-cell>
          <table:table-cell table:formula="of:=[.D40]-[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1]-[.G40]" office:value-type="float" office:value="1" calcext:value-type="float">
            <text:p>1</text:p>
          </table:table-cell>
          <table:table-cell table:style-name="ce12" table:formula="of:=[.B41]-[.H40]" office:value-type="time" office:time-value="PT00H11M58.999999999S" calcext:value-type="time">
            <text:p>12:11:59 AM</text:p>
          </table:table-cell>
          <table:table-cell table:formula="of:=[.C41]-[.I40]" office:value-type="float" office:value="0.0101733999999993" calcext:value-type="float">
            <text:p>0.0101734</text:p>
          </table:table-cell>
          <table:table-cell table:formula="of:=[.D41]-[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42]-[.G41]" office:value-type="float" office:value="1" calcext:value-type="float">
            <text:p>1</text:p>
          </table:table-cell>
          <table:table-cell table:style-name="ce12" table:formula="of:=[.B42]-[.H41]" office:value-type="time" office:time-value="-PT02H47M19.999999999S" calcext:value-type="time">
            <text:p>09:12:40 PM</text:p>
          </table:table-cell>
          <table:table-cell table:formula="of:=[.C42]-[.I41]" office:value-type="float" office:value="-0.00253459999998995" calcext:value-type="float">
            <text:p>-0.0025346</text:p>
          </table:table-cell>
          <table:table-cell table:formula="of:=[.D42]-[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.A43]-[.G42]" office:value-type="float" office:value="1" calcext:value-type="float">
            <text:p>1</text:p>
          </table:table-cell>
          <table:table-cell table:style-name="ce12" table:formula="of:=[.B43]-[.H42]" office:value-type="time" office:time-value="PT02H19M32S" calcext:value-type="time">
            <text:p>02:19:32 AM</text:p>
          </table:table-cell>
          <table:table-cell table:formula="of:=[.C43]-[.I42]" office:value-type="float" office:value="-0.1540277" calcext:value-type="float">
            <text:p>-0.1540277</text:p>
          </table:table-cell>
          <table:table-cell table:formula="of:=[.D43]-[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4]-[.G43]" office:value-type="float" office:value="1" calcext:value-type="float">
            <text:p>1</text:p>
          </table:table-cell>
          <table:table-cell table:style-name="ce12" table:formula="of:=[.B44]-[.H43]" office:value-type="time" office:time-value="PT00H04M04.999999998S" calcext:value-type="time">
            <text:p>12:04:05 AM</text:p>
          </table:table-cell>
          <table:table-cell table:formula="of:=[.C44]-[.I43]" office:value-type="float" office:value="0.15656229999999" calcext:value-type="float">
            <text:p>0.1565623</text:p>
          </table:table-cell>
          <table:table-cell table:formula="of:=[.D44]-[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5]-[.G44]" office:value-type="float" office:value="1" calcext:value-type="float">
            <text:p>1</text:p>
          </table:table-cell>
          <table:table-cell table:style-name="ce12" table:formula="of:=[.B45]-[.H44]" office:value-type="time" office:time-value="-PT01H00M42.000000001S" calcext:value-type="time">
            <text:p>10:59:18 PM</text:p>
          </table:table-cell>
          <table:table-cell table:formula="of:=[.C45]-[.I44]" office:value-type="float" office:value="0" calcext:value-type="float">
            <text:p>0</text:p>
          </table:table-cell>
          <table:table-cell table:formula="of:=[.D45]-[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6]-[.G45]" office:value-type="float" office:value="1" calcext:value-type="float">
            <text:p>1</text:p>
          </table:table-cell>
          <table:table-cell table:style-name="ce12" table:formula="of:=[.B46]-[.H45]" office:value-type="time" office:time-value="PT01H03M20.000000003S" calcext:value-type="time">
            <text:p>01:03:20 AM</text:p>
          </table:table-cell>
          <table:table-cell table:formula="of:=[.C46]-[.I45]" office:value-type="float" office:value="0" calcext:value-type="float">
            <text:p>0</text:p>
          </table:table-cell>
          <table:table-cell table:formula="of:=[.D46]-[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47]-[.G46]" office:value-type="float" office:value="1" calcext:value-type="float">
            <text:p>1</text:p>
          </table:table-cell>
          <table:table-cell table:style-name="ce12" table:formula="of:=[.B47]-[.H46]" office:value-type="time" office:time-value="-PT02H34M50S" calcext:value-type="time">
            <text:p>09:25:10 PM</text:p>
          </table:table-cell>
          <table:table-cell table:formula="of:=[.C47]-[.I46]" office:value-type="float" office:value="-0.0117706999999996" calcext:value-type="float">
            <text:p>-0.0117707</text:p>
          </table:table-cell>
          <table:table-cell table:formula="of:=[.D47]-[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.A48]-[.G47]" office:value-type="float" office:value="1" calcext:value-type="float">
            <text:p>1</text:p>
          </table:table-cell>
          <table:table-cell table:style-name="ce12" table:formula="of:=[.B48]-[.H47]" office:value-type="time" office:time-value="PT01H24M49.999999998S" calcext:value-type="time">
            <text:p>01:24:50 AM</text:p>
          </table:table-cell>
          <table:table-cell table:formula="of:=[.C48]-[.I47]" office:value-type="float" office:value="0.00763890000000345" calcext:value-type="float">
            <text:p>0.0076389</text:p>
          </table:table-cell>
          <table:table-cell table:formula="of:=[.D48]-[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9]-[.G48]" office:value-type="float" office:value="1" calcext:value-type="float">
            <text:p>1</text:p>
          </table:table-cell>
          <table:table-cell table:style-name="ce12" table:formula="of:=[.B49]-[.H48]" office:value-type="time" office:time-value="PT00H29M18.000000002S" calcext:value-type="time">
            <text:p>12:29:18 AM</text:p>
          </table:table-cell>
          <table:table-cell table:formula="of:=[.C49]-[.I48]" office:value-type="float" office:value="0.00413179999999613" calcext:value-type="float">
            <text:p>0.0041318</text:p>
          </table:table-cell>
          <table:table-cell table:formula="of:=[.D49]-[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50]-[.G49]" office:value-type="float" office:value="1" calcext:value-type="float">
            <text:p>1</text:p>
          </table:table-cell>
          <table:table-cell table:style-name="ce12" table:formula="of:=[.B50]-[.H49]" office:value-type="time" office:time-value="PT00H47M34S" calcext:value-type="time">
            <text:p>12:47:34 AM</text:p>
          </table:table-cell>
          <table:table-cell table:formula="of:=[.C50]-[.I49]" office:value-type="float" office:value="0" calcext:value-type="float">
            <text:p>0</text:p>
          </table:table-cell>
          <table:table-cell table:formula="of:=[.D50]-[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51]-[.G50]" office:value-type="float" office:value="1" calcext:value-type="float">
            <text:p>1</text:p>
          </table:table-cell>
          <table:table-cell table:style-name="ce12" table:formula="of:=[.B51]-[.H50]" office:value-type="time" office:time-value="-PT01H35M03S" calcext:value-type="time">
            <text:p>10:24:57 PM</text:p>
          </table:table-cell>
          <table:table-cell table:formula="of:=[.C51]-[.I50]" office:value-type="float" office:value="-0.0117706999999996" calcext:value-type="float">
            <text:p>-0.0117707</text:p>
          </table:table-cell>
          <table:table-cell table:formula="of:=[.D51]-[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.A52]-[.G51]" office:value-type="float" office:value="1" calcext:value-type="float">
            <text:p>1</text:p>
          </table:table-cell>
          <table:table-cell table:style-name="ce12" table:formula="of:=[.B52]-[.H51]" office:value-type="time" office:time-value="-PT11H09M42S" calcext:value-type="time">
            <text:p>12:50:18 PM</text:p>
          </table:table-cell>
          <table:table-cell table:formula="of:=[.C52]-[.I51]" office:value-type="float" office:value="0.018194500000007" calcext:value-type="float">
            <text:p>0.0181945</text:p>
          </table:table-cell>
          <table:table-cell table:formula="of:=[.D52]-[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3]-[.G52]" office:value-type="float" office:value="0" calcext:value-type="float">
            <text:p>0</text:p>
          </table:table-cell>
          <table:table-cell table:style-name="ce12" table:formula="of:=[.B53]-[.H52]" office:value-type="time" office:time-value="PT11H25M58S" calcext:value-type="time">
            <text:p>11:25:58 AM</text:p>
          </table:table-cell>
          <table:table-cell table:formula="of:=[.C53]-[.I52]" office:value-type="float" office:value="0.00756939999999418" calcext:value-type="float">
            <text:p>0.0075694</text:p>
          </table:table-cell>
          <table:table-cell table:formula="of:=[.D53]-[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4]-[.G53]" office:value-type="float" office:value="0" calcext:value-type="float">
            <text:p>0</text:p>
          </table:table-cell>
          <table:table-cell table:style-name="ce12" table:formula="of:=[.B54]-[.H53]" office:value-type="time" office:time-value="PT00H05M45S" calcext:value-type="time">
            <text:p>12:05:45 AM</text:p>
          </table:table-cell>
          <table:table-cell table:formula="of:=[.C54]-[.I53]" office:value-type="float" office:value="0" calcext:value-type="float">
            <text:p>0</text:p>
          </table:table-cell>
          <table:table-cell table:formula="of:=[.D54]-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9" table:formula="of:=[.A55]-[.G54]" office:value-type="float" office:value="0" calcext:value-type="float">
            <text:p>0</text:p>
          </table:table-cell>
          <table:table-cell table:style-name="ce13" table:formula="of:=[.B55]-[.H54]" office:value-type="float" office:value="0.000416666666666732" calcext:value-type="float">
            <text:p>0.0004166667</text:p>
          </table:table-cell>
          <table:table-cell table:style-name="ce17" table:formula="of:=[.C55]-[.I54]" office:value-type="float" office:value="0" calcext:value-type="float">
            <text:p>0</text:p>
          </table:table-cell>
          <table:table-cell table:style-name="ce17" table:formula="of:=[.D55]-[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6]-[.G55]" office:value-type="float" office:value="1" calcext:value-type="float">
            <text:p>1</text:p>
          </table:table-cell>
          <table:table-cell table:style-name="ce12" table:formula="of:=[.B56]-[.H55]" office:value-type="time" office:time-value="-PT01H40M46S" calcext:value-type="time">
            <text:p>10:19:14 PM</text:p>
          </table:table-cell>
          <table:table-cell table:formula="of:=[.C56]-[.I55]" office:value-type="float" office:value="-0.0690972000000016" calcext:value-type="float">
            <text:p>-0.0690972</text:p>
          </table:table-cell>
          <table:table-cell table:formula="of:=[.D56]-[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7]-[.G56]" office:value-type="float" office:value="0" calcext:value-type="float">
            <text:p>0</text:p>
          </table:table-cell>
          <table:table-cell table:style-name="ce12" table:formula="of:=[.B57]-[.H56]" office:value-type="time" office:time-value="PT00H00M56S" calcext:value-type="time">
            <text:p>12:00:56 AM</text:p>
          </table:table-cell>
          <table:table-cell table:formula="of:=[.C57]-[.I56]" office:value-type="float" office:value="0" calcext:value-type="float">
            <text:p>0</text:p>
          </table:table-cell>
          <table:table-cell table:formula="of:=[.D57]-[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8]-[.G57]" office:value-type="float" office:value="1" calcext:value-type="float">
            <text:p>1</text:p>
          </table:table-cell>
          <table:table-cell table:style-name="ce12" table:formula="of:=[.B58]-[.H57]" office:value-type="time" office:time-value="PT02H08M38S" calcext:value-type="time">
            <text:p>02:08:38 AM</text:p>
          </table:table-cell>
          <table:table-cell table:formula="of:=[.C58]-[.I57]" office:value-type="float" office:value="0.0449306000000007" calcext:value-type="float">
            <text:p>0.0449306</text:p>
          </table:table-cell>
          <table:table-cell table:formula="of:=[.D58]-[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9]-[.G58]" office:value-type="float" office:value="0" calcext:value-type="float">
            <text:p>0</text:p>
          </table:table-cell>
          <table:table-cell table:style-name="ce12" table:formula="of:=[.B59]-[.H58]" office:value-type="time" office:time-value="PT00H00M31.999999999S" calcext:value-type="time">
            <text:p>12:00:32 AM</text:p>
          </table:table-cell>
          <table:table-cell table:formula="of:=[.C59]-[.I58]" office:value-type="float" office:value="0" calcext:value-type="float">
            <text:p>0</text:p>
          </table:table-cell>
          <table:table-cell table:formula="of:=[.D59]-[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0]-[.G59]" office:value-type="float" office:value="0" calcext:value-type="float">
            <text:p>0</text:p>
          </table:table-cell>
          <table:table-cell table:style-name="ce12" table:formula="of:=[.B60]-[.H59]" office:value-type="time" office:time-value="PT00H25M49.000000001S" calcext:value-type="time">
            <text:p>12:25:49 AM</text:p>
          </table:table-cell>
          <table:table-cell table:formula="of:=[.C60]-[.I59]" office:value-type="float" office:value="-0.00868059999999105" calcext:value-type="float">
            <text:p>-0.0086806</text:p>
          </table:table-cell>
          <table:table-cell table:formula="of:=[.D60]-[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9" table:formula="of:=[.A61]-[.G60]" office:value-type="float" office:value="0" calcext:value-type="float">
            <text:p>0</text:p>
          </table:table-cell>
          <table:table-cell table:style-name="ce13" table:formula="of:=[.B61]-[.H60]" office:value-type="float" office:value="0.000405092592592693" calcext:value-type="float">
            <text:p>0.0004050926</text:p>
          </table:table-cell>
          <table:table-cell table:style-name="ce17" table:formula="of:=[.C61]-[.I60]" office:value-type="float" office:value="0" calcext:value-type="float">
            <text:p>0</text:p>
          </table:table-cell>
          <table:table-cell table:style-name="ce17" table:formula="of:=[.D61]-[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2]-[.G61]" office:value-type="float" office:value="0" calcext:value-type="float">
            <text:p>0</text:p>
          </table:table-cell>
          <table:table-cell table:style-name="ce12" table:formula="of:=[.B62]-[.H61]" office:value-type="time" office:time-value="PT00H05M17.999999998S" calcext:value-type="time">
            <text:p>12:05:18 AM</text:p>
          </table:table-cell>
          <table:table-cell table:formula="of:=[.C62]-[.I61]" office:value-type="float" office:value="0" calcext:value-type="float">
            <text:p>0</text:p>
          </table:table-cell>
          <table:table-cell table:formula="of:=[.D62]-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.A63]-[.G62]" office:value-type="float" office:value="1" calcext:value-type="float">
            <text:p>1</text:p>
          </table:table-cell>
          <table:table-cell table:style-name="ce12" table:formula="of:=[.B63]-[.H62]" office:value-type="time" office:time-value="-PT06H53M16S" calcext:value-type="time">
            <text:p>05:06:44 PM</text:p>
          </table:table-cell>
          <table:table-cell table:formula="of:=[.C63]-[.I62]" office:value-type="float" office:value="-0.1419444" calcext:value-type="float">
            <text:p>-0.1419444</text:p>
          </table:table-cell>
          <table:table-cell table:formula="of:=[.D63]-[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4]-[.G63]" office:value-type="float" office:value="1" calcext:value-type="float">
            <text:p>1</text:p>
          </table:table-cell>
          <table:table-cell table:style-name="ce12" table:formula="of:=[.B64]-[.H63]" office:value-type="time" office:time-value="PT03H50M04.000000002S" calcext:value-type="time">
            <text:p>03:50:04 AM</text:p>
          </table:table-cell>
          <table:table-cell table:formula="of:=[.C64]-[.I63]" office:value-type="float" office:value="0.16079839999999" calcext:value-type="float">
            <text:p>0.1607984</text:p>
          </table:table-cell>
          <table:table-cell table:formula="of:=[.D64]-[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.A65]-[.G64]" office:value-type="float" office:value="1" calcext:value-type="float">
            <text:p>1</text:p>
          </table:table-cell>
          <table:table-cell table:style-name="ce12" table:formula="of:=[.B65]-[.H64]" office:value-type="time" office:time-value="-PT04H21M30S" calcext:value-type="time">
            <text:p>07:38:30 PM</text:p>
          </table:table-cell>
          <table:table-cell table:formula="of:=[.C65]-[.I64]" office:value-type="float" office:value="-0.0999569999999892" calcext:value-type="float">
            <text:p>-0.099957</text:p>
          </table:table-cell>
          <table:table-cell table:formula="of:=[.D65]-[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.A66]-[.G65]" office:value-type="float" office:value="1" calcext:value-type="float">
            <text:p>1</text:p>
          </table:table-cell>
          <table:table-cell table:style-name="ce12" table:formula="of:=[.B66]-[.H65]" office:value-type="time" office:time-value="-PT01H45M09S" calcext:value-type="time">
            <text:p>10:14:51 PM</text:p>
          </table:table-cell>
          <table:table-cell table:formula="of:=[.C66]-[.I65]" office:value-type="float" office:value="0.106874999999988" calcext:value-type="float">
            <text:p>0.106875</text:p>
          </table:table-cell>
          <table:table-cell table:formula="of:=[.D66]-[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7]-[.G66]" office:value-type="float" office:value="1" calcext:value-type="float">
            <text:p>1</text:p>
          </table:table-cell>
          <table:table-cell table:style-name="ce12" table:formula="of:=[.B67]-[.H66]" office:value-type="time" office:time-value="PT01H48M21S" calcext:value-type="time">
            <text:p>01:48:21 AM</text:p>
          </table:table-cell>
          <table:table-cell table:formula="of:=[.C67]-[.I66]" office:value-type="float" office:value="-0.20417479999999" calcext:value-type="float">
            <text:p>-0.2041748</text:p>
          </table:table-cell>
          <table:table-cell table:formula="of:=[.D67]-[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8]-[.G67]" office:value-type="float" office:value="1" calcext:value-type="float">
            <text:p>1</text:p>
          </table:table-cell>
          <table:table-cell table:style-name="ce12" table:formula="of:=[.B68]-[.H67]" office:value-type="time" office:time-value="PT08H07M03S" calcext:value-type="time">
            <text:p>08:07:03 AM</text:p>
          </table:table-cell>
          <table:table-cell table:formula="of:=[.C68]-[.I67]" office:value-type="float" office:value="0.197256799999991" calcext:value-type="float">
            <text:p>0.1972568</text:p>
          </table:table-cell>
          <table:table-cell table:formula="of:=[.D68]-[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69]-[.G68]" office:value-type="float" office:value="1" calcext:value-type="float">
            <text:p>1</text:p>
          </table:table-cell>
          <table:table-cell table:style-name="ce12" table:formula="of:=[.B69]-[.H68]" office:value-type="time" office:time-value="-PT00H36M05S" calcext:value-type="time">
            <text:p>11:23:55 PM</text:p>
          </table:table-cell>
          <table:table-cell table:formula="of:=[.C69]-[.I68]" office:value-type="float" office:value="-0.0101733999999993" calcext:value-type="float">
            <text:p>-0.0101734</text:p>
          </table:table-cell>
          <table:table-cell table:formula="of:=[.D69]-[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0]-[.G69]" office:value-type="float" office:value="1" calcext:value-type="float">
            <text:p>1</text:p>
          </table:table-cell>
          <table:table-cell table:style-name="ce12" table:formula="of:=[.B70]-[.H69]" office:value-type="time" office:time-value="PT00H22M55S" calcext:value-type="time">
            <text:p>12:22:55 AM</text:p>
          </table:table-cell>
          <table:table-cell table:formula="of:=[.C70]-[.I69]" office:value-type="float" office:value="0.0101733999999993" calcext:value-type="float">
            <text:p>0.0101734</text:p>
          </table:table-cell>
          <table:table-cell table:formula="of:=[.D70]-[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1]-[.G70]" office:value-type="float" office:value="1" calcext:value-type="float">
            <text:p>1</text:p>
          </table:table-cell>
          <table:table-cell table:style-name="ce12" table:formula="of:=[.B71]-[.H70]" office:value-type="time" office:time-value="PT00H11M29S" calcext:value-type="time">
            <text:p>12:11:29 AM</text:p>
          </table:table-cell>
          <table:table-cell table:formula="of:=[.C71]-[.I70]" office:value-type="float" office:value="0" calcext:value-type="float">
            <text:p>0</text:p>
          </table:table-cell>
          <table:table-cell table:formula="of:=[.D71]-[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2]-[.G71]" office:value-type="float" office:value="0" calcext:value-type="float">
            <text:p>0</text:p>
          </table:table-cell>
          <table:table-cell table:style-name="ce13" table:formula="of:=[.B72]-[.H71]" office:value-type="float" office:value="0.000763888888888897" calcext:value-type="float">
            <text:p>0.0007638889</text:p>
          </table:table-cell>
          <table:table-cell table:style-name="ce17" table:formula="of:=[.C72]-[.I71]" office:value-type="float" office:value="0" calcext:value-type="float">
            <text:p>0</text:p>
          </table:table-cell>
          <table:table-cell table:style-name="ce17" table:formula="of:=[.D72]-[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3]-[.G72]" office:value-type="float" office:value="0" calcext:value-type="float">
            <text:p>0</text:p>
          </table:table-cell>
          <table:table-cell table:style-name="ce13" table:formula="of:=[.B73]-[.H72]" office:value-type="float" office:value="0.000486111111111076" calcext:value-type="float">
            <text:p>0.0004861111</text:p>
          </table:table-cell>
          <table:table-cell table:style-name="ce17" table:formula="of:=[.C73]-[.I72]" office:value-type="float" office:value="0" calcext:value-type="float">
            <text:p>0</text:p>
          </table:table-cell>
          <table:table-cell table:style-name="ce17" table:formula="of:=[.D73]-[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74]-[.G73]" office:value-type="float" office:value="1" calcext:value-type="float">
            <text:p>1</text:p>
          </table:table-cell>
          <table:table-cell table:style-name="ce12" table:formula="of:=[.B74]-[.H73]" office:value-type="time" office:time-value="-PT03H49M24S" calcext:value-type="time">
            <text:p>08:10:36 PM</text:p>
          </table:table-cell>
          <table:table-cell table:formula="of:=[.C74]-[.I73]" office:value-type="float" office:value="-0.204826199999999" calcext:value-type="float">
            <text:p>-0.2048262</text:p>
          </table:table-cell>
          <table:table-cell table:formula="of:=[.D74]-[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.A75]-[.G74]" office:value-type="float" office:value="0" calcext:value-type="float">
            <text:p>0</text:p>
          </table:table-cell>
          <table:table-cell table:style-name="ce12" table:formula="of:=[.B75]-[.H74]" office:value-type="time" office:time-value="PT00H00M27S" calcext:value-type="time">
            <text:p>12:00:27 AM</text:p>
          </table:table-cell>
          <table:table-cell table:formula="of:=[.C75]-[.I74]" office:value-type="float" office:value="0.00625000000000853" calcext:value-type="float">
            <text:p>0.00625</text:p>
          </table:table-cell>
          <table:table-cell table:formula="of:=[.D75]-[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6]-[.G75]" office:value-type="float" office:value="1" calcext:value-type="float">
            <text:p>1</text:p>
          </table:table-cell>
          <table:table-cell table:style-name="ce12" table:formula="of:=[.B76]-[.H75]" office:value-type="time" office:time-value="PT03H42M32S" calcext:value-type="time">
            <text:p>03:42:32 AM</text:p>
          </table:table-cell>
          <table:table-cell table:formula="of:=[.C76]-[.I75]" office:value-type="float" office:value="0.198576199999991" calcext:value-type="float">
            <text:p>0.1985762</text:p>
          </table:table-cell>
          <table:table-cell table:formula="of:=[.D76]-[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.A77]-[.G76]" office:value-type="float" office:value="1" calcext:value-type="float">
            <text:p>1</text:p>
          </table:table-cell>
          <table:table-cell table:style-name="ce12" table:formula="of:=[.B77]-[.H76]" office:value-type="time" office:time-value="-PT07H49M06.000000002S" calcext:value-type="time">
            <text:p>04:10:54 PM</text:p>
          </table:table-cell>
          <table:table-cell table:formula="of:=[.C77]-[.I76]" office:value-type="float" office:value="-0.203020699999996" calcext:value-type="float">
            <text:p>-0.2030207</text:p>
          </table:table-cell>
          <table:table-cell table:formula="of:=[.D77]-[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8]-[.G77]" office:value-type="float" office:value="1" calcext:value-type="float">
            <text:p>1</text:p>
          </table:table-cell>
          <table:table-cell table:style-name="ce12" table:formula="of:=[.B78]-[.H77]" office:value-type="time" office:time-value="PT07H43M14.000000001S" calcext:value-type="time">
            <text:p>07:43:14 AM</text:p>
          </table:table-cell>
          <table:table-cell table:formula="of:=[.C78]-[.I77]" office:value-type="float" office:value="0.203020699999996" calcext:value-type="float">
            <text:p>0.2030207</text:p>
          </table:table-cell>
          <table:table-cell table:formula="of:=[.D78]-[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79]-[.G78]" office:value-type="float" office:value="0" calcext:value-type="float">
            <text:p>0</text:p>
          </table:table-cell>
          <table:table-cell table:style-name="ce13" table:formula="of:=[.B79]-[.H78]" office:value-type="float" office:value="0.000775462962974594" calcext:value-type="float">
            <text:p>0.000775463</text:p>
          </table:table-cell>
          <table:table-cell table:style-name="ce17" table:formula="of:=[.C79]-[.I78]" office:value-type="float" office:value="0" calcext:value-type="float">
            <text:p>0</text:p>
          </table:table-cell>
          <table:table-cell table:style-name="ce17" table:formula="of:=[.D79]-[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80]-[.G79]" office:value-type="float" office:value="0" calcext:value-type="float">
            <text:p>0</text:p>
          </table:table-cell>
          <table:table-cell table:style-name="ce13" table:formula="of:=[.B80]-[.H79]" office:value-type="float" office:value="0.000451388888888848" calcext:value-type="float">
            <text:p>0.0004513889</text:p>
          </table:table-cell>
          <table:table-cell table:style-name="ce17" table:formula="of:=[.C80]-[.I79]" office:value-type="float" office:value="0" calcext:value-type="float">
            <text:p>0</text:p>
          </table:table-cell>
          <table:table-cell table:style-name="ce17" table:formula="of:=[.D80]-[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81]-[.G80]" office:value-type="float" office:value="1" calcext:value-type="float">
            <text:p>1</text:p>
          </table:table-cell>
          <table:table-cell table:style-name="ce12" table:formula="of:=[.B81]-[.H80]" office:value-type="time" office:time-value="-PT03H19M25S" calcext:value-type="time">
            <text:p>08:40:35 PM</text:p>
          </table:table-cell>
          <table:table-cell table:formula="of:=[.C81]-[.I80]" office:value-type="float" office:value="-0.197256799999991" calcext:value-type="float">
            <text:p>-0.1972568</text:p>
          </table:table-cell>
          <table:table-cell table:formula="of:=[.D81]-[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82]-[.G81]" office:value-type="float" office:value="0" calcext:value-type="float">
            <text:p>0</text:p>
          </table:table-cell>
          <table:table-cell table:style-name="ce12" table:formula="of:=[.B82]-[.H81]" office:value-type="time" office:time-value="PT00H00M47S" calcext:value-type="time">
            <text:p>12:00:47 AM</text:p>
          </table:table-cell>
          <table:table-cell table:formula="of:=[.C82]-[.I81]" office:value-type="float" office:value="-0.00756940000000839" calcext:value-type="float">
            <text:p>-0.0075694</text:p>
          </table:table-cell>
          <table:table-cell table:formula="of:=[.D82]-[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83]-[.G82]" office:value-type="float" office:value="1" calcext:value-type="float">
            <text:p>1</text:p>
          </table:table-cell>
          <table:table-cell table:style-name="ce12" table:formula="of:=[.B83]-[.H82]" office:value-type="time" office:time-value="PT01H32M33S" calcext:value-type="time">
            <text:p>01:32:33 AM</text:p>
          </table:table-cell>
          <table:table-cell table:formula="of:=[.C83]-[.I82]" office:value-type="float" office:value="0.202291600000009" calcext:value-type="float">
            <text:p>0.2022916</text:p>
          </table:table-cell>
          <table:table-cell table:formula="of:=[.D83]-[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4]-[.G83]" office:value-type="float" office:value="1" calcext:value-type="float">
            <text:p>1</text:p>
          </table:table-cell>
          <table:table-cell table:style-name="ce12" table:formula="of:=[.B84]-[.H83]" office:value-type="time" office:time-value="PT01H36M28S" calcext:value-type="time">
            <text:p>01:36:28 AM</text:p>
          </table:table-cell>
          <table:table-cell table:formula="of:=[.C84]-[.I83]" office:value-type="float" office:value="-0.0294444000000027" calcext:value-type="float">
            <text:p>-0.0294444</text:p>
          </table:table-cell>
          <table:table-cell table:formula="of:=[.D84]-[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5]-[.G84]" office:value-type="float" office:value="0" calcext:value-type="float">
            <text:p>0</text:p>
          </table:table-cell>
          <table:table-cell table:style-name="ce12" table:formula="of:=[.B85]-[.H84]" office:value-type="time" office:time-value="PT00H18M53S" calcext:value-type="time">
            <text:p>12:18:53 AM</text:p>
          </table:table-cell>
          <table:table-cell table:formula="of:=[.C85]-[.I84]" office:value-type="float" office:value="0" calcext:value-type="float">
            <text:p>0</text:p>
          </table:table-cell>
          <table:table-cell table:formula="of:=[.D85]-[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6]-[.G85]" office:value-type="float" office:value="1" calcext:value-type="float">
            <text:p>1</text:p>
          </table:table-cell>
          <table:table-cell table:style-name="ce12" table:formula="of:=[.B86]-[.H85]" office:value-type="time" office:time-value="-PT01H12M00.000000002S" calcext:value-type="time">
            <text:p>10:48:00 PM</text:p>
          </table:table-cell>
          <table:table-cell table:formula="of:=[.C86]-[.I85]" office:value-type="float" office:value="0.0319789999999927" calcext:value-type="float">
            <text:p>0.031979</text:p>
          </table:table-cell>
          <table:table-cell table:formula="of:=[.D86]-[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7]-[.G86]" office:value-type="float" office:value="1" calcext:value-type="float">
            <text:p>1</text:p>
          </table:table-cell>
          <table:table-cell table:style-name="ce12" table:formula="of:=[.B87]-[.H86]" office:value-type="time" office:time-value="PT01H02M22.000000001S" calcext:value-type="time">
            <text:p>01:02:22 AM</text:p>
          </table:table-cell>
          <table:table-cell table:formula="of:=[.C87]-[.I86]" office:value-type="float" office:value="0" calcext:value-type="float">
            <text:p>0</text:p>
          </table:table-cell>
          <table:table-cell table:formula="of:=[.D87]-[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8]-[.G87]" office:value-type="float" office:value="1" calcext:value-type="float">
            <text:p>1</text:p>
          </table:table-cell>
          <table:table-cell table:style-name="ce12" table:formula="of:=[.B88]-[.H87]" office:value-type="time" office:time-value="-PT00H04M48.999999999S" calcext:value-type="time">
            <text:p>11:55:11 PM</text:p>
          </table:table-cell>
          <table:table-cell table:formula="of:=[.C88]-[.I87]" office:value-type="float" office:value="0" calcext:value-type="float">
            <text:p>0</text:p>
          </table:table-cell>
          <table:table-cell table:formula="of:=[.D88]-[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9]-[.G88]" office:value-type="float" office:value="0" calcext:value-type="float">
            <text:p>0</text:p>
          </table:table-cell>
          <table:table-cell table:style-name="ce12" table:formula="of:=[.B89]-[.H88]" office:value-type="time" office:time-value="PT00H04M24S" calcext:value-type="time">
            <text:p>12:04:24 AM</text:p>
          </table:table-cell>
          <table:table-cell table:formula="of:=[.C89]-[.I88]" office:value-type="float" office:value="0" calcext:value-type="float">
            <text:p>0</text:p>
          </table:table-cell>
          <table:table-cell table:formula="of:=[.D89]-[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.A90]-[.G89]" office:value-type="float" office:value="0" calcext:value-type="float">
            <text:p>0</text:p>
          </table:table-cell>
          <table:table-cell table:style-name="ce13" table:formula="of:=[.B90]-[.H89]" office:value-type="float" office:value="0.00124999999999997" calcext:value-type="float">
            <text:p>0.00125</text:p>
          </table:table-cell>
          <table:table-cell table:style-name="ce17" table:formula="of:=[.C90]-[.I89]" office:value-type="float" office:value="0" calcext:value-type="float">
            <text:p>0</text:p>
          </table:table-cell>
          <table:table-cell table:style-name="ce17" table:formula="of:=[.D90]-[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1]-[.G90]" office:value-type="float" office:value="-55555614" calcext:value-type="float">
            <text:p>-55555614</text:p>
          </table:table-cell>
          <table:table-cell table:style-name="ce12" table:formula="of:=[.B91]-[.H90]" office:value-type="time" office:time-value="-PT11H45M36S" calcext:value-type="time">
            <text:p>12:14:24 PM</text:p>
          </table:table-cell>
          <table:table-cell table:formula="of:=[.C91]-[.I90]" office:value-type="float" office:value="-114.043854" calcext:value-type="float">
            <text:p>-114.043854</text:p>
          </table:table-cell>
          <table:table-cell table:formula="of:=[.D91]-[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2]-[.G91]" office:value-type="float" office:value="0" calcext:value-type="float">
            <text:p>0</text:p>
          </table:table-cell>
          <table:table-cell table:style-name="ce12" table:formula="of:=[.B92]-[.H91]" office:value-type="time" office:time-value="PT04H00M00S" calcext:value-type="time">
            <text:p>04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0T12:14:00" calcext:value-type="date">
            <text:p>12-30-1899 12:14:00</text:p>
          </table:table-cell>
          <table:table-cell table:number-columns-repeated="9"/>
          <table:table-cell table:formula="of:=[.A93]-[.G92]" office:value-type="float" office:value="0" calcext:value-type="float">
            <text:p>0</text:p>
          </table:table-cell>
          <table:table-cell table:style-name="ce12" table:formula="of:=[.B93]-[.H92]" office:value-type="time" office:time-value="PT00H10M00S" calcext:value-type="time">
            <text:p>12:10:00 AM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4]-[.G93]" office:value-type="float" office:value="0" calcext:value-type="float">
            <text:p>0</text:p>
          </table:table-cell>
          <table:table-cell table:formula="of:=[.B94]-[.H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5]-[.G94]" office:value-type="float" office:value="0" calcext:value-type="float">
            <text:p>0</text:p>
          </table:table-cell>
          <table:table-cell table:formula="of:=[.B95]-[.H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6]-[.G95]" office:value-type="float" office:value="0" calcext:value-type="float">
            <text:p>0</text:p>
          </table:table-cell>
          <table:table-cell table:formula="of:=[.B96]-[.H9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L1:Sheet1.L1048576">
            <calcext:condition calcext:apply-style-name="Untitled3" calcext:value="=1" calcext:base-cell-address="Sheet1.L1"/>
          </calcext:conditional-format>
          <calcext:conditional-format calcext:target-range-address="Sheet1.M1:Sheet1.M1048576">
            <calcext:condition calcext:apply-style-name="Untitled1" calcext:value="formula-is([.L1]=1)" calcext:base-cell-address="Sheet1.M1"/>
            <calcext:condition calcext:apply-style-name="Untitled3" calcext:value="&lt;0" calcext:base-cell-address="Sheet1.M1"/>
            <calcext:condition calcext:apply-style-name="Untitled2" calcext:value="&gt;0.1666666667" calcext:base-cell-address="Sheet1.M1"/>
            <calcext:condition calcext:apply-style-name="Untitled3" calcext:value="&gt;0.0027777" calcext:base-cell-address="Sheet1.M1"/>
          </calcext:conditional-format>
          <calcext:conditional-format calcext:target-range-address="Sheet1.N1:Sheet1.O1048576">
            <calcext:condition calcext:apply-style-name="Untitled1" calcext:value="formula-is([.L1]=1)" calcext:base-cell-address="Sheet1.N1"/>
            <calcext:condition calcext:apply-style-name="Untitled3" calcext:value="!=0" calcext:base-cell-address="Sheet1.N1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19"/>
        <table:table-column table:style-name="co4" table:default-cell-style-name="ce25"/>
        <table:table-column table:style-name="co1" table:number-columns-repeated="2" table:default-cell-style-name="ce32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18" office:value-type="string" calcext:value-type="string">
            <text:p>new ID</text:p>
          </table:table-cell>
          <table:table-cell table:style-name="ce24" office:value-type="string" calcext:value-type="string">
            <text:p>Time diff</text:p>
          </table:table-cell>
          <table:table-cell table:number-columns-repeated="2" table:style-name="ce30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31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.A3]-[.G2]" office:value-type="float" office:value="0" calcext:value-type="float">
            <text:p>0</text:p>
          </table:table-cell>
          <table:table-cell table:formula="of:=[.B3]-[.H2]" office:value-type="time" office:time-value="PT02H58M21S" calcext:value-type="time">
            <text:p>02:58:21</text:p>
          </table:table-cell>
          <table:table-cell table:formula="of:=[.C3]-[.I2]" office:value-type="float" office:value="-0.234097300000002" calcext:value-type="float">
            <text:p>-0.2340973</text:p>
          </table:table-cell>
          <table:table-cell table:formula="of:=[.D3]-[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.A4]-[.G3]" office:value-type="float" office:value="0" calcext:value-type="float">
            <text:p>0</text:p>
          </table:table-cell>
          <table:table-cell table:formula="of:=[.B4]-[.H3]" office:value-type="time" office:time-value="PT01H30M38S" calcext:value-type="time">
            <text:p>01:30:38</text:p>
          </table:table-cell>
          <table:table-cell table:formula="of:=[.C4]-[.I3]" office:value-type="float" office:value="0.00333340000000248" calcext:value-type="float">
            <text:p>0.0033334</text:p>
          </table:table-cell>
          <table:table-cell table:formula="of:=[.D4]-[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5]-[.G4]" office:value-type="float" office:value="0" calcext:value-type="float">
            <text:p>0</text:p>
          </table:table-cell>
          <table:table-cell table:formula="of:=[.B5]-[.H4]" office:value-type="time" office:time-value="PT03H11M09S" calcext:value-type="time">
            <text:p>03:11:09</text:p>
          </table:table-cell>
          <table:table-cell table:formula="of:=[.C5]-[.I4]" office:value-type="float" office:value="0.0375694000000095" calcext:value-type="float">
            <text:p>0.0375694</text:p>
          </table:table-cell>
          <table:table-cell table:formula="of:=[.D5]-[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.A6]-[.G5]" office:value-type="float" office:value="0" calcext:value-type="float">
            <text:p>0</text:p>
          </table:table-cell>
          <table:table-cell table:formula="of:=[.B6]-[.H5]" office:value-type="time" office:time-value="PT03H02M50S" calcext:value-type="time">
            <text:p>03:02:50</text:p>
          </table:table-cell>
          <table:table-cell table:formula="of:=[.C6]-[.I5]" office:value-type="float" office:value="0.179791699999996" calcext:value-type="float">
            <text:p>0.1797917</text:p>
          </table:table-cell>
          <table:table-cell table:formula="of:=[.D6]-[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]-[.G6]" office:value-type="float" office:value="1" calcext:value-type="float">
            <text:p>1</text:p>
          </table:table-cell>
          <table:table-cell table:formula="of:=[.B7]-[.H6]" office:value-type="time" office:time-value="-PT00H13M44S" calcext:value-type="time">
            <text:p>23:46:16</text:p>
          </table:table-cell>
          <table:table-cell table:formula="of:=[.C7]-[.I6]" office:value-type="float" office:value="0.0174650999999955" calcext:value-type="float">
            <text:p>0.0174651</text:p>
          </table:table-cell>
          <table:table-cell table:formula="of:=[.D7]-[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]-[.G7]" office:value-type="float" office:value="1" calcext:value-type="float">
            <text:p>1</text:p>
          </table:table-cell>
          <table:table-cell table:formula="of:=[.B8]-[.H7]" office:value-type="time" office:time-value="-PT01H25M56S" calcext:value-type="time">
            <text:p>22:34:04</text:p>
          </table:table-cell>
          <table:table-cell table:formula="of:=[.C8]-[.I7]" office:value-type="float" office:value="0" calcext:value-type="float">
            <text:p>0</text:p>
          </table:table-cell>
          <table:table-cell table:formula="of:=[.D8]-[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9]-[.G8]" office:value-type="float" office:value="1" calcext:value-type="float">
            <text:p>1</text:p>
          </table:table-cell>
          <table:table-cell table:formula="of:=[.B9]-[.H8]" office:value-type="time" office:time-value="PT01H19M31S" calcext:value-type="time">
            <text:p>01:19:31</text:p>
          </table:table-cell>
          <table:table-cell table:formula="of:=[.C9]-[.I8]" office:value-type="float" office:value="0" calcext:value-type="float">
            <text:p>0</text:p>
          </table:table-cell>
          <table:table-cell table:formula="of:=[.D9]-[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0]-[.G9]" office:value-type="float" office:value="1" calcext:value-type="float">
            <text:p>1</text:p>
          </table:table-cell>
          <table:table-cell table:formula="of:=[.B10]-[.H9]" office:value-type="time" office:time-value="-PT00H17M34S" calcext:value-type="time">
            <text:p>23:42:26</text:p>
          </table:table-cell>
          <table:table-cell table:formula="of:=[.C10]-[.I9]" office:value-type="float" office:value="0" calcext:value-type="float">
            <text:p>0</text:p>
          </table:table-cell>
          <table:table-cell table:formula="of:=[.D10]-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1]-[.G10]" office:value-type="float" office:value="1" calcext:value-type="float">
            <text:p>1</text:p>
          </table:table-cell>
          <table:table-cell table:formula="of:=[.B11]-[.H10]" office:value-type="time" office:time-value="PT00H36M19S" calcext:value-type="time">
            <text:p>00:36:19</text:p>
          </table:table-cell>
          <table:table-cell table:formula="of:=[.C11]-[.I10]" office:value-type="float" office:value="0" calcext:value-type="float">
            <text:p>0</text:p>
          </table:table-cell>
          <table:table-cell table:formula="of:=[.D11]-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12]-[.G11]" office:value-type="float" office:value="0" calcext:value-type="float">
            <text:p>0</text:p>
          </table:table-cell>
          <table:table-cell table:style-name="ce26" table:formula="of:=[.B12]-[.H11]" office:value-type="time" office:time-value="PT00H01M14S" calcext:value-type="time">
            <text:p>00:01:14</text:p>
          </table:table-cell>
          <table:table-cell table:style-name="ce33" table:formula="of:=[.C12]-[.I11]" office:value-type="float" office:value="0" calcext:value-type="float">
            <text:p>0</text:p>
          </table:table-cell>
          <table:table-cell table:style-name="ce33" table:formula="of:=[.D12]-[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.A13]-[.G12]" office:value-type="float" office:value="1" calcext:value-type="float">
            <text:p>1</text:p>
          </table:table-cell>
          <table:table-cell table:formula="of:=[.B13]-[.H12]" office:value-type="time" office:time-value="-PT00H12M45.000000001S" calcext:value-type="time">
            <text:p>23:47:15</text:p>
          </table:table-cell>
          <table:table-cell table:formula="of:=[.C13]-[.I12]" office:value-type="float" office:value="0.0204516000000012" calcext:value-type="float">
            <text:p>0.0204516</text:p>
          </table:table-cell>
          <table:table-cell table:formula="of:=[.D13]-[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4]-[.G13]" office:value-type="float" office:value="1" calcext:value-type="float">
            <text:p>1</text:p>
          </table:table-cell>
          <table:table-cell table:formula="of:=[.B14]-[.H13]" office:value-type="time" office:time-value="-PT00H00M43.999999999S" calcext:value-type="time">
            <text:p>23:59:16</text:p>
          </table:table-cell>
          <table:table-cell table:formula="of:=[.C14]-[.I13]" office:value-type="float" office:value="-0.0204516000000012" calcext:value-type="float">
            <text:p>-0.0204516</text:p>
          </table:table-cell>
          <table:table-cell table:formula="of:=[.D14]-[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5]-[.G14]" office:value-type="float" office:value="1" calcext:value-type="float">
            <text:p>1</text:p>
          </table:table-cell>
          <table:table-cell table:formula="of:=[.B15]-[.H14]" office:value-type="time" office:time-value="-PT00H23M54S" calcext:value-type="time">
            <text:p>23:36:06</text:p>
          </table:table-cell>
          <table:table-cell table:formula="of:=[.C15]-[.I14]" office:value-type="float" office:value="0" calcext:value-type="float">
            <text:p>0</text:p>
          </table:table-cell>
          <table:table-cell table:formula="of:=[.D15]-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.A16]-[.G15]" office:value-type="float" office:value="1" calcext:value-type="float">
            <text:p>1</text:p>
          </table:table-cell>
          <table:table-cell table:formula="of:=[.B16]-[.H15]" office:value-type="time" office:time-value="-PT04H45M06S" calcext:value-type="time">
            <text:p>19:14:54</text:p>
          </table:table-cell>
          <table:table-cell table:formula="of:=[.C16]-[.I15]" office:value-type="float" office:value="-0.223715099999993" calcext:value-type="float">
            <text:p>-0.2237151</text:p>
          </table:table-cell>
          <table:table-cell table:formula="of:=[.D16]-[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20" table:formula="of:=[.A17]-[.G16]" office:value-type="float" office:value="0" calcext:value-type="float">
            <text:p>0</text:p>
          </table:table-cell>
          <table:table-cell table:style-name="ce26" table:formula="of:=[.B17]-[.H16]" office:value-type="time" office:time-value="PT00H00M16S" calcext:value-type="time">
            <text:p>00:00:16</text:p>
          </table:table-cell>
          <table:table-cell table:style-name="ce33" table:formula="of:=[.C17]-[.I16]" office:value-type="float" office:value="0" calcext:value-type="float">
            <text:p>0</text:p>
          </table:table-cell>
          <table:table-cell table:style-name="ce33" table:formula="of:=[.D17]-[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8]-[.G17]" office:value-type="float" office:value="1" calcext:value-type="float">
            <text:p>1</text:p>
          </table:table-cell>
          <table:table-cell table:formula="of:=[.B18]-[.H17]" office:value-type="time" office:time-value="PT04H47M41S" calcext:value-type="time">
            <text:p>04:47:41</text:p>
          </table:table-cell>
          <table:table-cell table:formula="of:=[.C18]-[.I17]" office:value-type="float" office:value="0.223715099999993" calcext:value-type="float">
            <text:p>0.2237151</text:p>
          </table:table-cell>
          <table:table-cell table:formula="of:=[.D18]-[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19]-[.G18]" office:value-type="float" office:value="1" calcext:value-type="float">
            <text:p>1</text:p>
          </table:table-cell>
          <table:table-cell table:formula="of:=[.B19]-[.H18]" office:value-type="time" office:time-value="PT00H26M43S" calcext:value-type="time">
            <text:p>00:26:43</text:p>
          </table:table-cell>
          <table:table-cell table:formula="of:=[.C19]-[.I18]" office:value-type="float" office:value="0" calcext:value-type="float">
            <text:p>0</text:p>
          </table:table-cell>
          <table:table-cell table:formula="of:=[.D19]-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0]-[.G19]" office:value-type="float" office:value="1" calcext:value-type="float">
            <text:p>1</text:p>
          </table:table-cell>
          <table:table-cell table:formula="of:=[.B20]-[.H19]" office:value-type="time" office:time-value="-PT00H31M50S" calcext:value-type="time">
            <text:p>23:28:10</text:p>
          </table:table-cell>
          <table:table-cell table:formula="of:=[.C20]-[.I19]" office:value-type="float" office:value="0" calcext:value-type="float">
            <text:p>0</text:p>
          </table:table-cell>
          <table:table-cell table:formula="of:=[.D20]-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1]-[.G20]" office:value-type="float" office:value="1" calcext:value-type="float">
            <text:p>1</text:p>
          </table:table-cell>
          <table:table-cell table:formula="of:=[.B21]-[.H20]" office:value-type="time" office:time-value="PT00H45M38S" calcext:value-type="time">
            <text:p>00:45:38</text:p>
          </table:table-cell>
          <table:table-cell table:formula="of:=[.C21]-[.I20]" office:value-type="float" office:value="0" calcext:value-type="float">
            <text:p>0</text:p>
          </table:table-cell>
          <table:table-cell table:formula="of:=[.D21]-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2]-[.G21]" office:value-type="float" office:value="1" calcext:value-type="float">
            <text:p>1</text:p>
          </table:table-cell>
          <table:table-cell table:formula="of:=[.B22]-[.H21]" office:value-type="time" office:time-value="-PT01H25M46S" calcext:value-type="time">
            <text:p>22:34:14</text:p>
          </table:table-cell>
          <table:table-cell table:formula="of:=[.C22]-[.I21]" office:value-type="float" office:value="0" calcext:value-type="float">
            <text:p>0</text:p>
          </table:table-cell>
          <table:table-cell table:formula="of:=[.D22]-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23]-[.G22]" office:value-type="float" office:value="0" calcext:value-type="float">
            <text:p>0</text:p>
          </table:table-cell>
          <table:table-cell table:style-name="ce26" table:formula="of:=[.B23]-[.H22]" office:value-type="time" office:time-value="PT00H03M18S" calcext:value-type="time">
            <text:p>00:03:18</text:p>
          </table:table-cell>
          <table:table-cell table:style-name="ce33" table:formula="of:=[.C23]-[.I22]" office:value-type="float" office:value="0" calcext:value-type="float">
            <text:p>0</text:p>
          </table:table-cell>
          <table:table-cell table:style-name="ce33" table:formula="of:=[.D23]-[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4]-[.G23]" office:value-type="float" office:value="1" calcext:value-type="float">
            <text:p>1</text:p>
          </table:table-cell>
          <table:table-cell table:formula="of:=[.B24]-[.H23]" office:value-type="time" office:time-value="PT01H07M31S" calcext:value-type="time">
            <text:p>01:07:31</text:p>
          </table:table-cell>
          <table:table-cell table:formula="of:=[.C24]-[.I23]" office:value-type="float" office:value="0" calcext:value-type="float">
            <text:p>0</text:p>
          </table:table-cell>
          <table:table-cell table:formula="of:=[.D24]-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5]-[.G24]" office:value-type="float" office:value="0" calcext:value-type="float">
            <text:p>0</text:p>
          </table:table-cell>
          <table:table-cell table:formula="of:=[.B25]-[.H24]" office:value-type="time" office:time-value="PT00H04M24S" calcext:value-type="time">
            <text:p>00:04:24</text:p>
          </table:table-cell>
          <table:table-cell table:formula="of:=[.C25]-[.I24]" office:value-type="float" office:value="0" calcext:value-type="float">
            <text:p>0</text:p>
          </table:table-cell>
          <table:table-cell table:formula="of:=[.D25]-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6]-[.G25]" office:value-type="float" office:value="1" calcext:value-type="float">
            <text:p>1</text:p>
          </table:table-cell>
          <table:table-cell table:formula="of:=[.B26]-[.H25]" office:value-type="time" office:time-value="-PT00H30M34S" calcext:value-type="time">
            <text:p>23:29:26</text:p>
          </table:table-cell>
          <table:table-cell table:formula="of:=[.C26]-[.I25]" office:value-type="float" office:value="0" calcext:value-type="float">
            <text:p>0</text:p>
          </table:table-cell>
          <table:table-cell table:formula="of:=[.D26]-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7]-[.G26]" office:value-type="float" office:value="1" calcext:value-type="float">
            <text:p>1</text:p>
          </table:table-cell>
          <table:table-cell table:formula="of:=[.B27]-[.H26]" office:value-type="time" office:time-value="PT00H01M57S" calcext:value-type="time">
            <text:p>00:01:57</text:p>
          </table:table-cell>
          <table:table-cell table:formula="of:=[.C27]-[.I26]" office:value-type="float" office:value="0" calcext:value-type="float">
            <text:p>0</text:p>
          </table:table-cell>
          <table:table-cell table:formula="of:=[.D27]-[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28]-[.G27]" office:value-type="float" office:value="0" calcext:value-type="float">
            <text:p>0</text:p>
          </table:table-cell>
          <table:table-cell table:style-name="ce26" table:formula="of:=[.B28]-[.H27]" office:value-type="time" office:time-value="PT00H01M14S" calcext:value-type="time">
            <text:p>00:01:14</text:p>
          </table:table-cell>
          <table:table-cell table:style-name="ce33" table:formula="of:=[.C28]-[.I27]" office:value-type="float" office:value="0" calcext:value-type="float">
            <text:p>0</text:p>
          </table:table-cell>
          <table:table-cell table:style-name="ce33" table:formula="of:=[.D28]-[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29]-[.G28]" office:value-type="float" office:value="1" calcext:value-type="float">
            <text:p>1</text:p>
          </table:table-cell>
          <table:table-cell table:formula="of:=[.B29]-[.H28]" office:value-type="time" office:time-value="PT00H25M12S" calcext:value-type="time">
            <text:p>00:25:12</text:p>
          </table:table-cell>
          <table:table-cell table:formula="of:=[.C29]-[.I28]" office:value-type="float" office:value="0" calcext:value-type="float">
            <text:p>0</text:p>
          </table:table-cell>
          <table:table-cell table:formula="of:=[.D29]-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0]-[.G29]" office:value-type="float" office:value="1" calcext:value-type="float">
            <text:p>1</text:p>
          </table:table-cell>
          <table:table-cell table:formula="of:=[.B30]-[.H29]" office:value-type="time" office:time-value="-PT01H06M11.000000001S" calcext:value-type="time">
            <text:p>22:53:49</text:p>
          </table:table-cell>
          <table:table-cell table:formula="of:=[.C30]-[.I29]" office:value-type="float" office:value="0" calcext:value-type="float">
            <text:p>0</text:p>
          </table:table-cell>
          <table:table-cell table:formula="of:=[.D30]-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1]-[.G30]" office:value-type="float" office:value="0" calcext:value-type="float">
            <text:p>0</text:p>
          </table:table-cell>
          <table:table-cell table:formula="of:=[.B31]-[.H30]" office:value-type="time" office:time-value="PT00H06M31.999999999S" calcext:value-type="time">
            <text:p>00:06:32</text:p>
          </table:table-cell>
          <table:table-cell table:formula="of:=[.C31]-[.I30]" office:value-type="float" office:value="0" calcext:value-type="float">
            <text:p>0</text:p>
          </table:table-cell>
          <table:table-cell table:formula="of:=[.D31]-[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32]-[.G31]" office:value-type="float" office:value="0" calcext:value-type="float">
            <text:p>0</text:p>
          </table:table-cell>
          <table:table-cell table:style-name="ce26" table:formula="of:=[.B32]-[.H31]" office:value-type="time" office:time-value="PT00H00M36.000000002S" calcext:value-type="time">
            <text:p>00:00:36</text:p>
          </table:table-cell>
          <table:table-cell table:style-name="ce33" table:formula="of:=[.C32]-[.I31]" office:value-type="float" office:value="0" calcext:value-type="float">
            <text:p>0</text:p>
          </table:table-cell>
          <table:table-cell table:style-name="ce33" table:formula="of:=[.D32]-[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33]-[.G32]" office:value-type="float" office:value="1" calcext:value-type="float">
            <text:p>1</text:p>
          </table:table-cell>
          <table:table-cell table:formula="of:=[.B33]-[.H32]" office:value-type="time" office:time-value="-PT02H15M21S" calcext:value-type="time">
            <text:p>21:44:39</text:p>
          </table:table-cell>
          <table:table-cell table:formula="of:=[.C33]-[.I32]" office:value-type="float" office:value="-0.0117706999999996" calcext:value-type="float">
            <text:p>-0.0117707</text:p>
          </table:table-cell>
          <table:table-cell table:formula="of:=[.D33]-[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.A34]-[.G33]" office:value-type="float" office:value="1" calcext:value-type="float">
            <text:p>1</text:p>
          </table:table-cell>
          <table:table-cell table:formula="of:=[.B34]-[.H33]" office:value-type="time" office:time-value="-PT01H58M30S" calcext:value-type="time">
            <text:p>22:01:30</text:p>
          </table:table-cell>
          <table:table-cell table:formula="of:=[.C34]-[.I33]" office:value-type="float" office:value="-0.127050299999993" calcext:value-type="float">
            <text:p>-0.1270503</text:p>
          </table:table-cell>
          <table:table-cell table:formula="of:=[.D34]-[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5]-[.G34]" office:value-type="float" office:value="1" calcext:value-type="float">
            <text:p>1</text:p>
          </table:table-cell>
          <table:table-cell table:formula="of:=[.B35]-[.H34]" office:value-type="time" office:time-value="PT04H44M03S" calcext:value-type="time">
            <text:p>04:44:03</text:p>
          </table:table-cell>
          <table:table-cell table:formula="of:=[.C35]-[.I34]" office:value-type="float" office:value="0.138820999999993" calcext:value-type="float">
            <text:p>0.138821</text:p>
          </table:table-cell>
          <table:table-cell table:formula="of:=[.D35]-[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.A36]-[.G35]" office:value-type="float" office:value="1" calcext:value-type="float">
            <text:p>1</text:p>
          </table:table-cell>
          <table:table-cell table:formula="of:=[.B36]-[.H35]" office:value-type="time" office:time-value="-PT00H57M52.000000001S" calcext:value-type="time">
            <text:p>23:02:08</text:p>
          </table:table-cell>
          <table:table-cell table:formula="of:=[.C36]-[.I35]" office:value-type="float" office:value="-0.12531229999999" calcext:value-type="float">
            <text:p>-0.1253123</text:p>
          </table:table-cell>
          <table:table-cell table:formula="of:=[.D36]-[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.A37]-[.G36]" office:value-type="float" office:value="0" calcext:value-type="float">
            <text:p>0</text:p>
          </table:table-cell>
          <table:table-cell table:style-name="ce26" table:formula="of:=[.B37]-[.H36]" office:value-type="time" office:time-value="PT00H00M27.999999997S" calcext:value-type="time">
            <text:p>00:00:28</text:p>
          </table:table-cell>
          <table:table-cell table:style-name="ce33" table:formula="of:=[.C37]-[.I36]" office:value-type="float" office:value="0" calcext:value-type="float">
            <text:p>0</text:p>
          </table:table-cell>
          <table:table-cell table:style-name="ce33" table:formula="of:=[.D37]-[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.A38]-[.G37]" office:value-type="float" office:value="0" calcext:value-type="float">
            <text:p>0</text:p>
          </table:table-cell>
          <table:table-cell table:style-name="ce26" table:formula="of:=[.B38]-[.H37]" office:value-type="time" office:time-value="PT00H02M57.000000002S" calcext:value-type="time">
            <text:p>00:02:57</text:p>
          </table:table-cell>
          <table:table-cell table:style-name="ce33" table:formula="of:=[.C38]-[.I37]" office:value-type="float" office:value="0" calcext:value-type="float">
            <text:p>0</text:p>
          </table:table-cell>
          <table:table-cell table:style-name="ce33" table:formula="of:=[.D38]-[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39]-[.G38]" office:value-type="float" office:value="1" calcext:value-type="float">
            <text:p>1</text:p>
          </table:table-cell>
          <table:table-cell table:formula="of:=[.B39]-[.H38]" office:value-type="time" office:time-value="PT01H20M33.000000002S" calcext:value-type="time">
            <text:p>01:20:33</text:p>
          </table:table-cell>
          <table:table-cell table:formula="of:=[.C39]-[.I38]" office:value-type="float" office:value="0.12531229999999" calcext:value-type="float">
            <text:p>0.1253123</text:p>
          </table:table-cell>
          <table:table-cell table:formula="of:=[.D39]-[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40]-[.G39]" office:value-type="float" office:value="1" calcext:value-type="float">
            <text:p>1</text:p>
          </table:table-cell>
          <table:table-cell table:formula="of:=[.B40]-[.H39]" office:value-type="time" office:time-value="-PT00H16M23S" calcext:value-type="time">
            <text:p>23:43:37</text:p>
          </table:table-cell>
          <table:table-cell table:formula="of:=[.C40]-[.I39]" office:value-type="float" office:value="-0.0101733999999993" calcext:value-type="float">
            <text:p>-0.0101734</text:p>
          </table:table-cell>
          <table:table-cell table:formula="of:=[.D40]-[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1]-[.G40]" office:value-type="float" office:value="1" calcext:value-type="float">
            <text:p>1</text:p>
          </table:table-cell>
          <table:table-cell table:formula="of:=[.B41]-[.H40]" office:value-type="time" office:time-value="PT00H11M58.999999999S" calcext:value-type="time">
            <text:p>00:11:59</text:p>
          </table:table-cell>
          <table:table-cell table:formula="of:=[.C41]-[.I40]" office:value-type="float" office:value="0.0101733999999993" calcext:value-type="float">
            <text:p>0.0101734</text:p>
          </table:table-cell>
          <table:table-cell table:formula="of:=[.D41]-[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42]-[.G41]" office:value-type="float" office:value="1" calcext:value-type="float">
            <text:p>1</text:p>
          </table:table-cell>
          <table:table-cell table:formula="of:=[.B42]-[.H41]" office:value-type="time" office:time-value="-PT02H47M19.999999999S" calcext:value-type="time">
            <text:p>21:12:40</text:p>
          </table:table-cell>
          <table:table-cell table:formula="of:=[.C42]-[.I41]" office:value-type="float" office:value="-0.00253459999998995" calcext:value-type="float">
            <text:p>-0.0025346</text:p>
          </table:table-cell>
          <table:table-cell table:formula="of:=[.D42]-[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.A43]-[.G42]" office:value-type="float" office:value="1" calcext:value-type="float">
            <text:p>1</text:p>
          </table:table-cell>
          <table:table-cell table:formula="of:=[.B43]-[.H42]" office:value-type="time" office:time-value="PT02H19M32S" calcext:value-type="time">
            <text:p>02:19:32</text:p>
          </table:table-cell>
          <table:table-cell table:formula="of:=[.C43]-[.I42]" office:value-type="float" office:value="-0.1540277" calcext:value-type="float">
            <text:p>-0.1540277</text:p>
          </table:table-cell>
          <table:table-cell table:formula="of:=[.D43]-[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4]-[.G43]" office:value-type="float" office:value="1" calcext:value-type="float">
            <text:p>1</text:p>
          </table:table-cell>
          <table:table-cell table:formula="of:=[.B44]-[.H43]" office:value-type="time" office:time-value="PT00H04M04.999999998S" calcext:value-type="time">
            <text:p>00:04:05</text:p>
          </table:table-cell>
          <table:table-cell table:formula="of:=[.C44]-[.I43]" office:value-type="float" office:value="0.15656229999999" calcext:value-type="float">
            <text:p>0.1565623</text:p>
          </table:table-cell>
          <table:table-cell table:formula="of:=[.D44]-[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5]-[.G44]" office:value-type="float" office:value="1" calcext:value-type="float">
            <text:p>1</text:p>
          </table:table-cell>
          <table:table-cell table:formula="of:=[.B45]-[.H44]" office:value-type="time" office:time-value="-PT01H00M42.000000001S" calcext:value-type="time">
            <text:p>22:59:18</text:p>
          </table:table-cell>
          <table:table-cell table:formula="of:=[.C45]-[.I44]" office:value-type="float" office:value="0" calcext:value-type="float">
            <text:p>0</text:p>
          </table:table-cell>
          <table:table-cell table:formula="of:=[.D45]-[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6]-[.G45]" office:value-type="float" office:value="1" calcext:value-type="float">
            <text:p>1</text:p>
          </table:table-cell>
          <table:table-cell table:formula="of:=[.B46]-[.H45]" office:value-type="time" office:time-value="PT01H03M20.000000003S" calcext:value-type="time">
            <text:p>01:03:20</text:p>
          </table:table-cell>
          <table:table-cell table:formula="of:=[.C46]-[.I45]" office:value-type="float" office:value="0" calcext:value-type="float">
            <text:p>0</text:p>
          </table:table-cell>
          <table:table-cell table:formula="of:=[.D46]-[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47]-[.G46]" office:value-type="float" office:value="1" calcext:value-type="float">
            <text:p>1</text:p>
          </table:table-cell>
          <table:table-cell table:formula="of:=[.B47]-[.H46]" office:value-type="time" office:time-value="-PT02H34M50S" calcext:value-type="time">
            <text:p>21:25:10</text:p>
          </table:table-cell>
          <table:table-cell table:formula="of:=[.C47]-[.I46]" office:value-type="float" office:value="-0.0117706999999996" calcext:value-type="float">
            <text:p>-0.0117707</text:p>
          </table:table-cell>
          <table:table-cell table:formula="of:=[.D47]-[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.A48]-[.G47]" office:value-type="float" office:value="1" calcext:value-type="float">
            <text:p>1</text:p>
          </table:table-cell>
          <table:table-cell table:formula="of:=[.B48]-[.H47]" office:value-type="time" office:time-value="PT01H24M49.999999998S" calcext:value-type="time">
            <text:p>01:24:50</text:p>
          </table:table-cell>
          <table:table-cell table:formula="of:=[.C48]-[.I47]" office:value-type="float" office:value="0.00763890000000345" calcext:value-type="float">
            <text:p>0.0076389</text:p>
          </table:table-cell>
          <table:table-cell table:formula="of:=[.D48]-[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49]-[.G48]" office:value-type="float" office:value="1" calcext:value-type="float">
            <text:p>1</text:p>
          </table:table-cell>
          <table:table-cell table:formula="of:=[.B49]-[.H48]" office:value-type="time" office:time-value="PT00H29M18.000000002S" calcext:value-type="time">
            <text:p>00:29:18</text:p>
          </table:table-cell>
          <table:table-cell table:formula="of:=[.C49]-[.I48]" office:value-type="float" office:value="0.00413179999999613" calcext:value-type="float">
            <text:p>0.0041318</text:p>
          </table:table-cell>
          <table:table-cell table:formula="of:=[.D49]-[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50]-[.G49]" office:value-type="float" office:value="1" calcext:value-type="float">
            <text:p>1</text:p>
          </table:table-cell>
          <table:table-cell table:formula="of:=[.B50]-[.H49]" office:value-type="time" office:time-value="PT00H47M34S" calcext:value-type="time">
            <text:p>00:47:34</text:p>
          </table:table-cell>
          <table:table-cell table:formula="of:=[.C50]-[.I49]" office:value-type="float" office:value="0" calcext:value-type="float">
            <text:p>0</text:p>
          </table:table-cell>
          <table:table-cell table:formula="of:=[.D50]-[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.A51]-[.G50]" office:value-type="float" office:value="1" calcext:value-type="float">
            <text:p>1</text:p>
          </table:table-cell>
          <table:table-cell table:formula="of:=[.B51]-[.H50]" office:value-type="time" office:time-value="-PT01H35M03S" calcext:value-type="time">
            <text:p>22:24:57</text:p>
          </table:table-cell>
          <table:table-cell table:formula="of:=[.C51]-[.I50]" office:value-type="float" office:value="-0.0117706999999996" calcext:value-type="float">
            <text:p>-0.0117707</text:p>
          </table:table-cell>
          <table:table-cell table:formula="of:=[.D51]-[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.A52]-[.G51]" office:value-type="float" office:value="1" calcext:value-type="float">
            <text:p>1</text:p>
          </table:table-cell>
          <table:table-cell table:formula="of:=[.B52]-[.H51]" office:value-type="time" office:time-value="-PT11H09M42S" calcext:value-type="time">
            <text:p>12:50:18</text:p>
          </table:table-cell>
          <table:table-cell table:formula="of:=[.C52]-[.I51]" office:value-type="float" office:value="0.018194500000007" calcext:value-type="float">
            <text:p>0.0181945</text:p>
          </table:table-cell>
          <table:table-cell table:formula="of:=[.D52]-[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3]-[.G52]" office:value-type="float" office:value="0" calcext:value-type="float">
            <text:p>0</text:p>
          </table:table-cell>
          <table:table-cell table:formula="of:=[.B53]-[.H52]" office:value-type="time" office:time-value="PT11H25M58S" calcext:value-type="time">
            <text:p>11:25:58</text:p>
          </table:table-cell>
          <table:table-cell table:formula="of:=[.C53]-[.I52]" office:value-type="float" office:value="0.00756939999999418" calcext:value-type="float">
            <text:p>0.0075694</text:p>
          </table:table-cell>
          <table:table-cell table:formula="of:=[.D53]-[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.A54]-[.G53]" office:value-type="float" office:value="0" calcext:value-type="float">
            <text:p>0</text:p>
          </table:table-cell>
          <table:table-cell table:formula="of:=[.B54]-[.H53]" office:value-type="time" office:time-value="PT00H05M45S" calcext:value-type="time">
            <text:p>00:05:45</text:p>
          </table:table-cell>
          <table:table-cell table:formula="of:=[.C54]-[.I53]" office:value-type="float" office:value="0" calcext:value-type="float">
            <text:p>0</text:p>
          </table:table-cell>
          <table:table-cell table:formula="of:=[.D54]-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20" table:formula="of:=[.A55]-[.G54]" office:value-type="float" office:value="0" calcext:value-type="float">
            <text:p>0</text:p>
          </table:table-cell>
          <table:table-cell table:style-name="ce26" table:formula="of:=[.B55]-[.H54]" office:value-type="time" office:time-value="PT00H00M36S" calcext:value-type="time">
            <text:p>00:00:36</text:p>
          </table:table-cell>
          <table:table-cell table:style-name="ce33" table:formula="of:=[.C55]-[.I54]" office:value-type="float" office:value="0" calcext:value-type="float">
            <text:p>0</text:p>
          </table:table-cell>
          <table:table-cell table:style-name="ce33" table:formula="of:=[.D55]-[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6]-[.G55]" office:value-type="float" office:value="1" calcext:value-type="float">
            <text:p>1</text:p>
          </table:table-cell>
          <table:table-cell table:formula="of:=[.B56]-[.H55]" office:value-type="time" office:time-value="-PT01H40M46S" calcext:value-type="time">
            <text:p>22:19:14</text:p>
          </table:table-cell>
          <table:table-cell table:formula="of:=[.C56]-[.I55]" office:value-type="float" office:value="-0.0690972000000016" calcext:value-type="float">
            <text:p>-0.0690972</text:p>
          </table:table-cell>
          <table:table-cell table:formula="of:=[.D56]-[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.A57]-[.G56]" office:value-type="float" office:value="0" calcext:value-type="float">
            <text:p>0</text:p>
          </table:table-cell>
          <table:table-cell table:formula="of:=[.B57]-[.H56]" office:value-type="time" office:time-value="PT00H00M56S" calcext:value-type="time">
            <text:p>00:00:56</text:p>
          </table:table-cell>
          <table:table-cell table:formula="of:=[.C57]-[.I56]" office:value-type="float" office:value="0" calcext:value-type="float">
            <text:p>0</text:p>
          </table:table-cell>
          <table:table-cell table:formula="of:=[.D57]-[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8]-[.G57]" office:value-type="float" office:value="1" calcext:value-type="float">
            <text:p>1</text:p>
          </table:table-cell>
          <table:table-cell table:formula="of:=[.B58]-[.H57]" office:value-type="time" office:time-value="PT02H08M38S" calcext:value-type="time">
            <text:p>02:08:38</text:p>
          </table:table-cell>
          <table:table-cell table:formula="of:=[.C58]-[.I57]" office:value-type="float" office:value="0.0449306000000007" calcext:value-type="float">
            <text:p>0.0449306</text:p>
          </table:table-cell>
          <table:table-cell table:formula="of:=[.D58]-[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59]-[.G58]" office:value-type="float" office:value="0" calcext:value-type="float">
            <text:p>0</text:p>
          </table:table-cell>
          <table:table-cell table:formula="of:=[.B59]-[.H58]" office:value-type="time" office:time-value="PT00H00M31.999999999S" calcext:value-type="time">
            <text:p>00:00:32</text:p>
          </table:table-cell>
          <table:table-cell table:formula="of:=[.C59]-[.I58]" office:value-type="float" office:value="0" calcext:value-type="float">
            <text:p>0</text:p>
          </table:table-cell>
          <table:table-cell table:formula="of:=[.D59]-[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0]-[.G59]" office:value-type="float" office:value="0" calcext:value-type="float">
            <text:p>0</text:p>
          </table:table-cell>
          <table:table-cell table:formula="of:=[.B60]-[.H59]" office:value-type="time" office:time-value="PT00H25M49.000000001S" calcext:value-type="time">
            <text:p>00:25:49</text:p>
          </table:table-cell>
          <table:table-cell table:formula="of:=[.C60]-[.I59]" office:value-type="float" office:value="-0.00868059999999105" calcext:value-type="float">
            <text:p>-0.0086806</text:p>
          </table:table-cell>
          <table:table-cell table:formula="of:=[.D60]-[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20" table:formula="of:=[.A61]-[.G60]" office:value-type="float" office:value="0" calcext:value-type="float">
            <text:p>0</text:p>
          </table:table-cell>
          <table:table-cell table:style-name="ce26" table:formula="of:=[.B61]-[.H60]" office:value-type="time" office:time-value="PT00H00M35S" calcext:value-type="time">
            <text:p>00:00:35</text:p>
          </table:table-cell>
          <table:table-cell table:style-name="ce33" table:formula="of:=[.C61]-[.I60]" office:value-type="float" office:value="0" calcext:value-type="float">
            <text:p>0</text:p>
          </table:table-cell>
          <table:table-cell table:style-name="ce33" table:formula="of:=[.D61]-[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.A62]-[.G61]" office:value-type="float" office:value="0" calcext:value-type="float">
            <text:p>0</text:p>
          </table:table-cell>
          <table:table-cell table:formula="of:=[.B62]-[.H61]" office:value-type="time" office:time-value="PT00H05M17.999999998S" calcext:value-type="time">
            <text:p>00:05:18</text:p>
          </table:table-cell>
          <table:table-cell table:formula="of:=[.C62]-[.I61]" office:value-type="float" office:value="0" calcext:value-type="float">
            <text:p>0</text:p>
          </table:table-cell>
          <table:table-cell table:formula="of:=[.D62]-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.A63]-[.G62]" office:value-type="float" office:value="1" calcext:value-type="float">
            <text:p>1</text:p>
          </table:table-cell>
          <table:table-cell table:formula="of:=[.B63]-[.H62]" office:value-type="time" office:time-value="-PT06H53M16S" calcext:value-type="time">
            <text:p>17:06:44</text:p>
          </table:table-cell>
          <table:table-cell table:formula="of:=[.C63]-[.I62]" office:value-type="float" office:value="-0.1419444" calcext:value-type="float">
            <text:p>-0.1419444</text:p>
          </table:table-cell>
          <table:table-cell table:formula="of:=[.D63]-[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4]-[.G63]" office:value-type="float" office:value="1" calcext:value-type="float">
            <text:p>1</text:p>
          </table:table-cell>
          <table:table-cell table:formula="of:=[.B64]-[.H63]" office:value-type="time" office:time-value="PT03H50M04.000000002S" calcext:value-type="time">
            <text:p>03:50:04</text:p>
          </table:table-cell>
          <table:table-cell table:formula="of:=[.C64]-[.I63]" office:value-type="float" office:value="0.16079839999999" calcext:value-type="float">
            <text:p>0.1607984</text:p>
          </table:table-cell>
          <table:table-cell table:formula="of:=[.D64]-[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.A65]-[.G64]" office:value-type="float" office:value="1" calcext:value-type="float">
            <text:p>1</text:p>
          </table:table-cell>
          <table:table-cell table:formula="of:=[.B65]-[.H64]" office:value-type="time" office:time-value="-PT04H21M30S" calcext:value-type="time">
            <text:p>19:38:30</text:p>
          </table:table-cell>
          <table:table-cell table:formula="of:=[.C65]-[.I64]" office:value-type="float" office:value="-0.0999569999999892" calcext:value-type="float">
            <text:p>-0.099957</text:p>
          </table:table-cell>
          <table:table-cell table:formula="of:=[.D65]-[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.A66]-[.G65]" office:value-type="float" office:value="1" calcext:value-type="float">
            <text:p>1</text:p>
          </table:table-cell>
          <table:table-cell table:formula="of:=[.B66]-[.H65]" office:value-type="time" office:time-value="-PT01H45M09S" calcext:value-type="time">
            <text:p>22:14:51</text:p>
          </table:table-cell>
          <table:table-cell table:formula="of:=[.C66]-[.I65]" office:value-type="float" office:value="0.106874999999988" calcext:value-type="float">
            <text:p>0.106875</text:p>
          </table:table-cell>
          <table:table-cell table:formula="of:=[.D66]-[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7]-[.G66]" office:value-type="float" office:value="1" calcext:value-type="float">
            <text:p>1</text:p>
          </table:table-cell>
          <table:table-cell table:formula="of:=[.B67]-[.H66]" office:value-type="time" office:time-value="PT01H48M21S" calcext:value-type="time">
            <text:p>01:48:21</text:p>
          </table:table-cell>
          <table:table-cell table:formula="of:=[.C67]-[.I66]" office:value-type="float" office:value="-0.20417479999999" calcext:value-type="float">
            <text:p>-0.2041748</text:p>
          </table:table-cell>
          <table:table-cell table:formula="of:=[.D67]-[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68]-[.G67]" office:value-type="float" office:value="1" calcext:value-type="float">
            <text:p>1</text:p>
          </table:table-cell>
          <table:table-cell table:formula="of:=[.B68]-[.H67]" office:value-type="time" office:time-value="PT08H07M03S" calcext:value-type="time">
            <text:p>08:07:03</text:p>
          </table:table-cell>
          <table:table-cell table:formula="of:=[.C68]-[.I67]" office:value-type="float" office:value="0.197256799999991" calcext:value-type="float">
            <text:p>0.1972568</text:p>
          </table:table-cell>
          <table:table-cell table:formula="of:=[.D68]-[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.A69]-[.G68]" office:value-type="float" office:value="1" calcext:value-type="float">
            <text:p>1</text:p>
          </table:table-cell>
          <table:table-cell table:formula="of:=[.B69]-[.H68]" office:value-type="time" office:time-value="-PT00H36M05S" calcext:value-type="time">
            <text:p>23:23:55</text:p>
          </table:table-cell>
          <table:table-cell table:formula="of:=[.C69]-[.I68]" office:value-type="float" office:value="-0.0101733999999993" calcext:value-type="float">
            <text:p>-0.0101734</text:p>
          </table:table-cell>
          <table:table-cell table:formula="of:=[.D69]-[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0]-[.G69]" office:value-type="float" office:value="1" calcext:value-type="float">
            <text:p>1</text:p>
          </table:table-cell>
          <table:table-cell table:formula="of:=[.B70]-[.H69]" office:value-type="time" office:time-value="PT00H22M55S" calcext:value-type="time">
            <text:p>00:22:55</text:p>
          </table:table-cell>
          <table:table-cell table:formula="of:=[.C70]-[.I69]" office:value-type="float" office:value="0.0101733999999993" calcext:value-type="float">
            <text:p>0.0101734</text:p>
          </table:table-cell>
          <table:table-cell table:formula="of:=[.D70]-[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1]-[.G70]" office:value-type="float" office:value="1" calcext:value-type="float">
            <text:p>1</text:p>
          </table:table-cell>
          <table:table-cell table:formula="of:=[.B71]-[.H70]" office:value-type="time" office:time-value="PT00H11M29S" calcext:value-type="time">
            <text:p>00:11:29</text:p>
          </table:table-cell>
          <table:table-cell table:formula="of:=[.C71]-[.I70]" office:value-type="float" office:value="0" calcext:value-type="float">
            <text:p>0</text:p>
          </table:table-cell>
          <table:table-cell table:formula="of:=[.D71]-[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2]-[.G71]" office:value-type="float" office:value="0" calcext:value-type="float">
            <text:p>0</text:p>
          </table:table-cell>
          <table:table-cell table:style-name="ce26" table:formula="of:=[.B72]-[.H71]" office:value-type="time" office:time-value="PT00H01M06S" calcext:value-type="time">
            <text:p>00:01:06</text:p>
          </table:table-cell>
          <table:table-cell table:style-name="ce33" table:formula="of:=[.C72]-[.I71]" office:value-type="float" office:value="0" calcext:value-type="float">
            <text:p>0</text:p>
          </table:table-cell>
          <table:table-cell table:style-name="ce33" table:formula="of:=[.D72]-[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3]-[.G72]" office:value-type="float" office:value="0" calcext:value-type="float">
            <text:p>0</text:p>
          </table:table-cell>
          <table:table-cell table:style-name="ce26" table:formula="of:=[.B73]-[.H72]" office:value-type="time" office:time-value="PT00H00M42S" calcext:value-type="time">
            <text:p>00:00:42</text:p>
          </table:table-cell>
          <table:table-cell table:style-name="ce33" table:formula="of:=[.C73]-[.I72]" office:value-type="float" office:value="0" calcext:value-type="float">
            <text:p>0</text:p>
          </table:table-cell>
          <table:table-cell table:style-name="ce33" table:formula="of:=[.D73]-[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74]-[.G73]" office:value-type="float" office:value="1" calcext:value-type="float">
            <text:p>1</text:p>
          </table:table-cell>
          <table:table-cell table:formula="of:=[.B74]-[.H73]" office:value-type="time" office:time-value="-PT03H49M24S" calcext:value-type="time">
            <text:p>20:10:36</text:p>
          </table:table-cell>
          <table:table-cell table:formula="of:=[.C74]-[.I73]" office:value-type="float" office:value="-0.204826199999999" calcext:value-type="float">
            <text:p>-0.2048262</text:p>
          </table:table-cell>
          <table:table-cell table:formula="of:=[.D74]-[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.A75]-[.G74]" office:value-type="float" office:value="0" calcext:value-type="float">
            <text:p>0</text:p>
          </table:table-cell>
          <table:table-cell table:formula="of:=[.B75]-[.H74]" office:value-type="time" office:time-value="PT00H00M27S" calcext:value-type="time">
            <text:p>00:00:27</text:p>
          </table:table-cell>
          <table:table-cell table:formula="of:=[.C75]-[.I74]" office:value-type="float" office:value="0.00625000000000853" calcext:value-type="float">
            <text:p>0.00625</text:p>
          </table:table-cell>
          <table:table-cell table:formula="of:=[.D75]-[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6]-[.G75]" office:value-type="float" office:value="1" calcext:value-type="float">
            <text:p>1</text:p>
          </table:table-cell>
          <table:table-cell table:formula="of:=[.B76]-[.H75]" office:value-type="time" office:time-value="PT03H42M32S" calcext:value-type="time">
            <text:p>03:42:32</text:p>
          </table:table-cell>
          <table:table-cell table:formula="of:=[.C76]-[.I75]" office:value-type="float" office:value="0.198576199999991" calcext:value-type="float">
            <text:p>0.1985762</text:p>
          </table:table-cell>
          <table:table-cell table:formula="of:=[.D76]-[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.A77]-[.G76]" office:value-type="float" office:value="1" calcext:value-type="float">
            <text:p>1</text:p>
          </table:table-cell>
          <table:table-cell table:formula="of:=[.B77]-[.H76]" office:value-type="time" office:time-value="-PT07H49M06.000000002S" calcext:value-type="time">
            <text:p>16:10:54</text:p>
          </table:table-cell>
          <table:table-cell table:formula="of:=[.C77]-[.I76]" office:value-type="float" office:value="-0.203020699999996" calcext:value-type="float">
            <text:p>-0.2030207</text:p>
          </table:table-cell>
          <table:table-cell table:formula="of:=[.D77]-[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78]-[.G77]" office:value-type="float" office:value="1" calcext:value-type="float">
            <text:p>1</text:p>
          </table:table-cell>
          <table:table-cell table:formula="of:=[.B78]-[.H77]" office:value-type="time" office:time-value="PT07H43M14.000000001S" calcext:value-type="time">
            <text:p>07:43:14</text:p>
          </table:table-cell>
          <table:table-cell table:formula="of:=[.C78]-[.I77]" office:value-type="float" office:value="0.203020699999996" calcext:value-type="float">
            <text:p>0.2030207</text:p>
          </table:table-cell>
          <table:table-cell table:formula="of:=[.D78]-[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79]-[.G78]" office:value-type="float" office:value="0" calcext:value-type="float">
            <text:p>0</text:p>
          </table:table-cell>
          <table:table-cell table:style-name="ce26" table:formula="of:=[.B79]-[.H78]" office:value-type="time" office:time-value="PT00H01M07.000000001S" calcext:value-type="time">
            <text:p>00:01:07</text:p>
          </table:table-cell>
          <table:table-cell table:style-name="ce33" table:formula="of:=[.C79]-[.I78]" office:value-type="float" office:value="0" calcext:value-type="float">
            <text:p>0</text:p>
          </table:table-cell>
          <table:table-cell table:style-name="ce33" table:formula="of:=[.D79]-[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80]-[.G79]" office:value-type="float" office:value="0" calcext:value-type="float">
            <text:p>0</text:p>
          </table:table-cell>
          <table:table-cell table:style-name="ce26" table:formula="of:=[.B80]-[.H79]" office:value-type="time" office:time-value="PT00H00M39S" calcext:value-type="time">
            <text:p>00:00:39</text:p>
          </table:table-cell>
          <table:table-cell table:style-name="ce33" table:formula="of:=[.C80]-[.I79]" office:value-type="float" office:value="0" calcext:value-type="float">
            <text:p>0</text:p>
          </table:table-cell>
          <table:table-cell table:style-name="ce33" table:formula="of:=[.D80]-[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81]-[.G80]" office:value-type="float" office:value="1" calcext:value-type="float">
            <text:p>1</text:p>
          </table:table-cell>
          <table:table-cell table:formula="of:=[.B81]-[.H80]" office:value-type="time" office:time-value="-PT03H19M25S" calcext:value-type="time">
            <text:p>20:40:35</text:p>
          </table:table-cell>
          <table:table-cell table:formula="of:=[.C81]-[.I80]" office:value-type="float" office:value="-0.197256799999991" calcext:value-type="float">
            <text:p>-0.1972568</text:p>
          </table:table-cell>
          <table:table-cell table:formula="of:=[.D81]-[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.A82]-[.G81]" office:value-type="float" office:value="0" calcext:value-type="float">
            <text:p>0</text:p>
          </table:table-cell>
          <table:table-cell table:formula="of:=[.B82]-[.H81]" office:value-type="time" office:time-value="PT00H00M47S" calcext:value-type="time">
            <text:p>00:00:47</text:p>
          </table:table-cell>
          <table:table-cell table:formula="of:=[.C82]-[.I81]" office:value-type="float" office:value="-0.00756940000000839" calcext:value-type="float">
            <text:p>-0.0075694</text:p>
          </table:table-cell>
          <table:table-cell table:formula="of:=[.D82]-[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.A83]-[.G82]" office:value-type="float" office:value="1" calcext:value-type="float">
            <text:p>1</text:p>
          </table:table-cell>
          <table:table-cell table:formula="of:=[.B83]-[.H82]" office:value-type="time" office:time-value="PT01H32M33S" calcext:value-type="time">
            <text:p>01:32:33</text:p>
          </table:table-cell>
          <table:table-cell table:formula="of:=[.C83]-[.I82]" office:value-type="float" office:value="0.202291600000009" calcext:value-type="float">
            <text:p>0.2022916</text:p>
          </table:table-cell>
          <table:table-cell table:formula="of:=[.D83]-[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4]-[.G83]" office:value-type="float" office:value="1" calcext:value-type="float">
            <text:p>1</text:p>
          </table:table-cell>
          <table:table-cell table:formula="of:=[.B84]-[.H83]" office:value-type="time" office:time-value="PT01H36M28S" calcext:value-type="time">
            <text:p>01:36:28</text:p>
          </table:table-cell>
          <table:table-cell table:formula="of:=[.C84]-[.I83]" office:value-type="float" office:value="-0.0294444000000027" calcext:value-type="float">
            <text:p>-0.0294444</text:p>
          </table:table-cell>
          <table:table-cell table:formula="of:=[.D84]-[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.A85]-[.G84]" office:value-type="float" office:value="0" calcext:value-type="float">
            <text:p>0</text:p>
          </table:table-cell>
          <table:table-cell table:formula="of:=[.B85]-[.H84]" office:value-type="time" office:time-value="PT00H18M53S" calcext:value-type="time">
            <text:p>00:18:53</text:p>
          </table:table-cell>
          <table:table-cell table:formula="of:=[.C85]-[.I84]" office:value-type="float" office:value="0" calcext:value-type="float">
            <text:p>0</text:p>
          </table:table-cell>
          <table:table-cell table:formula="of:=[.D85]-[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6]-[.G85]" office:value-type="float" office:value="1" calcext:value-type="float">
            <text:p>1</text:p>
          </table:table-cell>
          <table:table-cell table:formula="of:=[.B86]-[.H85]" office:value-type="time" office:time-value="-PT01H12M00.000000002S" calcext:value-type="time">
            <text:p>22:48:00</text:p>
          </table:table-cell>
          <table:table-cell table:formula="of:=[.C86]-[.I85]" office:value-type="float" office:value="0.0319789999999927" calcext:value-type="float">
            <text:p>0.031979</text:p>
          </table:table-cell>
          <table:table-cell table:formula="of:=[.D86]-[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7]-[.G86]" office:value-type="float" office:value="1" calcext:value-type="float">
            <text:p>1</text:p>
          </table:table-cell>
          <table:table-cell table:formula="of:=[.B87]-[.H86]" office:value-type="time" office:time-value="PT01H02M22.000000001S" calcext:value-type="time">
            <text:p>01:02:22</text:p>
          </table:table-cell>
          <table:table-cell table:formula="of:=[.C87]-[.I86]" office:value-type="float" office:value="0" calcext:value-type="float">
            <text:p>0</text:p>
          </table:table-cell>
          <table:table-cell table:formula="of:=[.D87]-[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8]-[.G87]" office:value-type="float" office:value="1" calcext:value-type="float">
            <text:p>1</text:p>
          </table:table-cell>
          <table:table-cell table:formula="of:=[.B88]-[.H87]" office:value-type="time" office:time-value="-PT00H04M48.999999999S" calcext:value-type="time">
            <text:p>23:55:11</text:p>
          </table:table-cell>
          <table:table-cell table:formula="of:=[.C88]-[.I87]" office:value-type="float" office:value="0" calcext:value-type="float">
            <text:p>0</text:p>
          </table:table-cell>
          <table:table-cell table:formula="of:=[.D88]-[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.A89]-[.G88]" office:value-type="float" office:value="0" calcext:value-type="float">
            <text:p>0</text:p>
          </table:table-cell>
          <table:table-cell table:formula="of:=[.B89]-[.H88]" office:value-type="time" office:time-value="PT00H04M24S" calcext:value-type="time">
            <text:p>00:04:24</text:p>
          </table:table-cell>
          <table:table-cell table:formula="of:=[.C89]-[.I88]" office:value-type="float" office:value="0" calcext:value-type="float">
            <text:p>0</text:p>
          </table:table-cell>
          <table:table-cell table:formula="of:=[.D89]-[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.A90]-[.G89]" office:value-type="float" office:value="0" calcext:value-type="float">
            <text:p>0</text:p>
          </table:table-cell>
          <table:table-cell table:style-name="ce26" table:formula="of:=[.B90]-[.H89]" office:value-type="time" office:time-value="PT00H01M48S" calcext:value-type="time">
            <text:p>00:01:48</text:p>
          </table:table-cell>
          <table:table-cell table:style-name="ce33" table:formula="of:=[.C90]-[.I89]" office:value-type="float" office:value="0" calcext:value-type="float">
            <text:p>0</text:p>
          </table:table-cell>
          <table:table-cell table:style-name="ce33" table:formula="of:=[.D90]-[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.A91]-[.G90]" office:value-type="float" office:value="-55555614" calcext:value-type="float">
            <text:p>-55555614</text:p>
          </table:table-cell>
          <table:table-cell table:formula="of:=[.B91]-[.H90]" office:value-type="time" office:time-value="-PT11H45M36S" calcext:value-type="time">
            <text:p>12:14:24</text:p>
          </table:table-cell>
          <table:table-cell table:formula="of:=[.C91]-[.I90]" office:value-type="float" office:value="-114.043854" calcext:value-type="float">
            <text:p>-114.043854</text:p>
          </table:table-cell>
          <table:table-cell table:formula="of:=[.D91]-[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8:00" calcext:value-type="date">
            <text:p>12-30-1899 12:08:00</text:p>
          </table:table-cell>
          <table:table-cell table:number-columns-repeated="3"/>
          <table:table-cell table:formula="of:=[.A92]-[.G91]" office:value-type="float" office:value="0" calcext:value-type="float">
            <text:p>0</text:p>
          </table:table-cell>
          <table:table-cell table:formula="of:=[.B92]-[.H91]" office:value-type="time" office:time-value="PT04H00M00S" calcext:value-type="time">
            <text:p>04:00: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1T12:04:00" calcext:value-type="date">
            <text:p>12-31-1899 12:04:00</text:p>
          </table:table-cell>
          <table:table-cell table:number-columns-repeated="9"/>
          <table:table-cell table:formula="of:=[.A93]-[.G92]" office:value-type="float" office:value="0" calcext:value-type="float">
            <text:p>0</text:p>
          </table:table-cell>
          <table:table-cell table:formula="of:=[.B93]-[.H92]" office:value-type="time" office:time-value="PT23H56M00S" calcext:value-type="time">
            <text:p>23:56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4]-[.G93]" office:value-type="float" office:value="0" calcext:value-type="float">
            <text:p>0</text:p>
          </table:table-cell>
          <table:table-cell table:formula="of:=[.B94]-[.H9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5]-[.G94]" office:value-type="float" office:value="0" calcext:value-type="float">
            <text:p>0</text:p>
          </table:table-cell>
          <table:table-cell table:formula="of:=[.B95]-[.H9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A96]-[.G95]" office:value-type="float" office:value="0" calcext:value-type="float">
            <text:p>0</text:p>
          </table:table-cell>
          <table:table-cell table:formula="of:=[.B96]-[.H9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 table:style-name="ce27"/>
          <table:table-cell table:style-name="ce34" table:number-columns-repeated="2"/>
          <table:table-cell/>
        </table:table-row>
        <table:table-row table:style-name="ro1" table:number-rows-repeated="100">
          <table:table-cell table:number-columns-repeated="11"/>
          <table:table-cell table:style-name="ce22"/>
          <table:table-cell table:style-name="ce28"/>
          <table:table-cell table:style-name="ce35" table:number-columns-repeated="2"/>
          <table:table-cell/>
        </table:table-row>
        <table:table-row table:style-name="ro1">
          <table:table-cell table:number-columns-repeated="11"/>
          <table:table-cell table:style-name="ce23"/>
          <table:table-cell table:style-name="ce29"/>
          <table:table-cell table:style-name="ce36" table:number-columns-repeated="2"/>
          <table:table-cell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2.L201:Sheet2.L1048576 Sheet2.L1:Sheet2.L98">
            <calcext:condition calcext:apply-style-name="Untitled3" calcext:value="=1" calcext:base-cell-address="Sheet2.L1"/>
          </calcext:conditional-format>
          <calcext:conditional-format calcext:target-range-address="Sheet2.M201:Sheet2.M1048576 Sheet2.M1:Sheet2.M98">
            <calcext:condition calcext:apply-style-name="Untitled1" calcext:value="formula-is([.L1]=1)" calcext:base-cell-address="Sheet2.M1"/>
            <calcext:condition calcext:apply-style-name="Untitled3" calcext:value="&lt;0" calcext:base-cell-address="Sheet2.M1"/>
            <calcext:condition calcext:apply-style-name="Untitled2" calcext:value="&gt;0.1666666667" calcext:base-cell-address="Sheet2.M1"/>
            <calcext:condition calcext:apply-style-name="Untitled3" calcext:value="&gt;0.0027777" calcext:base-cell-address="Sheet2.M1"/>
          </calcext:conditional-format>
          <calcext:conditional-format calcext:target-range-address="Sheet2.N201:Sheet2.O1048576 Sheet2.N1:Sheet2.O98">
            <calcext:condition calcext:apply-style-name="Untitled1" calcext:value="formula-is([.L1]=1)" calcext:base-cell-address="Sheet2.N1"/>
            <calcext:condition calcext:apply-style-name="Untitled3" calcext:value="!=0" calcext:base-cell-address="Sheet2.N1"/>
          </calcext:conditional-format>
          <calcext:conditional-format calcext:target-range-address="Sheet2.L100:Sheet2.L200">
            <calcext:condition calcext:apply-style-name="Untitled3" calcext:value="=1" calcext:base-cell-address="Sheet2.L100"/>
          </calcext:conditional-format>
          <calcext:conditional-format calcext:target-range-address="Sheet2.M100:Sheet2.M200">
            <calcext:condition calcext:apply-style-name="Untitled1" calcext:value="formula-is([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200">
            <calcext:condition calcext:apply-style-name="Untitled1" calcext:value="formula-is([.L100]=1)" calcext:base-cell-address="Sheet2.N100"/>
            <calcext:condition calcext:apply-style-name="Untitled3" calcext:value="!=0" calcext:base-cell-address="Sheet2.N100"/>
          </calcext:conditional-format>
          <calcext:conditional-format calcext:target-range-address="Sheet2.L99:Sheet2.L99">
            <calcext:condition calcext:apply-style-name="Untitled3" calcext:value="=1" calcext:base-cell-address="Sheet2.L99"/>
          </calcext:conditional-format>
          <calcext:conditional-format calcext:target-range-address="Sheet2.M99:Sheet2.M99">
            <calcext:condition calcext:apply-style-name="Untitled1" calcext:value="formula-is([.L99]=1)" calcext:base-cell-address="Sheet2.M99"/>
            <calcext:condition calcext:apply-style-name="Untitled3" calcext:value="&lt;0" calcext:base-cell-address="Sheet2.M99"/>
            <calcext:condition calcext:apply-style-name="Untitled2" calcext:value="&gt;0.1666666667" calcext:base-cell-address="Sheet2.M99"/>
            <calcext:condition calcext:apply-style-name="Untitled3" calcext:value="&gt;0.0027777" calcext:base-cell-address="Sheet2.M99"/>
          </calcext:conditional-format>
          <calcext:conditional-format calcext:target-range-address="Sheet2.N99:Sheet2.O99">
            <calcext:condition calcext:apply-style-name="Untitled1" calcext:value="formula-is([.L99]=1)" calcext:base-cell-address="Sheet2.N99"/>
            <calcext:condition calcext:apply-style-name="Untitled3" calcext:value="!=0" calcext:base-cell-address="Sheet2.N99"/>
          </calcext:conditional-format>
          <calcext:conditional-format calcext:target-range-address="Sheet2.L100:Sheet2.L199">
            <calcext:condition calcext:apply-style-name="Untitled3" calcext:value="=1" calcext:base-cell-address="Sheet2.L100"/>
          </calcext:conditional-format>
          <calcext:conditional-format calcext:target-range-address="Sheet2.M100:Sheet2.M199">
            <calcext:condition calcext:apply-style-name="Untitled1" calcext:value="formula-is([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199">
            <calcext:condition calcext:apply-style-name="Untitled1" calcext:value="formula-is([.L100]=1)" calcext:base-cell-address="Sheet2.N100"/>
            <calcext:condition calcext:apply-style-name="Untitled3" calcext:value="!=0" calcext:base-cell-address="Sheet2.N100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ce40"/>
        <table:table-column table:style-name="co1" table:number-columns-repeated="3" table:default-cell-style-name="Default"/>
        <table:table-column table:style-name="co1" table:default-cell-style-name="ce42"/>
        <table:table-column table:style-name="co5" table:default-cell-style-name="ce43"/>
        <table:table-column table:style-name="co6" table:default-cell-style-name="ce44"/>
        <table:table-column table:style-name="co1" table:default-cell-style-name="ce4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9"/>
        </table:table-row>
        <table:table-row table:style-name="ro1">
          <table:table-cell table:style-name="ce37" office:value-type="float" office:value="55555556" calcext:value-type="float">
            <text:p>55555556</text:p>
          </table:table-cell>
          <table:table-cell table:style-name="ce38" office:value-type="string" calcext:value-type="string">
            <text:p>0-01-01</text:p>
          </table:table-cell>
          <table:table-cell table:style-name="ce41" office:value-type="string" calcext:value-type="string">
            <text:p>13:10:09</text:p>
          </table:table-cell>
          <table:table-cell table:style-name="ce37" office:value-type="float" office:value="114.0398" calcext:value-type="float">
            <text:p>114.0398</text:p>
          </table:table-cell>
          <table:table-cell table:style-name="ce37" office:value-type="float" office:value="22.57403" calcext:value-type="float">
            <text:p>22.57403</text:p>
          </table:table-cell>
          <table:table-cell/>
          <table:table-cell table:formula="of:=[.A3]-[.A2]" office:value-type="float" office:value="0" calcext:value-type="float">
            <text:p>0</text:p>
          </table:table-cell>
          <table:table-cell table:formula="of:=[.C3]-[.C2]" office:value-type="float" office:value="0.123854166666667" calcext:value-type="float">
            <text:p>0.1238541667</text:p>
          </table:table-cell>
          <table:table-cell table:formula="of:=[.D3]-[.D2]" office:value-type="float" office:value="-0.234099999999998" calcext:value-type="float">
            <text:p>-0.2341</text:p>
          </table:table-cell>
          <table:table-cell table:formula="of:=[.E3]-[.E2]" office:value-type="float" office:value="0.187359999999998" calcext:value-type="float">
            <text:p>0.1873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/>
          <table:table-cell table:formula="of:=[.A4]-[.A3]" office:value-type="float" office:value="0" calcext:value-type="float">
            <text:p>0</text:p>
          </table:table-cell>
          <table:table-cell table:formula="of:=[.C4]-[.C3]" office:value-type="float" office:value="0.0629398148148148" calcext:value-type="float">
            <text:p>0.0629398148</text:p>
          </table:table-cell>
          <table:table-cell table:formula="of:=[.D4]-[.D3]" office:value-type="float" office:value="0.00329999999999586" calcext:value-type="float">
            <text:p>0.0033</text:p>
          </table:table-cell>
          <table:table-cell table:formula="of:=[.E4]-[.E3]" office:value-type="float" office:value="-0.00520999999999816" calcext:value-type="float">
            <text:p>-0.00521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/>
          <table:table-cell table:formula="of:=[.A5]-[.A4]" office:value-type="float" office:value="0" calcext:value-type="float">
            <text:p>0</text:p>
          </table:table-cell>
          <table:table-cell table:formula="of:=[.C5]-[.C4]" office:value-type="float" office:value="0.132743055555556" calcext:value-type="float">
            <text:p>0.1327430556</text:p>
          </table:table-cell>
          <table:table-cell table:formula="of:=[.D5]-[.D4]" office:value-type="float" office:value="0.0375999999999976" calcext:value-type="float">
            <text:p>0.0376</text:p>
          </table:table-cell>
          <table:table-cell table:formula="of:=[.E5]-[.E4]" office:value-type="float" office:value="0.0163200000000003" calcext:value-type="float">
            <text:p>0.01632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6]-[.A5]" office:value-type="float" office:value="0" calcext:value-type="float">
            <text:p>0</text:p>
          </table:table-cell>
          <table:table-cell table:formula="of:=[.C6]-[.C5]" office:value-type="float" office:value="0.126967592592593" calcext:value-type="float">
            <text:p>0.1269675926</text:p>
          </table:table-cell>
          <table:table-cell table:formula="of:=[.D6]-[.D5]" office:value-type="float" office:value="0.1798" calcext:value-type="float">
            <text:p>0.1798</text:p>
          </table:table-cell>
          <table:table-cell table:formula="of:=[.E6]-[.E5]" office:value-type="float" office:value="-0.146460000000001" calcext:value-type="float">
            <text:p>-0.1464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7</text:p>
          </table:table-cell>
          <table:table-cell office:value-type="float" office:value="114.0264" calcext:value-type="float">
            <text:p>114.0264</text:p>
          </table:table-cell>
          <table:table-cell office:value-type="float" office:value="22.62604" calcext:value-type="float">
            <text:p>22.62604</text:p>
          </table:table-cell>
          <table:table-cell/>
          <table:table-cell table:formula="of:=[.A7]-[.A6]" office:value-type="float" office:value="5" calcext:value-type="float">
            <text:p>5</text:p>
          </table:table-cell>
          <table:table-cell table:formula="of:=[.C7]-[.C6]" office:value-type="float" office:value="-0.000972222222222263" calcext:value-type="float">
            <text:p>-0.0009722222</text:p>
          </table:table-cell>
          <table:table-cell table:formula="of:=[.D7]-[.D6]" office:value-type="float" office:value="0.0174999999999983" calcext:value-type="float">
            <text:p>0.0175</text:p>
          </table:table-cell>
          <table:table-cell table:formula="of:=[.E7]-[.E6]" office:value-type="float" office:value="-0.0952799999999989" calcext:value-type="float">
            <text:p>-0.09528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4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8]-[.A7]" office:value-type="float" office:value="0" calcext:value-type="float">
            <text:p>0</text:p>
          </table:table-cell>
          <table:table-cell table:formula="of:=[.C8]-[.C7]" office:value-type="float" office:value="0.000856481481481541" calcext:value-type="float">
            <text:p>0.0008564815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7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9]-[.A8]" office:value-type="float" office:value="4" calcext:value-type="float">
            <text:p>4</text:p>
          </table:table-cell>
          <table:table-cell table:formula="of:=[.C9]-[.C8]" office:value-type="float" office:value="-0.223946759259259" calcext:value-type="float">
            <text:p>-0.2239467593</text:p>
          </table:table-cell>
          <table:table-cell table:formula="of:=[.D9]-[.D8]" office:value-type="float" office:value="-0.223799999999997" calcext:value-type="float">
            <text:p>-0.2238</text:p>
          </table:table-cell>
          <table:table-cell table:formula="of:=[.E9]-[.E8]" office:value-type="float" office:value="0.22007" calcext:value-type="float">
            <text:p>0.22007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28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.A10]-[.A9]" office:value-type="float" office:value="0" calcext:value-type="float">
            <text:p>0</text:p>
          </table:table-cell>
          <table:table-cell table:formula="of:=[.C10]-[.C9]" office:value-type="float" office:value="0.000185185185185177" calcext:value-type="float">
            <text:p>0.000185185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44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.A11]-[.A10]" office:value-type="float" office:value="5" calcext:value-type="float">
            <text:p>5</text:p>
          </table:table-cell>
          <table:table-cell table:formula="of:=[.C11]-[.C10]" office:value-type="float" office:value="0.168356481481481" calcext:value-type="float">
            <text:p>0.1683564815</text:p>
          </table:table-cell>
          <table:table-cell table:formula="of:=[.D11]-[.D10]" office:value-type="float" office:value="0.223799999999997" calcext:value-type="float">
            <text:p>0.2238</text:p>
          </table:table-cell>
          <table:table-cell table:formula="of:=[.E11]-[.E10]" office:value-type="float" office:value="-0.22007" calcext:value-type="float">
            <text:p>-0.22007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3:1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2]-[.A11]" office:value-type="float" office:value="0" calcext:value-type="float">
            <text:p>0</text:p>
          </table:table-cell>
          <table:table-cell table:formula="of:=[.C12]-[.C11]" office:value-type="float" office:value="0.00229166666666669" calcext:value-type="float">
            <text:p>0.0022916667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6:2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3]-[.A12]" office:value-type="float" office:value="1" calcext:value-type="float">
            <text:p>1</text:p>
          </table:table-cell>
          <table:table-cell table:formula="of:=[.C13]-[.C12]" office:value-type="float" office:value="0.046886574074074" calcext:value-type="float">
            <text:p>0.0468865741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5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4]-[.A13]" office:value-type="float" office:value="0" calcext:value-type="float">
            <text:p>0</text:p>
          </table:table-cell>
          <table:table-cell table:formula="of:=[.C14]-[.C13]" office:value-type="float" office:value="0.00305555555555559" calcext:value-type="float">
            <text:p>0.0030555556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2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5]-[.A14]" office:value-type="float" office:value="2" calcext:value-type="float">
            <text:p>2</text:p>
          </table:table-cell>
          <table:table-cell table:formula="of:=[.C15]-[.C14]" office:value-type="float" office:value="-0.0198726851851851" calcext:value-type="float">
            <text:p>-0.0198726852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9:4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6]-[.A15]" office:value-type="float" office:value="0" calcext:value-type="float">
            <text:p>0</text:p>
          </table:table-cell>
          <table:table-cell table:formula="of:=[.C16]-[.C15]" office:value-type="float" office:value="0.00085648148148143" calcext:value-type="float">
            <text:p>0.0008564815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1:0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7]-[.A16]" office:value-type="float" office:value="2" calcext:value-type="float">
            <text:p>2</text:p>
          </table:table-cell>
          <table:table-cell table:formula="of:=[.C17]-[.C16]" office:value-type="float" office:value="-0.0284606481481481" calcext:value-type="float">
            <text:p>-0.0284606481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0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8]-[.A17]" office:value-type="float" office:value="0" calcext:value-type="float">
            <text:p>0</text:p>
          </table:table-cell>
          <table:table-cell table:formula="of:=[.C18]-[.C17]" office:value-type="float" office:value="0.00453703703703701" calcext:value-type="float">
            <text:p>0.004537037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6:3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19]-[.A18]" office:value-type="float" office:value="0" calcext:value-type="float">
            <text:p>0</text:p>
          </table:table-cell>
          <table:table-cell table:formula="of:=[.C19]-[.C18]" office:value-type="float" office:value="0.000416666666666621" calcext:value-type="float">
            <text:p>0.0004166667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7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20]-[.A19]" office:value-type="float" office:value="4" calcext:value-type="float">
            <text:p>4</text:p>
          </table:table-cell>
          <table:table-cell table:formula="of:=[.C20]-[.C19]" office:value-type="float" office:value="-0.0192129629629629" calcext:value-type="float">
            <text:p>-0.019212963</text:p>
          </table:table-cell>
          <table:table-cell table:formula="of:=[.D20]-[.D19]" office:value-type="float" office:value="-0.125399999999999" calcext:value-type="float">
            <text:p>-0.1254</text:p>
          </table:table-cell>
          <table:table-cell table:formula="of:=[.E20]-[.E19]" office:value-type="float" office:value="0.246880000000001" calcext:value-type="float">
            <text:p>0.24688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29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1]-[.A20]" office:value-type="float" office:value="0" calcext:value-type="float">
            <text:p>0</text:p>
          </table:table-cell>
          <table:table-cell table:formula="of:=[.C21]-[.C20]" office:value-type="float" office:value="0.000324074074074088" calcext:value-type="float">
            <text:p>0.0003240741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57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2]-[.A21]" office:value-type="float" office:value="0" calcext:value-type="float">
            <text:p>0</text:p>
          </table:table-cell>
          <table:table-cell table:formula="of:=[.C22]-[.C21]" office:value-type="float" office:value="0.0020486111111111" calcext:value-type="float">
            <text:p>0.002048611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[.E22]-[.E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54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.A23]-[.A22]" office:value-type="float" office:value="14" calcext:value-type="float">
            <text:p>14</text:p>
          </table:table-cell>
          <table:table-cell table:formula="of:=[.C23]-[.C22]" office:value-type="float" office:value="-0.48806712962963" calcext:value-type="float">
            <text:p>-0.4880671296</text:p>
          </table:table-cell>
          <table:table-cell table:formula="of:=[.D23]-[.D22]" office:value-type="float" office:value="0.131799999999998" calcext:value-type="float">
            <text:p>0.1318</text:p>
          </table:table-cell>
          <table:table-cell table:formula="of:=[.E23]-[.E22]" office:value-type="float" office:value="-0.228610000000003" calcext:value-type="float">
            <text:p>-0.22861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0:40:05</text:p>
          </table:table-cell>
          <table:table-cell office:value-type="float" office:value="114.0503" calcext:value-type="float">
            <text:p>114.0503</text:p>
          </table:table-cell>
          <table:table-cell office:value-type="float" office:value="22.54903" calcext:value-type="float">
            <text:p>22.54903</text:p>
          </table:table-cell>
          <table:table-cell/>
          <table:table-cell table:formula="of:=[.A24]-[.A23]" office:value-type="float" office:value="0" calcext:value-type="float">
            <text:p>0</text:p>
          </table:table-cell>
          <table:table-cell table:formula="of:=[.C24]-[.C23]" office:value-type="float" office:value="0.476365740740741" calcext:value-type="float">
            <text:p>0.4763657407</text:p>
          </table:table-cell>
          <table:table-cell table:formula="of:=[.D24]-[.D23]" office:value-type="float" office:value="0.00750000000000739" calcext:value-type="float">
            <text:p>0.0075</text:p>
          </table:table-cell>
          <table:table-cell table:formula="of:=[.E24]-[.E23]" office:value-type="float" office:value="0.0687500000000014" calcext:value-type="float">
            <text:p>0.06875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06:03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5]-[.A24]" office:value-type="float" office:value="0" calcext:value-type="float">
            <text:p>0</text:p>
          </table:table-cell>
          <table:table-cell table:formula="of:=[.C25]-[.C24]" office:value-type="float" office:value="0.00399305555555562" calcext:value-type="float">
            <text:p>0.0039930556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[.E25]-[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1:48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6]-[.A25]" office:value-type="float" office:value="0" calcext:value-type="float">
            <text:p>0</text:p>
          </table:table-cell>
          <table:table-cell table:formula="of:=[.C26]-[.C25]" office:value-type="float" office:value="0.000416666666666621" calcext:value-type="float">
            <text:p>0.0004166667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[.E26]-[.E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2:24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.A27]-[.A26]" office:value-type="float" office:value="1" calcext:value-type="float">
            <text:p>1</text:p>
          </table:table-cell>
          <table:table-cell table:formula="of:=[.C27]-[.C26]" office:value-type="float" office:value="-0.0699768518518519" calcext:value-type="float">
            <text:p>-0.0699768519</text:p>
          </table:table-cell>
          <table:table-cell table:formula="of:=[.D27]-[.D26]" office:value-type="float" office:value="-0.0691000000000059" calcext:value-type="float">
            <text:p>-0.0691</text:p>
          </table:table-cell>
          <table:table-cell table:formula="of:=[.E27]-[.E26]" office:value-type="float" office:value="0.0635399999999997" calcext:value-type="float">
            <text:p>0.06354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1:38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.A28]-[.A27]" office:value-type="float" office:value="0" calcext:value-type="float">
            <text:p>0</text:p>
          </table:table-cell>
          <table:table-cell table:formula="of:=[.C28]-[.C27]" office:value-type="float" office:value="0.000648148148148175" calcext:value-type="float">
            <text:p>0.0006481481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[.E28]-[.E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2:34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.A29]-[.A28]" office:value-type="float" office:value="1" calcext:value-type="float">
            <text:p>1</text:p>
          </table:table-cell>
          <table:table-cell table:formula="of:=[.C29]-[.C28]" office:value-type="float" office:value="0.0893287037037037" calcext:value-type="float">
            <text:p>0.0893287037</text:p>
          </table:table-cell>
          <table:table-cell table:formula="of:=[.D29]-[.D28]" office:value-type="float" office:value="0.0450000000000017" calcext:value-type="float">
            <text:p>0.045</text:p>
          </table:table-cell>
          <table:table-cell table:formula="of:=[.E29]-[.E28]" office:value-type="float" office:value="-0.0663899999999984" calcext:value-type="float">
            <text:p>-0.06639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12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30]-[.A29]" office:value-type="float" office:value="0" calcext:value-type="float">
            <text:p>0</text:p>
          </table:table-cell>
          <table:table-cell table:formula="of:=[.C30]-[.C29]" office:value-type="float" office:value="0.000370370370370354" calcext:value-type="float">
            <text:p>0.0003703704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[.E30]-[.E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44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31]-[.A30]" office:value-type="float" office:value="0" calcext:value-type="float">
            <text:p>0</text:p>
          </table:table-cell>
          <table:table-cell table:formula="of:=[.C31]-[.C30]" office:value-type="float" office:value="0.0179282407407407" calcext:value-type="float">
            <text:p>0.0179282407</text:p>
          </table:table-cell>
          <table:table-cell table:formula="of:=[.D31]-[.D30]" office:value-type="float" office:value="-0.00869999999999038" calcext:value-type="float">
            <text:p>-0.0087</text:p>
          </table:table-cell>
          <table:table-cell table:formula="of:=[.E31]-[.E30]" office:value-type="float" office:value="-0.000350000000000961" calcext:value-type="float">
            <text:p>-0.00035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2]-[.A31]" office:value-type="float" office:value="0" calcext:value-type="float">
            <text:p>0</text:p>
          </table:table-cell>
          <table:table-cell table:formula="of:=[.C32]-[.C31]" office:value-type="float" office:value="0.000405092592592582" calcext:value-type="float">
            <text:p>0.0004050926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[.E32]-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8:08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3]-[.A32]" office:value-type="float" office:value="0" calcext:value-type="float">
            <text:p>0</text:p>
          </table:table-cell>
          <table:table-cell table:formula="of:=[.C33]-[.C32]" office:value-type="float" office:value="0.00368055555555558" calcext:value-type="float">
            <text:p>0.0036805556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[.E33]-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.A34]-[.A33]" office:value-type="float" office:value="9" calcext:value-type="float">
            <text:p>9</text:p>
          </table:table-cell>
          <table:table-cell table:formula="of:=[.C34]-[.C33]" office:value-type="float" office:value="0.030462962962963" calcext:value-type="float">
            <text:p>0.030462963</text:p>
          </table:table-cell>
          <table:table-cell table:formula="of:=[.D34]-[.D33]" office:value-type="float" office:value="0.0188999999999879" calcext:value-type="float">
            <text:p>0.0189</text:p>
          </table:table-cell>
          <table:table-cell table:formula="of:=[.E34]-[.E33]" office:value-type="float" office:value="-0.0838199999999993" calcext:value-type="float">
            <text:p>-0.08382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1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5]-[.A34]" office:value-type="float" office:value="0" calcext:value-type="float">
            <text:p>0</text:p>
          </table:table-cell>
          <table:table-cell table:formula="of:=[.C35]-[.C34]" office:value-type="float" office:value="0.000763888888888897" calcext:value-type="float">
            <text:p>0.0007638889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[.E35]-[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6]-[.A35]" office:value-type="float" office:value="0" calcext:value-type="float">
            <text:p>0</text:p>
          </table:table-cell>
          <table:table-cell table:formula="of:=[.C36]-[.C35]" office:value-type="float" office:value="0.000486111111111076" calcext:value-type="float">
            <text:p>0.0004861111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[.E36]-[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9:0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37]-[.A36]" office:value-type="float" office:value="1" calcext:value-type="float">
            <text:p>1</text:p>
          </table:table-cell>
          <table:table-cell table:formula="of:=[.C37]-[.C36]" office:value-type="float" office:value="-0.159305555555556" calcext:value-type="float">
            <text:p>-0.1593055556</text:p>
          </table:table-cell>
          <table:table-cell table:formula="of:=[.D37]-[.D36]" office:value-type="float" office:value="-0.204899999999995" calcext:value-type="float">
            <text:p>-0.2049</text:p>
          </table:table-cell>
          <table:table-cell table:formula="of:=[.E37]-[.E36]" office:value-type="float" office:value="0.239100000000001" calcext:value-type="float">
            <text:p>0.2391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09:42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.A38]-[.A37]" office:value-type="float" office:value="0" calcext:value-type="float">
            <text:p>0</text:p>
          </table:table-cell>
          <table:table-cell table:formula="of:=[.C38]-[.C37]" office:value-type="float" office:value="0.000312500000000049" calcext:value-type="float">
            <text:p>0.0003125</text:p>
          </table:table-cell>
          <table:table-cell table:formula="of:=[.D38]-[.D37]" office:value-type="float" office:value="0.00629999999999598" calcext:value-type="float">
            <text:p>0.0063</text:p>
          </table:table-cell>
          <table:table-cell table:formula="of:=[.E38]-[.E37]" office:value-type="float" office:value="-0.00929999999999964" calcext:value-type="float">
            <text:p>-0.0093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10:09</text:p>
          </table:table-cell>
          <table:table-cell office:value-type="float" office:value="113.8453" calcext:value-type="float">
            <text:p>113.8453</text:p>
          </table:table-cell>
          <table:table-cell office:value-type="float" office:value="22.76056" calcext:value-type="float">
            <text:p>22.76056</text:p>
          </table:table-cell>
          <table:table-cell/>
          <table:table-cell table:formula="of:=[.A39]-[.A38]" office:value-type="float" office:value="3" calcext:value-type="float">
            <text:p>3</text:p>
          </table:table-cell>
          <table:table-cell table:formula="of:=[.C39]-[.C38]" office:value-type="float" office:value="0.150462962962963" calcext:value-type="float">
            <text:p>0.150462963</text:p>
          </table:table-cell>
          <table:table-cell table:formula="of:=[.D39]-[.D38]" office:value-type="float" office:value="0.198599999999999" calcext:value-type="float">
            <text:p>0.1986</text:p>
          </table:table-cell>
          <table:table-cell table:formula="of:=[.E39]-[.E38]" office:value-type="float" office:value="-0.229800000000001" calcext:value-type="float">
            <text:p>-0.2298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6:4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0]-[.A39]" office:value-type="float" office:value="0" calcext:value-type="float">
            <text:p>0</text:p>
          </table:table-cell>
          <table:table-cell table:formula="of:=[.C40]-[.C39]" office:value-type="float" office:value="0.000775462962962936" calcext:value-type="float">
            <text:p>0.000775463</text:p>
          </table:table-cell>
          <table:table-cell table:formula="of:=[.D40]-[.D39]" office:value-type="float" office:value="0" calcext:value-type="float">
            <text:p>0</text:p>
          </table:table-cell>
          <table:table-cell table:formula="of:=[.E40]-[.E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5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1]-[.A40]" office:value-type="float" office:value="0" calcext:value-type="float">
            <text:p>0</text:p>
          </table:table-cell>
          <table:table-cell table:formula="of:=[.C41]-[.C40]" office:value-type="float" office:value="0.000451388888888959" calcext:value-type="float">
            <text:p>0.0004513889</text:p>
          </table:table-cell>
          <table:table-cell table:formula="of:=[.D41]-[.D40]" office:value-type="float" office:value="0" calcext:value-type="float">
            <text:p>0</text:p>
          </table:table-cell>
          <table:table-cell table:formula="of:=[.E41]-[.E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35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2]-[.A41]" office:value-type="float" office:value="1" calcext:value-type="float">
            <text:p>1</text:p>
          </table:table-cell>
          <table:table-cell table:formula="of:=[.C42]-[.C41]" office:value-type="float" office:value="-0.138483796296296" calcext:value-type="float">
            <text:p>-0.1384837963</text:p>
          </table:table-cell>
          <table:table-cell table:formula="of:=[.D42]-[.D41]" office:value-type="float" office:value="-0.197299999999998" calcext:value-type="float">
            <text:p>-0.1973</text:p>
          </table:table-cell>
          <table:table-cell table:formula="of:=[.E42]-[.E41]" office:value-type="float" office:value="0.24174" calcext:value-type="float">
            <text:p>0.2417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10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.A43]-[.A42]" office:value-type="float" office:value="0" calcext:value-type="float">
            <text:p>0</text:p>
          </table:table-cell>
          <table:table-cell table:formula="of:=[.C43]-[.C42]" office:value-type="float" office:value="0.000543981481481493" calcext:value-type="float">
            <text:p>0.0005439815</text:p>
          </table:table-cell>
          <table:table-cell table:formula="of:=[.D43]-[.D42]" office:value-type="float" office:value="-0.0075999999999965" calcext:value-type="float">
            <text:p>-0.0076</text:p>
          </table:table-cell>
          <table:table-cell table:formula="of:=[.E43]-[.E42]" office:value-type="float" office:value="-0.00263999999999953" calcext:value-type="float">
            <text:p>-0.0026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57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.A44]-[.A43]" office:value-type="float" office:value="2" calcext:value-type="float">
            <text:p>2</text:p>
          </table:table-cell>
          <table:table-cell table:formula="of:=[.C44]-[.C43]" office:value-type="float" office:value="0.131261574074074" calcext:value-type="float">
            <text:p>0.1312615741</text:p>
          </table:table-cell>
          <table:table-cell table:formula="of:=[.D44]-[.D43]" office:value-type="float" office:value="0.172899999999999" calcext:value-type="float">
            <text:p>0.1729</text:p>
          </table:table-cell>
          <table:table-cell table:formula="of:=[.E44]-[.E43]" office:value-type="float" office:value="-0.0982599999999998" calcext:value-type="float">
            <text:p>-0.09826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8:58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.A45]-[.A44]" office:value-type="float" office:value="0" calcext:value-type="float">
            <text:p>0</text:p>
          </table:table-cell>
          <table:table-cell table:formula="of:=[.C45]-[.C44]" office:value-type="float" office:value="0.0131134259259259" calcext:value-type="float">
            <text:p>0.0131134259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[.E45]-[.E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51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.A46]-[.A45]" office:value-type="float" office:value="3" calcext:value-type="float">
            <text:p>3</text:p>
          </table:table-cell>
          <table:table-cell table:formula="of:=[.C46]-[.C45]" office:value-type="float" office:value="-0.0100347222222222" calcext:value-type="float">
            <text:p>-0.0100347222</text:p>
          </table:table-cell>
          <table:table-cell table:formula="of:=[.D46]-[.D45]" office:value-type="float" office:value="0.0319999999999965" calcext:value-type="float">
            <text:p>0.032</text:p>
          </table:table-cell>
          <table:table-cell table:formula="of:=[.E46]-[.E45]" office:value-type="float" office:value="-0.140840000000001" calcext:value-type="float">
            <text:p>-0.14084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7]-[.A46]" office:value-type="float" office:value="0" calcext:value-type="float">
            <text:p>0</text:p>
          </table:table-cell>
          <table:table-cell table:formula="of:=[.C47]-[.C46]" office:value-type="float" office:value="0.00305555555555559" calcext:value-type="float">
            <text:p>0.0030555556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[.E47]-[.E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4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8]-[.A47]" office:value-type="float" office:value="0" calcext:value-type="float">
            <text:p>0</text:p>
          </table:table-cell>
          <table:table-cell table:formula="of:=[.C48]-[.C47]" office:value-type="float" office:value="0.00124999999999997" calcext:value-type="float">
            <text:p>0.00125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[.E48]-[.E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3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49]-[.A48]" office:value-type="float" office:value="4" calcext:value-type="float">
            <text:p>4</text:p>
          </table:table-cell>
          <table:table-cell table:formula="of:=[.C49]-[.C48]" office:value-type="float" office:value="0.00488425925925928" calcext:value-type="float">
            <text:p>0.0048842593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[.E49]-[.E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6:3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0]-[.A49]" office:value-type="float" office:value="0" calcext:value-type="float">
            <text:p>0</text:p>
          </table:table-cell>
          <table:table-cell table:formula="of:=[.C50]-[.C49]" office:value-type="float" office:value="0.000601851851851798" calcext:value-type="float">
            <text:p>0.0006018519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[.E50]-[.E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3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1]-[.A50]" office:value-type="float" office:value="1" calcext:value-type="float">
            <text:p>1</text:p>
          </table:table-cell>
          <table:table-cell table:formula="of:=[.C51]-[.C50]" office:value-type="float" office:value="-0.0103009259259259" calcext:value-type="float">
            <text:p>-0.0103009259</text:p>
          </table:table-cell>
          <table:table-cell table:formula="of:=[.D51]-[.D50]" office:value-type="float" office:value="0" calcext:value-type="float">
            <text:p>0</text:p>
          </table:table-cell>
          <table:table-cell table:formula="of:=[.E51]-[.E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2:4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2]-[.A51]" office:value-type="float" office:value="0" calcext:value-type="float">
            <text:p>0</text:p>
          </table:table-cell>
          <table:table-cell table:formula="of:=[.C52]-[.C51]" office:value-type="float" office:value="0.000624999999999987" calcext:value-type="float">
            <text:p>0.000625</text:p>
          </table:table-cell>
          <table:table-cell table:formula="of:=[.D52]-[.D51]" office:value-type="float" office:value="0" calcext:value-type="float">
            <text:p>0</text:p>
          </table:table-cell>
          <table:table-cell table:formula="of:=[.E52]-[.E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3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3]-[.A52]" office:value-type="float" office:value="0" calcext:value-type="float">
            <text:p>0</text:p>
          </table:table-cell>
          <table:table-cell table:formula="of:=[.C53]-[.C52]" office:value-type="float" office:value="0.0037962962962963" calcext:value-type="float">
            <text:p>0.0037962963</text:p>
          </table:table-cell>
          <table:table-cell table:formula="of:=[.D53]-[.D52]" office:value-type="float" office:value="0" calcext:value-type="float">
            <text:p>0</text:p>
          </table:table-cell>
          <table:table-cell table:formula="of:=[.E53]-[.E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2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4]-[.A53]" office:value-type="float" office:value="0" calcext:value-type="float">
            <text:p>0</text:p>
          </table:table-cell>
          <table:table-cell table:formula="of:=[.C54]-[.C53]" office:value-type="float" office:value="0.0000810185185186052" calcext:value-type="float">
            <text:p>8.10185185186052E-05</text:p>
          </table:table-cell>
          <table:table-cell table:formula="of:=[.D54]-[.D53]" office:value-type="float" office:value="0" calcext:value-type="float">
            <text:p>0</text:p>
          </table:table-cell>
          <table:table-cell table:formula="of:=[.E54]-[.E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5]-[.A54]" office:value-type="float" office:value="2" calcext:value-type="float">
            <text:p>2</text:p>
          </table:table-cell>
          <table:table-cell table:formula="of:=[.C55]-[.C54]" office:value-type="float" office:value="-0.175520833333333" calcext:value-type="float">
            <text:p>-0.1755208333</text:p>
          </table:table-cell>
          <table:table-cell table:formula="of:=[.D55]-[.D54]" office:value-type="float" office:value="-0.165399999999991" calcext:value-type="float">
            <text:p>-0.1654</text:p>
          </table:table-cell>
          <table:table-cell table:formula="of:=[.E55]-[.E54]" office:value-type="float" office:value="0.24896" calcext:value-type="float">
            <text:p>0.24896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9:36:24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6]-[.A55]" office:value-type="float" office:value="0" calcext:value-type="float">
            <text:p>0</text:p>
          </table:table-cell>
          <table:table-cell table:formula="of:=[.C56]-[.C55]" office:value-type="float" office:value="0.037349537037037" calcext:value-type="float">
            <text:p>0.037349537</text:p>
          </table:table-cell>
          <table:table-cell table:formula="of:=[.D56]-[.D55]" office:value-type="float" office:value="0" calcext:value-type="float">
            <text:p>0</text:p>
          </table:table-cell>
          <table:table-cell table:formula="of:=[.E56]-[.E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11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7]-[.A56]" office:value-type="float" office:value="0" calcext:value-type="float">
            <text:p>0</text:p>
          </table:table-cell>
          <table:table-cell table:formula="of:=[.C57]-[.C56]" office:value-type="float" office:value="0.000543981481481493" calcext:value-type="float">
            <text:p>0.0005439815</text:p>
          </table:table-cell>
          <table:table-cell table:formula="of:=[.D57]-[.D56]" office:value-type="float" office:value="0" calcext:value-type="float">
            <text:p>0</text:p>
          </table:table-cell>
          <table:table-cell table:formula="of:=[.E57]-[.E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58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.A58]-[.A57]" office:value-type="float" office:value="3" calcext:value-type="float">
            <text:p>3</text:p>
          </table:table-cell>
          <table:table-cell table:formula="of:=[.C58]-[.C57]" office:value-type="float" office:value="0.139189814814815" calcext:value-type="float">
            <text:p>0.1391898148</text:p>
          </table:table-cell>
          <table:table-cell table:formula="of:=[.D58]-[.D57]" office:value-type="float" office:value="0.165399999999991" calcext:value-type="float">
            <text:p>0.1654</text:p>
          </table:table-cell>
          <table:table-cell table:formula="of:=[.E58]-[.E57]" office:value-type="float" office:value="-0.24896" calcext:value-type="float">
            <text:p>-0.24896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59]-[.A58]" office:value-type="float" office:value="0" calcext:value-type="float">
            <text:p>0</text:p>
          </table:table-cell>
          <table:table-cell table:formula="of:=[.C59]-[.C58]" office:value-type="float" office:value="0.00112268518518521" calcext:value-type="float">
            <text:p>0.0011226852</text:p>
          </table:table-cell>
          <table:table-cell table:formula="of:=[.D59]-[.D58]" office:value-type="float" office:value="0" calcext:value-type="float">
            <text:p>0</text:p>
          </table:table-cell>
          <table:table-cell table:formula="of:=[.E59]-[.E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.A60]-[.A59]" office:value-type="float" office:value="8" calcext:value-type="float">
            <text:p>8</text:p>
          </table:table-cell>
          <table:table-cell table:formula="of:=[.C60]-[.C59]" office:value-type="float" office:value="-0.0133796296296296" calcext:value-type="float">
            <text:p>-0.0133796296</text:p>
          </table:table-cell>
          <table:table-cell table:formula="of:=[.D60]-[.D59]" office:value-type="float" office:value="0.00310000000000343" calcext:value-type="float">
            <text:p>0.0031</text:p>
          </table:table-cell>
          <table:table-cell table:formula="of:=[.E60]-[.E59]" office:value-type="float" office:value="0.0869299999999988" calcext:value-type="float">
            <text:p>0.08693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45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.A61]-[.A60]" office:value-type="float" office:value="0" calcext:value-type="float">
            <text:p>0</text:p>
          </table:table-cell>
          <table:table-cell table:formula="of:=[.C61]-[.C60]" office:value-type="float" office:value="0.00261574074074067" calcext:value-type="float">
            <text:p>0.0026157407</text:p>
          </table:table-cell>
          <table:table-cell table:formula="of:=[.D61]-[.D60]" office:value-type="float" office:value="0" calcext:value-type="float">
            <text:p>0</text:p>
          </table:table-cell>
          <table:table-cell table:formula="of:=[.E61]-[.E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7:31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.A62]-[.A61]" office:value-type="float" office:value="7" calcext:value-type="float">
            <text:p>7</text:p>
          </table:table-cell>
          <table:table-cell table:formula="of:=[.C62]-[.C61]" office:value-type="float" office:value="-0.0339930555555555" calcext:value-type="float">
            <text:p>-0.0339930556</text:p>
          </table:table-cell>
          <table:table-cell table:formula="of:=[.D62]-[.D61]" office:value-type="float" office:value="0.0191000000000088" calcext:value-type="float">
            <text:p>0.0191</text:p>
          </table:table-cell>
          <table:table-cell table:formula="of:=[.E62]-[.E61]" office:value-type="float" office:value="-0.0772699999999986" calcext:value-type="float">
            <text:p>-0.07727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8:3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3]-[.A62]" office:value-type="float" office:value="0" calcext:value-type="float">
            <text:p>0</text:p>
          </table:table-cell>
          <table:table-cell table:formula="of:=[.C63]-[.C62]" office:value-type="float" office:value="0.000335648148148127" calcext:value-type="float">
            <text:p>0.0003356481</text:p>
          </table:table-cell>
          <table:table-cell table:formula="of:=[.D63]-[.D62]" office:value-type="float" office:value="-0.000900000000001455" calcext:value-type="float">
            <text:p>-0.0009</text:p>
          </table:table-cell>
          <table:table-cell table:formula="of:=[.E63]-[.E62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9:03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64]-[.A63]" office:value-type="float" office:value="4" calcext:value-type="float">
            <text:p>4</text:p>
          </table:table-cell>
          <table:table-cell table:formula="of:=[.C64]-[.C63]" office:value-type="float" office:value="-0.23193287037037" calcext:value-type="float">
            <text:p>-0.2319328704</text:p>
          </table:table-cell>
          <table:table-cell table:formula="of:=[.D64]-[.D63]" office:value-type="float" office:value="0.000900000000001455" calcext:value-type="float">
            <text:p>0.0009</text:p>
          </table:table-cell>
          <table:table-cell table:formula="of:=[.E64]-[.E63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15:0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5]-[.A64]" office:value-type="float" office:value="0" calcext:value-type="float">
            <text:p>0</text:p>
          </table:table-cell>
          <table:table-cell table:formula="of:=[.C65]-[.C64]" office:value-type="float" office:value="0.274756944444444" calcext:value-type="float">
            <text:p>0.2747569444</text:p>
          </table:table-cell>
          <table:table-cell table:formula="of:=[.D65]-[.D64]" office:value-type="float" office:value="-0.002900000000011" calcext:value-type="float">
            <text:p>-0.0029</text:p>
          </table:table-cell>
          <table:table-cell table:formula="of:=[.E65]-[.E64]" office:value-type="float" office:value="-0.00209000000000259" calcext:value-type="float">
            <text:p>-0.00209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43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.A66]-[.A65]" office:value-type="float" office:value="4" calcext:value-type="float">
            <text:p>4</text:p>
          </table:table-cell>
          <table:table-cell table:formula="of:=[.C66]-[.C65]" office:value-type="float" office:value="-0.988703703703704" calcext:value-type="float">
            <text:p>-0.9887037037</text:p>
          </table:table-cell>
          <table:table-cell table:formula="of:=[.D66]-[.D65]" office:value-type="float" office:value="0.00760000000001071" calcext:value-type="float">
            <text:p>0.0076</text:p>
          </table:table-cell>
          <table:table-cell table:formula="of:=[.E66]-[.E65]" office:value-type="float" office:value="0.00931000000000282" calcext:value-type="float">
            <text:p>0.00931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6:59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764" calcext:value-type="float">
            <text:p>22.54764</text:p>
          </table:table-cell>
          <table:table-cell/>
          <table:table-cell table:formula="of:=[.A67]-[.A66]" office:value-type="float" office:value="0" calcext:value-type="float">
            <text:p>0</text:p>
          </table:table-cell>
          <table:table-cell table:formula="of:=[.C67]-[.C66]" office:value-type="float" office:value="0.000636574074074074" calcext:value-type="float">
            <text:p>0.0006365741</text:p>
          </table:table-cell>
          <table:table-cell table:formula="of:=[.D67]-[.D66]" office:value-type="float" office:value="0" calcext:value-type="float">
            <text:p>0</text:p>
          </table:table-cell>
          <table:table-cell table:formula="of:=[.E67]-[.E66]" office:value-type="float" office:value="-0.00174000000000163" calcext:value-type="float">
            <text:p>-0.00174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7:54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59" calcext:value-type="float">
            <text:p>22.5459</text:p>
          </table:table-cell>
          <table:table-cell/>
          <table:table-cell table:formula="of:=[.A68]-[.A67]" office:value-type="float" office:value="1" calcext:value-type="float">
            <text:p>1</text:p>
          </table:table-cell>
          <table:table-cell table:formula="of:=[.C68]-[.C67]" office:value-type="float" office:value="0.965659722222222" calcext:value-type="float">
            <text:p>0.9656597222</text:p>
          </table:table-cell>
          <table:table-cell table:formula="of:=[.D68]-[.D67]" office:value-type="float" office:value="-0.0046999999999997" calcext:value-type="float">
            <text:p>-0.0047</text:p>
          </table:table-cell>
          <table:table-cell table:formula="of:=[.E68]-[.E67]" office:value-type="float" office:value="-0.0054799999999986" calcext:value-type="float">
            <text:p>-0.00548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27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69]-[.A68]" office:value-type="float" office:value="0" calcext:value-type="float">
            <text:p>0</text:p>
          </table:table-cell>
          <table:table-cell table:formula="of:=[.C69]-[.C68]" office:value-type="float" office:value="0.0001388888888888" calcext:value-type="float">
            <text:p>0.0001388889</text:p>
          </table:table-cell>
          <table:table-cell table:formula="of:=[.D69]-[.D68]" office:value-type="float" office:value="-0.000900000000001455" calcext:value-type="float">
            <text:p>-0.0009</text:p>
          </table:table-cell>
          <table:table-cell table:formula="of:=[.E69]-[.E6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39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0]-[.A69]" office:value-type="float" office:value="2" calcext:value-type="float">
            <text:p>2</text:p>
          </table:table-cell>
          <table:table-cell table:formula="of:=[.C70]-[.C69]" office:value-type="float" office:value="-0.0228819444444444" calcext:value-type="float">
            <text:p>-0.0228819444</text:p>
          </table:table-cell>
          <table:table-cell table:formula="of:=[.D70]-[.D69]" office:value-type="float" office:value="0" calcext:value-type="float">
            <text:p>0</text:p>
          </table:table-cell>
          <table:table-cell table:formula="of:=[.E70]-[.E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4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1]-[.A70]" office:value-type="float" office:value="0" calcext:value-type="float">
            <text:p>0</text:p>
          </table:table-cell>
          <table:table-cell table:formula="of:=[.C71]-[.C70]" office:value-type="float" office:value="0.000150462962962949" calcext:value-type="float">
            <text:p>0.000150463</text:p>
          </table:table-cell>
          <table:table-cell table:formula="of:=[.D71]-[.D70]" office:value-type="float" office:value="0" calcext:value-type="float">
            <text:p>0</text:p>
          </table:table-cell>
          <table:table-cell table:formula="of:=[.E71]-[.E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2]-[.A71]" office:value-type="float" office:value="1" calcext:value-type="float">
            <text:p>1</text:p>
          </table:table-cell>
          <table:table-cell table:formula="of:=[.C72]-[.C71]" office:value-type="float" office:value="0.00644675925925919" calcext:value-type="float">
            <text:p>0.0064467593</text:p>
          </table:table-cell>
          <table:table-cell table:formula="of:=[.D72]-[.D71]" office:value-type="float" office:value="-0.00200000000000955" calcext:value-type="float">
            <text:p>-0.002</text:p>
          </table:table-cell>
          <table:table-cell table:formula="of:=[.E72]-[.E71]" office:value-type="float" office:value="-0.00057000000000329" calcext:value-type="float">
            <text:p>-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12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.A73]-[.A72]" office:value-type="float" office:value="0" calcext:value-type="float">
            <text:p>0</text:p>
          </table:table-cell>
          <table:table-cell table:formula="of:=[.C73]-[.C72]" office:value-type="float" office:value="0.000277777777777821" calcext:value-type="float">
            <text:p>0.0002777778</text:p>
          </table:table-cell>
          <table:table-cell table:formula="of:=[.D73]-[.D72]" office:value-type="float" office:value="0.00200000000000955" calcext:value-type="float">
            <text:p>0.002</text:p>
          </table:table-cell>
          <table:table-cell table:formula="of:=[.E73]-[.E72]" office:value-type="float" office:value="0.00057000000000329" calcext:value-type="float">
            <text:p>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3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4]-[.A73]" office:value-type="float" office:value="0" calcext:value-type="float">
            <text:p>0</text:p>
          </table:table-cell>
          <table:table-cell table:formula="of:=[.C74]-[.C73]" office:value-type="float" office:value="0.0187384259259259" calcext:value-type="float">
            <text:p>0.0187384259</text:p>
          </table:table-cell>
          <table:table-cell table:formula="of:=[.D74]-[.D73]" office:value-type="float" office:value="0" calcext:value-type="float">
            <text:p>0</text:p>
          </table:table-cell>
          <table:table-cell table:formula="of:=[.E74]-[.E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2:3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5]-[.A74]" office:value-type="float" office:value="1" calcext:value-type="float">
            <text:p>1</text:p>
          </table:table-cell>
          <table:table-cell table:formula="of:=[.C75]-[.C74]" office:value-type="float" office:value="-0.0453935185185185" calcext:value-type="float">
            <text:p>-0.0453935185</text:p>
          </table:table-cell>
          <table:table-cell table:formula="of:=[.D75]-[.D74]" office:value-type="float" office:value="-0.0275000000000034" calcext:value-type="float">
            <text:p>-0.0275</text:p>
          </table:table-cell>
          <table:table-cell table:formula="of:=[.E75]-[.E74]" office:value-type="float" office:value="0.0580599999999976" calcext:value-type="float">
            <text:p>0.05806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7:13</text:p>
          </table:table-cell>
          <table:table-cell office:value-type="float" office:value="114.0377" calcext:value-type="float">
            <text:p>114.0377</text:p>
          </table:table-cell>
          <table:table-cell office:value-type="float" office:value="22.59696" calcext:value-type="float">
            <text:p>22.59696</text:p>
          </table:table-cell>
          <table:table-cell/>
          <table:table-cell table:formula="of:=[.A76]-[.A75]" office:value-type="float" office:value="0" calcext:value-type="float">
            <text:p>0</text:p>
          </table:table-cell>
          <table:table-cell table:formula="of:=[.C76]-[.C75]" office:value-type="float" office:value="0.000752314814814747" calcext:value-type="float">
            <text:p>0.0007523148</text:p>
          </table:table-cell>
          <table:table-cell table:formula="of:=[.D76]-[.D75]" office:value-type="float" office:value="-0.00400000000000489" calcext:value-type="float">
            <text:p>-0.004</text:p>
          </table:table-cell>
          <table:table-cell table:formula="of:=[.E76]-[.E75]" office:value-type="float" office:value="0.0179700000000018" calcext:value-type="float">
            <text:p>0.01797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8:18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77]-[.A76]" office:value-type="float" office:value="3" calcext:value-type="float">
            <text:p>3</text:p>
          </table:table-cell>
          <table:table-cell table:formula="of:=[.C77]-[.C76]" office:value-type="float" office:value="0.0520138888888889" calcext:value-type="float">
            <text:p>0.0520138889</text:p>
          </table:table-cell>
          <table:table-cell table:formula="of:=[.D77]-[.D76]" office:value-type="float" office:value="0.0315000000000083" calcext:value-type="float">
            <text:p>0.0315</text:p>
          </table:table-cell>
          <table:table-cell table:formula="of:=[.E77]-[.E76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1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8]-[.A77]" office:value-type="float" office:value="0" calcext:value-type="float">
            <text:p>0</text:p>
          </table:table-cell>
          <table:table-cell table:formula="of:=[.C78]-[.C77]" office:value-type="float" office:value="0.000162037037037099" calcext:value-type="float">
            <text:p>0.000162037</text:p>
          </table:table-cell>
          <table:table-cell table:formula="of:=[.D78]-[.D77]" office:value-type="float" office:value="0" calcext:value-type="float">
            <text:p>0</text:p>
          </table:table-cell>
          <table:table-cell table:formula="of:=[.E78]-[.E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2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79]-[.A78]" office:value-type="float" office:value="5" calcext:value-type="float">
            <text:p>5</text:p>
          </table:table-cell>
          <table:table-cell table:formula="of:=[.C79]-[.C78]" office:value-type="float" office:value="0.0133680555555555" calcext:value-type="float">
            <text:p>0.0133680556</text:p>
          </table:table-cell>
          <table:table-cell table:formula="of:=[.D79]-[.D78]" office:value-type="float" office:value="0" calcext:value-type="float">
            <text:p>0</text:p>
          </table:table-cell>
          <table:table-cell table:formula="of:=[.E79]-[.E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4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0]-[.A79]" office:value-type="float" office:value="0" calcext:value-type="float">
            <text:p>0</text:p>
          </table:table-cell>
          <table:table-cell table:formula="of:=[.C80]-[.C79]" office:value-type="float" office:value="0.000196759259259216" calcext:value-type="float">
            <text:p>0.0001967593</text:p>
          </table:table-cell>
          <table:table-cell table:formula="of:=[.D80]-[.D79]" office:value-type="float" office:value="0" calcext:value-type="float">
            <text:p>0</text:p>
          </table:table-cell>
          <table:table-cell table:formula="of:=[.E80]-[.E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8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1]-[.A80]" office:value-type="float" office:value="4" calcext:value-type="float">
            <text:p>4</text:p>
          </table:table-cell>
          <table:table-cell table:formula="of:=[.C81]-[.C80]" office:value-type="float" office:value="-0.130578703703704" calcext:value-type="float">
            <text:p>-0.1305787037</text:p>
          </table:table-cell>
          <table:table-cell table:formula="of:=[.D81]-[.D80]" office:value-type="float" office:value="-0.011800000000008" calcext:value-type="float">
            <text:p>-0.0118</text:p>
          </table:table-cell>
          <table:table-cell table:formula="of:=[.E81]-[.E80]" office:value-type="float" office:value="0.0823199999999993" calcext:value-type="float">
            <text:p>0.08232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4:56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.A82]-[.A81]" office:value-type="float" office:value="0" calcext:value-type="float">
            <text:p>0</text:p>
          </table:table-cell>
          <table:table-cell table:formula="of:=[.C82]-[.C81]" office:value-type="float" office:value="0.000150462962963061" calcext:value-type="float">
            <text:p>0.000150463</text:p>
          </table:table-cell>
          <table:table-cell table:formula="of:=[.D82]-[.D81]" office:value-type="float" office:value="0" calcext:value-type="float">
            <text:p>0</text:p>
          </table:table-cell>
          <table:table-cell table:formula="of:=[.E82]-[.E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5:09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.A83]-[.A82]" office:value-type="float" office:value="2" calcext:value-type="float">
            <text:p>2</text:p>
          </table:table-cell>
          <table:table-cell table:formula="of:=[.C83]-[.C82]" office:value-type="float" office:value="0.101122685185185" calcext:value-type="float">
            <text:p>0.1011226852</text:p>
          </table:table-cell>
          <table:table-cell table:formula="of:=[.D83]-[.D82]" office:value-type="float" office:value="0.011800000000008" calcext:value-type="float">
            <text:p>0.0118</text:p>
          </table:table-cell>
          <table:table-cell table:formula="of:=[.E83]-[.E82]" office:value-type="float" office:value="-0.0823199999999993" calcext:value-type="float">
            <text:p>-0.08232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0:4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4]-[.A83]" office:value-type="float" office:value="0" calcext:value-type="float">
            <text:p>0</text:p>
          </table:table-cell>
          <table:table-cell table:formula="of:=[.C84]-[.C83]" office:value-type="float" office:value="0.000173611111111138" calcext:value-type="float">
            <text:p>0.0001736111</text:p>
          </table:table-cell>
          <table:table-cell table:formula="of:=[.D84]-[.D83]" office:value-type="float" office:value="0" calcext:value-type="float">
            <text:p>0</text:p>
          </table:table-cell>
          <table:table-cell table:formula="of:=[.E84]-[.E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1:0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5]-[.A84]" office:value-type="float" office:value="3" calcext:value-type="float">
            <text:p>3</text:p>
          </table:table-cell>
          <table:table-cell table:formula="of:=[.C85]-[.C84]" office:value-type="float" office:value="0.0271990740740741" calcext:value-type="float">
            <text:p>0.0271990741</text:p>
          </table:table-cell>
          <table:table-cell table:formula="of:=[.D85]-[.D84]" office:value-type="float" office:value="0" calcext:value-type="float">
            <text:p>0</text:p>
          </table:table-cell>
          <table:table-cell table:formula="of:=[.E85]-[.E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1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86]-[.A85]" office:value-type="float" office:value="0" calcext:value-type="float">
            <text:p>0</text:p>
          </table:table-cell>
          <table:table-cell table:formula="of:=[.C86]-[.C85]" office:value-type="float" office:value="0.000127314814814872" calcext:value-type="float">
            <text:p>0.0001273148</text:p>
          </table:table-cell>
          <table:table-cell table:formula="of:=[.D86]-[.D85]" office:value-type="float" office:value="0.000900000000001455" calcext:value-type="float">
            <text:p>0.0009</text:p>
          </table:table-cell>
          <table:table-cell table:formula="of:=[.E86]-[.E85]" office:value-type="float" office:value="0.0015199999999993" calcext:value-type="float">
            <text:p>0.00152</text:p>
          </table:table-cell>
          <table:table-cell table:number-columns-repeated="3"/>
          <table:table-cell table:style-name="ce46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22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87]-[.A86]" office:value-type="float" office:value="1" calcext:value-type="float">
            <text:p>1</text:p>
          </table:table-cell>
          <table:table-cell table:formula="of:=[.C87]-[.C86]" office:value-type="float" office:value="-0.0615162037037037" calcext:value-type="float">
            <text:p>-0.0615162037</text:p>
          </table:table-cell>
          <table:table-cell table:formula="of:=[.D87]-[.D86]" office:value-type="float" office:value="-0.0324000000000098" calcext:value-type="float">
            <text:p>-0.0324</text:p>
          </table:table-cell>
          <table:table-cell table:formula="of:=[.E87]-[.E86]" office:value-type="float" office:value="0.0745100000000001" calcext:value-type="float">
            <text:p>0.07451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1:47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88]-[.A87]" office:value-type="float" office:value="0" calcext:value-type="float">
            <text:p>0</text:p>
          </table:table-cell>
          <table:table-cell table:formula="of:=[.C88]-[.C87]" office:value-type="float" office:value="0.000162037037036988" calcext:value-type="float">
            <text:p>0.000162037</text:p>
          </table:table-cell>
          <table:table-cell table:formula="of:=[.D88]-[.D87]" office:value-type="float" office:value="0" calcext:value-type="float">
            <text:p>0</text:p>
          </table:table-cell>
          <table:table-cell table:formula="of:=[.E88]-[.E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01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.A89]-[.A88]" office:value-type="float" office:value="6" calcext:value-type="float">
            <text:p>6</text:p>
          </table:table-cell>
          <table:table-cell table:formula="of:=[.C89]-[.C88]" office:value-type="float" office:value="0.0357175925925927" calcext:value-type="float">
            <text:p>0.0357175926</text:p>
          </table:table-cell>
          <table:table-cell table:formula="of:=[.D89]-[.D88]" office:value-type="float" office:value="0.0315000000000083" calcext:value-type="float">
            <text:p>0.0315</text:p>
          </table:table-cell>
          <table:table-cell table:formula="of:=[.E89]-[.E88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0]-[.A89]" office:value-type="float" office:value="0" calcext:value-type="float">
            <text:p>0</text:p>
          </table:table-cell>
          <table:table-cell table:formula="of:=[.C90]-[.C89]" office:value-type="float" office:value="0.000115740740740722" calcext:value-type="float">
            <text:p>0.0001157407</text:p>
          </table:table-cell>
          <table:table-cell table:formula="of:=[.D90]-[.D89]" office:value-type="float" office:value="0" calcext:value-type="float">
            <text:p>0</text:p>
          </table:table-cell>
          <table:table-cell table:formula="of:=[.E90]-[.E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3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1]-[.A90]" office:value-type="float" office:value="2" calcext:value-type="float">
            <text:p>2</text:p>
          </table:table-cell>
          <table:table-cell table:formula="of:=[.C91]-[.C90]" office:value-type="float" office:value="0.0204745370370371" calcext:value-type="float">
            <text:p>0.020474537</text:p>
          </table:table-cell>
          <table:table-cell table:formula="of:=[.D91]-[.D90]" office:value-type="float" office:value="0" calcext:value-type="float">
            <text:p>0</text:p>
          </table:table-cell>
          <table:table-cell table:formula="of:=[.E91]-[.E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0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2]-[.A91]" office:value-type="float" office:value="0" calcext:value-type="float">
            <text:p>0</text:p>
          </table:table-cell>
          <table:table-cell table:formula="of:=[.C92]-[.C91]" office:value-type="float" office:value="0.000127314814814761" calcext:value-type="float">
            <text:p>0.0001273148</text:p>
          </table:table-cell>
          <table:table-cell table:formula="of:=[.D92]-[.D91]" office:value-type="float" office:value="0" calcext:value-type="float">
            <text:p>0</text:p>
          </table:table-cell>
          <table:table-cell table:formula="of:=[.E92]-[.E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1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3]-[.A92]" office:value-type="float" office:value="4" calcext:value-type="float">
            <text:p>4</text:p>
          </table:table-cell>
          <table:table-cell table:formula="of:=[.C93]-[.C92]" office:value-type="float" office:value="-0.00581018518518517" calcext:value-type="float">
            <text:p>-0.0058101852</text:p>
          </table:table-cell>
          <table:table-cell table:formula="of:=[.D93]-[.D92]" office:value-type="float" office:value="0" calcext:value-type="float">
            <text:p>0</text:p>
          </table:table-cell>
          <table:table-cell table:formula="of:=[.E93]-[.E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4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4]-[.A93]" office:value-type="float" office:value="0" calcext:value-type="float">
            <text:p>0</text:p>
          </table:table-cell>
          <table:table-cell table:formula="of:=[.C94]-[.C93]" office:value-type="float" office:value="0.000138888888888911" calcext:value-type="float">
            <text:p>0.0001388889</text:p>
          </table:table-cell>
          <table:table-cell table:formula="of:=[.D94]-[.D93]" office:value-type="float" office:value="0" calcext:value-type="float">
            <text:p>0</text:p>
          </table:table-cell>
          <table:table-cell table:formula="of:=[.E94]-[.E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5:0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5]-[.A94]" office:value-type="float" office:value="13" calcext:value-type="float">
            <text:p>13</text:p>
          </table:table-cell>
          <table:table-cell table:formula="of:=[.C95]-[.C94]" office:value-type="float" office:value="0.00714120370370364" calcext:value-type="float">
            <text:p>0.0071412037</text:p>
          </table:table-cell>
          <table:table-cell table:formula="of:=[.D95]-[.D94]" office:value-type="float" office:value="0" calcext:value-type="float">
            <text:p>0</text:p>
          </table:table-cell>
          <table:table-cell table:formula="of:=[.E95]-[.E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24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6]-[.A95]" office:value-type="float" office:value="0" calcext:value-type="float">
            <text:p>0</text:p>
          </table:table-cell>
          <table:table-cell table:formula="of:=[.C96]-[.C95]" office:value-type="float" office:value="0.00030092592592601" calcext:value-type="float">
            <text:p>0.0003009259</text:p>
          </table:table-cell>
          <table:table-cell table:formula="of:=[.D96]-[.D95]" office:value-type="float" office:value="0" calcext:value-type="float">
            <text:p>0</text:p>
          </table:table-cell>
          <table:table-cell table:formula="of:=[.E96]-[.E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50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97]-[.A96]" office:value-type="float" office:value="0" calcext:value-type="float">
            <text:p>0</text:p>
          </table:table-cell>
          <table:table-cell table:formula="of:=[.C97]-[.C96]" office:value-type="float" office:value="0.00865740740740739" calcext:value-type="float">
            <text:p>0.0086574074</text:p>
          </table:table-cell>
          <table:table-cell table:formula="of:=[.D97]-[.D96]" office:value-type="float" office:value="0.000900000000001455" calcext:value-type="float">
            <text:p>0.0009</text:p>
          </table:table-cell>
          <table:table-cell table:formula="of:=[.E97]-[.E96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18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98]-[.A97]" office:value-type="float" office:value="4" calcext:value-type="float">
            <text:p>4</text:p>
          </table:table-cell>
          <table:table-cell table:formula="of:=[.C98]-[.C97]" office:value-type="float" office:value="-0.0021296296296297" calcext:value-type="float">
            <text:p>-0.0021296296</text:p>
          </table:table-cell>
          <table:table-cell table:formula="of:=[.D98]-[.D97]" office:value-type="float" office:value="0" calcext:value-type="float">
            <text:p>0</text:p>
          </table:table-cell>
          <table:table-cell table:formula="of:=[.E98]-[.E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1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.A99]-[.A98]" office:value-type="float" office:value="0" calcext:value-type="float">
            <text:p>0</text:p>
          </table:table-cell>
          <table:table-cell table:formula="of:=[.C99]-[.C98]" office:value-type="float" office:value="0.000150462962962949" calcext:value-type="float">
            <text:p>0.000150463</text:p>
          </table:table-cell>
          <table:table-cell table:formula="of:=[.D99]-[.D98]" office:value-type="float" office:value="-0.000900000000001455" calcext:value-type="float">
            <text:p>-0.0009</text:p>
          </table:table-cell>
          <table:table-cell table:formula="of:=[.E99]-[.E9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.A100]-[.A99]" office:value-type="float" office:value="3" calcext:value-type="float">
            <text:p>3</text:p>
          </table:table-cell>
          <table:table-cell table:formula="of:=[.C100]-[.C99]" office:value-type="float" office:value="-0.286875" calcext:value-type="float">
            <text:p>-0.286875</text:p>
          </table:table-cell>
          <table:table-cell table:formula="of:=[.D100]-[.D99]" office:value-type="float" office:value="-0.215800000000002" calcext:value-type="float">
            <text:p>-0.2158</text:p>
          </table:table-cell>
          <table:table-cell table:formula="of:=[.E100]-[.E99]" office:value-type="float" office:value="0.244919999999997" calcext:value-type="float">
            <text:p>0.24492</text:p>
          </table:table-cell>
          <table:table-cell table:number-columns-repeated="4"/>
        </table:table-row>
        <table:table-row table:style-name="ro1">
          <table:table-cell office:value-type="float" office:value="55555702" calcext:value-type="float">
            <text:p>5555570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02:21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formula="of:=[.A101]-[.A100]" office:value-type="float" office:value="-55555702" calcext:value-type="float">
            <text:p>-55555702</text:p>
          </table:table-cell>
          <table:table-cell table:formula="of:=[.C101]-[.C100]" office:value-type="float" office:value="-0.709965277777778" calcext:value-type="float">
            <text:p>-0.7099652778</text:p>
          </table:table-cell>
          <table:table-cell table:formula="of:=[.D101]-[.D100]" office:value-type="float" office:value="-113.8494" calcext:value-type="float">
            <text:p>-113.8494</text:p>
          </table:table-cell>
          <table:table-cell table:formula="of:=[.E101]-[.E100]" office:value-type="float" office:value="-22.78382" calcext:value-type="float">
            <text:p>-22.78382</text:p>
          </table:table-cell>
          <table:table-cell table:number-columns-repeated="4"/>
        </table:table-row>
        <table:table-row table:style-name="ro1" table:number-rows-repeated="1048475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3.G1:Sheet3.G1048576">
            <calcext:condition calcext:apply-style-name="Untitled2" calcext:value="!=0" calcext:base-cell-address="Sheet3.G1"/>
          </calcext:conditional-format>
          <calcext:conditional-format calcext:target-range-address="Sheet3.I1:Sheet3.I1048576">
            <calcext:condition calcext:apply-style-name="Untitled3" calcext:value="formula-is([.G1]&gt;0)" calcext:base-cell-address="Sheet3.I1"/>
            <calcext:condition calcext:apply-style-name="Untitled1" calcext:value="!=0" calcext:base-cell-address="Sheet3.I1"/>
          </calcext:conditional-format>
          <calcext:conditional-format calcext:target-range-address="Sheet3.J1:Sheet3.J1048576">
            <calcext:condition calcext:apply-style-name="Untitled3" calcext:value="formula-is([.G1]&gt;0)" calcext:base-cell-address="Sheet3.J1"/>
            <calcext:condition calcext:apply-style-name="Untitled1" calcext:value="!=0" calcext:base-cell-address="Sheet3.J1"/>
          </calcext:conditional-format>
          <calcext:conditional-format calcext:target-range-address="Sheet3.H1:Sheet3.H1048576">
            <calcext:condition calcext:apply-style-name="Untitled3" calcext:value="formula-is([.G1]&gt;0)" calcext:base-cell-address="Sheet3.H1"/>
            <calcext:condition calcext:apply-style-name="Untitled2" calcext:value="&gt;0.16666667" calcext:base-cell-address="Sheet3.H1"/>
            <calcext:condition calcext:apply-style-name="Untitled3" calcext:value="formula-is([.H1]&gt;0.00227777)" calcext:base-cell-address="Sheet3.H1"/>
          </calcext:conditional-format>
          <calcext:conditional-format calcext:target-range-address="Sheet3.N85:Sheet3.N85">
            <calcext:condition calcext:apply-style-name="Untitled1" calcext:value="formula-is([.M85]=1)" calcext:base-cell-address="Sheet3.N85"/>
            <calcext:condition calcext:apply-style-name="Untitled3" calcext:value="&lt;0" calcext:base-cell-address="Sheet3.N85"/>
            <calcext:condition calcext:apply-style-name="Untitled2" calcext:value="&gt;0.1666666667" calcext:base-cell-address="Sheet3.N85"/>
            <calcext:condition calcext:apply-style-name="Untitled3" calcext:value="&gt;0.0027777" calcext:base-cell-address="Sheet3.N85"/>
          </calcext:conditional-format>
        </calcext:conditional-formats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57"/>
        <table:table-column table:style-name="co7" table:default-cell-style-name="ce73"/>
        <table:table-column table:style-name="co1" table:default-cell-style-name="ce82"/>
        <table:table-column table:style-name="co1" table:default-cell-style-name="ce9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0"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ID</text:p>
          </table:table-cell>
          <table:table-cell table:style-name="ce55" office:value-type="string" calcext:value-type="string">
            <text:p>4 H</text:p>
          </table:table-cell>
          <table:table-cell table:style-name="ce68" office:value-type="time" office:time-value="PT04H00M00S" calcext:value-type="time">
            <text:p>04:00:00</text:p>
          </table:table-cell>
          <table:table-cell table:number-columns-repeated="3"/>
          <table:table-cell office:value-type="string" calcext:value-type="string">
            <text:p>ŠTO SE ODUZIMANJEM DESI S NIZOM 00 00 00</text:p>
          </table:table-cell>
          <table:table-cell table:number-columns-repeated="2"/>
        </table:table-row>
        <table:table-row table:style-name="ro1">
          <table:table-cell/>
          <table:table-cell table:style-name="ce40"/>
          <table:table-cell table:number-columns-repeated="4"/>
          <table:table-cell table:style-name="ce56" office:value-type="string" calcext:value-type="string">
            <text:p>10 MIN</text:p>
          </table:table-cell>
          <table:table-cell table:style-name="ce69" office:value-type="time" office:time-value="PT00H09M59.99999616S" calcext:value-type="time">
            <text:p>00:10:00</text:p>
          </table:table-cell>
          <table:table-cell table:number-columns-repeated="6"/>
        </table:table-row>
        <table:table-row table:style-name="ro1">
          <table:table-cell table:style-name="ce47" office:value-type="float" office:value="55555556" calcext:value-type="float">
            <text:p>55555556</text:p>
          </table:table-cell>
          <table:table-cell table:style-name="ce51" office:value-type="string" calcext:value-type="string">
            <text:p>13:10:09</text:p>
          </table:table-cell>
          <table:table-cell table:style-name="ce47" office:value-type="float" office:value="114.0398" calcext:value-type="float">
            <text:p>114.0398</text:p>
          </table:table-cell>
          <table:table-cell table:style-name="ce47" office:value-type="float" office:value="22.57403" calcext:value-type="float">
            <text:p>22.57403</text:p>
          </table:table-cell>
          <table:table-cell table:style-name="ce47"/>
          <table:table-cell table:number-columns-repeated="2"/>
          <table:table-cell table:style-name="ce70"/>
          <table:table-cell table:number-columns-repeated="3"/>
          <table:table-cell office:value-type="string" calcext:value-type="string">
            <text:p>1. nisu mi interesantni oni ID koji uopće nemaju <text:s/>0,0 barem k-1 puta</text:p>
          </table:table-cell>
          <table:table-cell table:number-columns-repeated="2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 table:number-columns-repeated="2"/>
          <table:table-cell table:style-name="ce58" table:formula="of:=[.A4]-[.A3]" office:value-type="float" office:value="0" calcext:value-type="float">
            <text:p>0</text:p>
          </table:table-cell>
          <table:table-cell table:style-name="ce71" table:formula="of:=[.B4]-[.B3]" office:value-type="time" office:time-value="PT02H58M21S" calcext:value-type="time">
            <text:p>02:58:21</text:p>
          </table:table-cell>
          <table:table-cell table:style-name="ce83" table:formula="of:=[.C4]-[.C3]" office:value-type="float" office:value="-0.234099999999998" calcext:value-type="float">
            <text:p>-0.2341</text:p>
          </table:table-cell>
          <table:table-cell table:style-name="ce94" table:formula="of:=[.D4]-[.D3]" office:value-type="float" office:value="0.187359999999998" calcext:value-type="float">
            <text:p>0.1873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 table:number-columns-repeated="2"/>
          <table:table-cell table:style-name="ce59" table:formula="of:=[.A5]-[.A4]" office:value-type="float" office:value="0" calcext:value-type="float">
            <text:p>0</text:p>
          </table:table-cell>
          <table:table-cell table:style-name="ce72" table:formula="of:=[.B5]-[.B4]" office:value-type="time" office:time-value="PT01H30M38S" calcext:value-type="time">
            <text:p>01:30:38</text:p>
          </table:table-cell>
          <table:table-cell table:style-name="ce84" table:formula="of:=[.C5]-[.C4]" office:value-type="float" office:value="0.00329999999999586" calcext:value-type="float">
            <text:p>0.0033</text:p>
          </table:table-cell>
          <table:table-cell table:style-name="ce95" table:formula="of:=[.D5]-[.D4]" office:value-type="float" office:value="-0.00520999999999816" calcext:value-type="float">
            <text:p>-0.00521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table:formula="of:=[.A6]-[.A5]" office:value-type="float" office:value="0" calcext:value-type="float">
            <text:p>0</text:p>
          </table:table-cell>
          <table:table-cell table:formula="of:=[.B6]-[.B5]" office:value-type="time" office:time-value="PT03H11M09S" calcext:value-type="time">
            <text:p>03:11:09</text:p>
          </table:table-cell>
          <table:table-cell table:formula="of:=[.C6]-[.C5]" office:value-type="float" office:value="0.0375999999999976" calcext:value-type="float">
            <text:p>0.0376</text:p>
          </table:table-cell>
          <table:table-cell table:formula="of:=[.D6]-[.D5]" office:value-type="float" office:value="0.0163200000000003" calcext:value-type="float">
            <text:p>0.01632</text:p>
          </table:table-cell>
          <table:table-cell table:number-columns-repeated="4"/>
        </table:table-row>
        <table:table-row table:style-name="ro1">
          <table:table-cell table:style-name="ce48" office:value-type="float" office:value="55555556" calcext:value-type="float">
            <text:p>55555556</text:p>
          </table:table-cell>
          <table:table-cell table:style-name="ce52" office:value-type="string" calcext:value-type="string">
            <text:p>23:53:07</text:p>
          </table:table-cell>
          <table:table-cell table:style-name="ce48" office:value-type="float" office:value="114.0264" calcext:value-type="float">
            <text:p>114.0264</text:p>
          </table:table-cell>
          <table:table-cell table:style-name="ce48" office:value-type="float" office:value="22.62604" calcext:value-type="float">
            <text:p>22.62604</text:p>
          </table:table-cell>
          <table:table-cell table:number-columns-repeated="2"/>
          <table:table-cell table:formula="of:=[.A7]-[.A6]" office:value-type="float" office:value="0" calcext:value-type="float">
            <text:p>0</text:p>
          </table:table-cell>
          <table:table-cell table:formula="of:=[.B7]-[.B6]" office:value-type="time" office:time-value="PT03H02M50S" calcext:value-type="time">
            <text:p>03:02:50</text:p>
          </table:table-cell>
          <table:table-cell table:formula="of:=[.C7]-[.C6]" office:value-type="float" office:value="0.1798" calcext:value-type="float">
            <text:p>0.1798</text:p>
          </table:table-cell>
          <table:table-cell table:formula="of:=[.D7]-[.D6]" office:value-type="float" office:value="-0.146460000000001" calcext:value-type="float">
            <text:p>-0.14646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10:40:05</text:p>
          </table:table-cell>
          <table:table-cell office:value-type="float" office:value="114.0503" calcext:value-type="float">
            <text:p>114.0503</text:p>
          </table:table-cell>
          <table:table-cell office:value-type="float" office:value="22.54903" calcext:value-type="float">
            <text:p>22.54903</text:p>
          </table:table-cell>
          <table:table-cell table:number-columns-repeated="2"/>
          <table:table-cell table:formula="of:=[.A8]-[.A7]" office:value-type="float" office:value="37" calcext:value-type="float">
            <text:p>37</text:p>
          </table:table-cell>
          <table:table-cell table:formula="of:=[.B8]-[.B7]" office:value-type="time" office:time-value="-PT13H13M02S" calcext:value-type="time">
            <text:p>10:46:58</text:p>
          </table:table-cell>
          <table:table-cell table:formula="of:=[.C8]-[.C7]" office:value-type="float" office:value="0.0238999999999976" calcext:value-type="float">
            <text:p>0.0239</text:p>
          </table:table-cell>
          <table:table-cell table:formula="of:=[.D8]-[.D7]" office:value-type="float" office:value="-0.0770100000000014" calcext:value-type="float">
            <text:p>-0.07701</text:p>
          </table:table-cell>
          <table:table-cell table:number-columns-repeated="3"/>
          <table:table-cell table:style-name="ce104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53" office:value-type="string" calcext:value-type="string">
            <text:p>22:06:03</text:p>
          </table:table-cell>
          <table:table-cell table:style-name="ce49" office:value-type="float" office:value="114.0578" calcext:value-type="float">
            <text:p>114.0578</text:p>
          </table:table-cell>
          <table:table-cell table:style-name="ce49" office:value-type="float" office:value="22.61778" calcext:value-type="float">
            <text:p>22.61778</text:p>
          </table:table-cell>
          <table:table-cell table:style-name="ce49" table:number-columns-repeated="2"/>
          <table:table-cell table:style-name="ce60" table:formula="of:=[.A9]-[.A8]" office:value-type="float" office:value="0" calcext:value-type="float">
            <text:p>0</text:p>
          </table:table-cell>
          <table:table-cell table:style-name="ce74" table:formula="of:=[.B9]-[.B8]" office:value-type="time" office:time-value="PT11H25M58S" calcext:value-type="time">
            <text:p>11:25:58</text:p>
          </table:table-cell>
          <table:table-cell table:style-name="ce85" table:formula="of:=[.C9]-[.C8]" office:value-type="float" office:value="0.00750000000000739" calcext:value-type="float">
            <text:p>0.0075</text:p>
          </table:table-cell>
          <table:table-cell table:style-name="ce96" table:formula="of:=[.D9]-[.D8]" office:value-type="float" office:value="0.0687500000000014" calcext:value-type="float">
            <text:p>0.06875</text:p>
          </table:table-cell>
          <table:table-cell table:number-columns-repeated="4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39" office:value-type="string" calcext:value-type="string">
            <text:p>22:11:48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 table:number-columns-repeated="2"/>
          <table:table-cell table:style-name="ce61" table:formula="of:=[.A10]-[.A9]" office:value-type="float" office:value="0" calcext:value-type="float">
            <text:p>0</text:p>
          </table:table-cell>
          <table:table-cell table:style-name="ce75" table:formula="of:=[.B10]-[.B9]" office:value-type="time" office:time-value="PT00H05M45S" calcext:value-type="time">
            <text:p>00:05:45</text:p>
          </table:table-cell>
          <table:table-cell table:style-name="ce86" table:formula="of:=[.C10]-[.C9]" office:value-type="float" office:value="0" calcext:value-type="float">
            <text:p>0</text:p>
          </table:table-cell>
          <table:table-cell table:style-name="ce97" table:formula="of:=[.D10]-[.D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office:value-type="float" office:value="55555593" calcext:value-type="float">
            <text:p>55555593</text:p>
          </table:table-cell>
          <table:table-cell table:style-name="ce54" office:value-type="string" calcext:value-type="string">
            <text:p>22:12:24</text:p>
          </table:table-cell>
          <table:table-cell table:style-name="ce50" office:value-type="float" office:value="114.0578" calcext:value-type="float">
            <text:p>114.0578</text:p>
          </table:table-cell>
          <table:table-cell table:style-name="ce50" office:value-type="float" office:value="22.61778" calcext:value-type="float">
            <text:p>22.61778</text:p>
          </table:table-cell>
          <table:table-cell table:style-name="ce49" table:number-columns-repeated="2"/>
          <table:table-cell table:style-name="ce60" table:formula="of:=[.A11]-[.A10]" office:value-type="float" office:value="0" calcext:value-type="float">
            <text:p>0</text:p>
          </table:table-cell>
          <table:table-cell table:style-name="ce74" table:formula="of:=[.B11]-[.B10]" office:value-type="time" office:time-value="PT00H00M36S" calcext:value-type="time">
            <text:p>00:00:36</text:p>
          </table:table-cell>
          <table:table-cell table:style-name="ce85" table:formula="of:=[.C11]-[.C10]" office:value-type="float" office:value="0" calcext:value-type="float">
            <text:p>0</text:p>
          </table:table-cell>
          <table:table-cell table:style-name="ce96" table:formula="of:=[.D11]-[.D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3" office:value-type="string" calcext:value-type="string">
            <text:p>22:41:12</text:p>
          </table:table-cell>
          <table:table-cell table:style-name="ce49" office:value-type="float" office:value="114.0337" calcext:value-type="float">
            <text:p>114.0337</text:p>
          </table:table-cell>
          <table:table-cell table:style-name="ce49" office:value-type="float" office:value="22.61493" calcext:value-type="float">
            <text:p>22.61493</text:p>
          </table:table-cell>
          <table:table-cell table:style-name="ce49" table:number-columns-repeated="2"/>
          <table:table-cell table:style-name="ce62" table:formula="of:=[.A12]-[.A11]" office:value-type="float" office:value="2" calcext:value-type="float">
            <text:p>2</text:p>
          </table:table-cell>
          <table:table-cell table:style-name="ce76" table:formula="of:=[.B12]-[.B11]" office:value-type="time" office:time-value="PT00H28M48S" calcext:value-type="time">
            <text:p>00:28:48</text:p>
          </table:table-cell>
          <table:table-cell table:style-name="ce87" table:formula="of:=[.C12]-[.C11]" office:value-type="float" office:value="-0.0241000000000042" calcext:value-type="float">
            <text:p>-0.0241</text:p>
          </table:table-cell>
          <table:table-cell table:style-name="ce98" table:formula="of:=[.D12]-[.D11]" office:value-type="float" office:value="-0.00284999999999869" calcext:value-type="float">
            <text:p>-0.00285</text:p>
          </table:table-cell>
          <table:table-cell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3" office:value-type="string" calcext:value-type="string">
            <text:p>22:41:44</text:p>
          </table:table-cell>
          <table:table-cell table:style-name="ce49" office:value-type="float" office:value="114.0337" calcext:value-type="float">
            <text:p>114.0337</text:p>
          </table:table-cell>
          <table:table-cell table:style-name="ce49" office:value-type="float" office:value="22.61493" calcext:value-type="float">
            <text:p>22.61493</text:p>
          </table:table-cell>
          <table:table-cell table:style-name="ce49" table:number-columns-repeated="2"/>
          <table:table-cell table:style-name="ce60" table:formula="of:=[.A13]-[.A12]" office:value-type="float" office:value="0" calcext:value-type="float">
            <text:p>0</text:p>
          </table:table-cell>
          <table:table-cell table:style-name="ce74" table:formula="of:=[.B13]-[.B12]" office:value-type="time" office:time-value="PT00H00M32S" calcext:value-type="time">
            <text:p>00:00:32</text:p>
          </table:table-cell>
          <table:table-cell table:style-name="ce85" table:formula="of:=[.C13]-[.C12]" office:value-type="float" office:value="0" calcext:value-type="float">
            <text:p>0</text:p>
          </table:table-cell>
          <table:table-cell table:style-name="ce96" table:formula="of:=[.D13]-[.D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3" office:value-type="string" calcext:value-type="string">
            <text:p>23:07:33</text:p>
          </table:table-cell>
          <table:table-cell table:style-name="ce49" office:value-type="float" office:value="114.025" calcext:value-type="float">
            <text:p>114.025</text:p>
          </table:table-cell>
          <table:table-cell table:style-name="ce49" office:value-type="float" office:value="22.61458" calcext:value-type="float">
            <text:p>22.61458</text:p>
          </table:table-cell>
          <table:table-cell table:style-name="ce49" table:number-columns-repeated="2"/>
          <table:table-cell table:style-name="ce60" table:formula="of:=[.A14]-[.A13]" office:value-type="float" office:value="0" calcext:value-type="float">
            <text:p>0</text:p>
          </table:table-cell>
          <table:table-cell table:style-name="ce74" table:formula="of:=[.B14]-[.B13]" office:value-type="time" office:time-value="PT00H25M49S" calcext:value-type="time">
            <text:p>00:25:49</text:p>
          </table:table-cell>
          <table:table-cell table:style-name="ce85" table:formula="of:=[.C14]-[.C13]" office:value-type="float" office:value="-0.00869999999999038" calcext:value-type="float">
            <text:p>-0.0087</text:p>
          </table:table-cell>
          <table:table-cell table:style-name="ce96" table:formula="of:=[.D14]-[.D13]" office:value-type="float" office:value="-0.000350000000000961" calcext:value-type="float">
            <text:p>-0.00035</text:p>
          </table:table-cell>
          <table:table-cell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39" office:value-type="string" calcext:value-type="string">
            <text:p>23:08:08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 table:number-columns-repeated="2"/>
          <table:table-cell table:style-name="ce63" table:formula="of:=[.A15]-[.A14]" office:value-type="float" office:value="0" calcext:value-type="float">
            <text:p>0</text:p>
          </table:table-cell>
          <table:table-cell table:style-name="ce77" table:formula="of:=[.B15]-[.B14]" office:value-type="time" office:time-value="PT00H00M35S" calcext:value-type="time">
            <text:p>00:00:35</text:p>
          </table:table-cell>
          <table:table-cell table:style-name="ce88" table:formula="of:=[.C15]-[.C14]" office:value-type="float" office:value="0" calcext:value-type="float">
            <text:p>0</text:p>
          </table:table-cell>
          <table:table-cell table:style-name="ce99" table:formula="of:=[.D15]-[.D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3" office:value-type="string" calcext:value-type="string">
            <text:p>23:13:26</text:p>
          </table:table-cell>
          <table:table-cell table:style-name="ce49" office:value-type="float" office:value="114.025" calcext:value-type="float">
            <text:p>114.025</text:p>
          </table:table-cell>
          <table:table-cell table:style-name="ce49" office:value-type="float" office:value="22.61458" calcext:value-type="float">
            <text:p>22.61458</text:p>
          </table:table-cell>
          <table:table-cell table:style-name="ce49" table:number-columns-repeated="2"/>
          <table:table-cell table:style-name="ce60" table:formula="of:=[.A16]-[.A15]" office:value-type="float" office:value="0" calcext:value-type="float">
            <text:p>0</text:p>
          </table:table-cell>
          <table:table-cell table:style-name="ce74" table:formula="of:=[.B16]-[.B15]" office:value-type="time" office:time-value="PT00H05M18S" calcext:value-type="time">
            <text:p>00:05:18</text:p>
          </table:table-cell>
          <table:table-cell table:style-name="ce85" table:formula="of:=[.C16]-[.C15]" office:value-type="float" office:value="0" calcext:value-type="float">
            <text:p>0</text:p>
          </table:table-cell>
          <table:table-cell table:style-name="ce96" table:formula="of:=[.D16]-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2:4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 table:number-columns-repeated="2"/>
          <table:table-cell table:style-name="ce64" table:formula="of:=[.A17]-[.A16]" office:value-type="float" office:value="24" calcext:value-type="float">
            <text:p>24</text:p>
          </table:table-cell>
          <table:table-cell table:style-name="ce78" table:formula="of:=[.B17]-[.B16]" office:value-type="time" office:time-value="PT00H29M14S" calcext:value-type="time">
            <text:p>00:29:14</text:p>
          </table:table-cell>
          <table:table-cell table:style-name="ce89" table:formula="of:=[.C17]-[.C16]" office:value-type="float" office:value="0.0188999999999879" calcext:value-type="float">
            <text:p>0.0189</text:p>
          </table:table-cell>
          <table:table-cell table:style-name="ce100" table:formula="of:=[.D17]-[.D16]" office:value-type="float" office:value="-0.0838199999999993" calcext:value-type="float">
            <text:p>-0.08382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3:3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 table:number-columns-repeated="2"/>
          <table:table-cell table:style-name="ce65" table:formula="of:=[.A18]-[.A17]" office:value-type="float" office:value="0" calcext:value-type="float">
            <text:p>0</text:p>
          </table:table-cell>
          <table:table-cell table:style-name="ce79" table:formula="of:=[.B18]-[.B17]" office:value-type="time" office:time-value="PT00H00M54S" calcext:value-type="time">
            <text:p>00:00:54</text:p>
          </table:table-cell>
          <table:table-cell table:style-name="ce90" table:formula="of:=[.C18]-[.C17]" office:value-type="float" office:value="0" calcext:value-type="float">
            <text:p>0</text:p>
          </table:table-cell>
          <table:table-cell table:style-name="ce101" table:formula="of:=[.D18]-[.D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9:02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 table:number-columns-repeated="2"/>
          <table:table-cell table:formula="of:=[.A19]-[.A18]" office:value-type="float" office:value="0" calcext:value-type="float">
            <text:p>0</text:p>
          </table:table-cell>
          <table:table-cell table:formula="of:=[.B19]-[.B18]" office:value-type="time" office:time-value="PT00H05M28S" calcext:value-type="time">
            <text:p>00:05:28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 table:number-columns-repeated="2"/>
          <table:table-cell table:formula="of:=[.A20]-[.A19]" office:value-type="float" office:value="0" calcext:value-type="float">
            <text:p>0</text:p>
          </table:table-cell>
          <table:table-cell table:formula="of:=[.B20]-[.B19]" office:value-type="time" office:time-value="PT00H00M07S" calcext:value-type="time">
            <text:p>00:00:07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19:19:58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 table:number-columns-repeated="2"/>
          <table:table-cell table:style-name="ce64" table:formula="of:=[.A21]-[.A20]" office:value-type="float" office:value="120" calcext:value-type="float">
            <text:p>120</text:p>
          </table:table-cell>
          <table:table-cell table:style-name="ce78" table:formula="of:=[.B21]-[.B20]" office:value-type="time" office:time-value="-PT04H29M11S" calcext:value-type="time">
            <text:p>19:30:49</text:p>
          </table:table-cell>
          <table:table-cell table:style-name="ce89" table:formula="of:=[.C21]-[.C20]" office:value-type="float" office:value="0.0210000000000008" calcext:value-type="float">
            <text:p>0.021</text:p>
          </table:table-cell>
          <table:table-cell table:style-name="ce100" table:formula="of:=[.D21]-[.D20]" office:value-type="float" office:value="0.00124999999999886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19:21:00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 table:number-columns-repeated="2"/>
          <table:table-cell table:style-name="ce66" table:formula="of:=[.A22]-[.A21]" office:value-type="float" office:value="0" calcext:value-type="float">
            <text:p>0</text:p>
          </table:table-cell>
          <table:table-cell table:style-name="ce80" table:formula="of:=[.B22]-[.B21]" office:value-type="time" office:time-value="PT00H01M02S" calcext:value-type="time">
            <text:p>00:01:02</text:p>
          </table:table-cell>
          <table:table-cell table:style-name="ce91" table:formula="of:=[.C22]-[.C21]" office:value-type="float" office:value="0" calcext:value-type="float">
            <text:p>0</text:p>
          </table:table-cell>
          <table:table-cell table:style-name="ce102" table:formula="of:=[.D22]-[.D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21:04:50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 table:number-columns-repeated="2"/>
          <table:table-cell table:formula="of:=[.A23]-[.A22]" office:value-type="float" office:value="0" calcext:value-type="float">
            <text:p>0</text:p>
          </table:table-cell>
          <table:table-cell table:formula="of:=[.B23]-[.B22]" office:value-type="time" office:time-value="PT01H43M50S" calcext:value-type="time">
            <text:p>01:43:5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21:05:05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 table:number-columns-repeated="2"/>
          <table:table-cell table:formula="of:=[.A24]-[.A23]" office:value-type="float" office:value="0" calcext:value-type="float">
            <text:p>0</text:p>
          </table:table-cell>
          <table:table-cell table:formula="of:=[.B24]-[.B23]" office:value-type="time" office:time-value="PT00H00M15S" calcext:value-type="time">
            <text:p>00:00:15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5:33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 table:number-columns-repeated="2"/>
          <table:table-cell table:style-name="ce64" table:formula="of:=[.A25]-[.A24]" office:value-type="float" office:value="8" calcext:value-type="float">
            <text:p>8</text:p>
          </table:table-cell>
          <table:table-cell table:style-name="ce78" table:formula="of:=[.B25]-[.B24]" office:value-type="time" office:time-value="-PT03H59M32S" calcext:value-type="time">
            <text:p>20:00:28</text:p>
          </table:table-cell>
          <table:table-cell table:style-name="ce89" table:formula="of:=[.C25]-[.C24]" office:value-type="float" office:value="-0.215499999999992" calcext:value-type="float">
            <text:p>-0.2155</text:p>
          </table:table-cell>
          <table:table-cell table:style-name="ce100" table:formula="of:=[.D25]-[.D24]" office:value-type="float" office:value="0.251809999999999" calcext:value-type="float">
            <text:p>0.25181</text:p>
          </table:table-cell>
          <table:table-cell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6:15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 table:number-columns-repeated="2"/>
          <table:table-cell table:style-name="ce67" table:formula="of:=[.A26]-[.A25]" office:value-type="float" office:value="0" calcext:value-type="float">
            <text:p>0</text:p>
          </table:table-cell>
          <table:table-cell table:style-name="ce81" table:formula="of:=[.B26]-[.B25]" office:value-type="time" office:time-value="PT00H00M42S" calcext:value-type="time">
            <text:p>00:00:42</text:p>
          </table:table-cell>
          <table:table-cell table:style-name="ce92" table:formula="of:=[.C26]-[.C25]" office:value-type="float" office:value="0" calcext:value-type="float">
            <text:p>0</text:p>
          </table:table-cell>
          <table:table-cell table:style-name="ce103" table:formula="of:=[.D26]-[.D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07:03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 table:number-columns-repeated="2"/>
          <table:table-cell table:formula="of:=[.A27]-[.A26]" office:value-type="float" office:value="0" calcext:value-type="float">
            <text:p>0</text:p>
          </table:table-cell>
          <table:table-cell table:formula="of:=[.B27]-[.B26]" office:value-type="time" office:time-value="PT00H00M48S" calcext:value-type="time">
            <text:p>00:00:48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[.D27]-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11:07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 table:number-columns-repeated="2"/>
          <table:table-cell table:formula="of:=[.A28]-[.A27]" office:value-type="float" office:value="0" calcext:value-type="float">
            <text:p>0</text:p>
          </table:table-cell>
          <table:table-cell table:formula="of:=[.B28]-[.B27]" office:value-type="time" office:time-value="PT00H04M04S" calcext:value-type="time">
            <text:p>00:04:04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[.D28]-[.D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3:06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 table:number-columns-repeated="2"/>
          <table:table-cell table:formula="of:=[.A29]-[.A28]" office:value-type="float" office:value="27" calcext:value-type="float">
            <text:p>27</text:p>
          </table:table-cell>
          <table:table-cell table:formula="of:=[.B29]-[.B28]" office:value-type="time" office:time-value="-PT08H38M01S" calcext:value-type="time">
            <text:p>15:21:59</text:p>
          </table:table-cell>
          <table:table-cell table:formula="of:=[.C29]-[.C28]" office:value-type="float" office:value="0.187799999999996" calcext:value-type="float">
            <text:p>0.1878</text:p>
          </table:table-cell>
          <table:table-cell table:formula="of:=[.D29]-[.D28]" office:value-type="float" office:value="-0.240069999999999" calcext:value-type="float">
            <text:p>-0.24007</text:p>
          </table:table-cell>
          <table:table-cell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3:17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 table:number-columns-repeated="2"/>
          <table:table-cell table:formula="of:=[.A30]-[.A29]" office:value-type="float" office:value="0" calcext:value-type="float">
            <text:p>0</text:p>
          </table:table-cell>
          <table:table-cell table:formula="of:=[.B30]-[.B29]" office:value-type="time" office:time-value="PT00H00M11S" calcext:value-type="time">
            <text:p>00:00:11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[.D30]-[.D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6:50</text:p>
          </table:table-cell>
          <table:table-cell office:value-type="float" office:value="114.0432" calcext:value-type="float">
            <text:p>114.0432</text:p>
          </table:table-cell>
          <table:table-cell office:value-type="float" office:value="22.55472" calcext:value-type="float">
            <text:p>22.55472</text:p>
          </table:table-cell>
          <table:table-cell table:number-columns-repeated="2"/>
          <table:table-cell table:formula="of:=[.A31]-[.A30]" office:value-type="float" office:value="0" calcext:value-type="float">
            <text:p>0</text:p>
          </table:table-cell>
          <table:table-cell table:formula="of:=[.B31]-[.B30]" office:value-type="time" office:time-value="PT00H03M33S" calcext:value-type="time">
            <text:p>00:03:33</text:p>
          </table:table-cell>
          <table:table-cell table:formula="of:=[.C31]-[.C30]" office:value-type="float" office:value="0.00600000000000023" calcext:value-type="float">
            <text:p>0.006</text:p>
          </table:table-cell>
          <table:table-cell table:formula="of:=[.D31]-[.D30]" office:value-type="float" office:value="0.0109700000000004" calcext:value-type="float">
            <text:p>0.01097</text:p>
          </table:table-cell>
          <table:table-cell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0:09</text:p>
          </table:table-cell>
          <table:table-cell office:value-type="float" office:value="114.0485" calcext:value-type="float">
            <text:p>114.0485</text:p>
          </table:table-cell>
          <table:table-cell office:value-type="float" office:value="22.56687" calcext:value-type="float">
            <text:p>22.56687</text:p>
          </table:table-cell>
          <table:table-cell table:number-columns-repeated="2"/>
          <table:table-cell table:formula="of:=[.A32]-[.A31]" office:value-type="float" office:value="0" calcext:value-type="float">
            <text:p>0</text:p>
          </table:table-cell>
          <table:table-cell table:formula="of:=[.B32]-[.B31]" office:value-type="time" office:time-value="PT00H03M19S" calcext:value-type="time">
            <text:p>00:03:19</text:p>
          </table:table-cell>
          <table:table-cell table:formula="of:=[.C32]-[.C31]" office:value-type="float" office:value="0.00530000000000541" calcext:value-type="float">
            <text:p>0.0053</text:p>
          </table:table-cell>
          <table:table-cell table:formula="of:=[.D32]-[.D31]" office:value-type="float" office:value="0.0121500000000019" calcext:value-type="float">
            <text:p>0.01215</text:p>
          </table:table-cell>
          <table:table-cell table:number-columns-repeated="4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1:36</text:p>
          </table:table-cell>
          <table:table-cell office:value-type="float" office:value="114.0594" calcext:value-type="float">
            <text:p>114.0594</text:p>
          </table:table-cell>
          <table:table-cell office:value-type="float" office:value="22.56931" calcext:value-type="float">
            <text:p>22.56931</text:p>
          </table:table-cell>
          <table:table-cell table:number-columns-repeated="2"/>
          <table:table-cell table:formula="of:=[.A33]-[.A32]" office:value-type="float" office:value="0" calcext:value-type="float">
            <text:p>0</text:p>
          </table:table-cell>
          <table:table-cell table:formula="of:=[.B33]-[.B32]" office:value-type="time" office:time-value="PT00H01M27S" calcext:value-type="time">
            <text:p>00:01:27</text:p>
          </table:table-cell>
          <table:table-cell table:formula="of:=[.C33]-[.C32]" office:value-type="float" office:value="0.0108999999999924" calcext:value-type="float">
            <text:p>0.0109</text:p>
          </table:table-cell>
          <table:table-cell table:formula="of:=[.D33]-[.D32]" office:value-type="float" office:value="0.00244" calcext:value-type="float">
            <text:p>0.00244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27:31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4]-[.A33]" office:value-type="float" office:value="13" calcext:value-type="float">
            <text:p>13</text:p>
          </table:table-cell>
          <table:table-cell table:formula="of:=[.B34]-[.B33]" office:value-type="time" office:time-value="-PT08H14M05S" calcext:value-type="time">
            <text:p>15:45:55</text:p>
          </table:table-cell>
          <table:table-cell table:formula="of:=[.C34]-[.C33]" office:value-type="float" office:value="-0.00929999999999609" calcext:value-type="float">
            <text:p>-0.0093</text:p>
          </table:table-cell>
          <table:table-cell table:formula="of:=[.D34]-[.D33]" office:value-type="float" office:value="-0.0282700000000027" calcext:value-type="float">
            <text:p>-0.02827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27:4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5]-[.A34]" office:value-type="float" office:value="0" calcext:value-type="float">
            <text:p>0</text:p>
          </table:table-cell>
          <table:table-cell table:formula="of:=[.B35]-[.B34]" office:value-type="time" office:time-value="PT00H00M11S" calcext:value-type="time">
            <text:p>00:00:11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[.D35]-[.D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0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6]-[.A35]" office:value-type="float" office:value="0" calcext:value-type="float">
            <text:p>0</text:p>
          </table:table-cell>
          <table:table-cell table:formula="of:=[.B36]-[.B35]" office:value-type="time" office:time-value="PT00H02M23S" calcext:value-type="time">
            <text:p>00:02:23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3:2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7]-[.A36]" office:value-type="float" office:value="0" calcext:value-type="float">
            <text:p>0</text:p>
          </table:table-cell>
          <table:table-cell table:formula="of:=[.B37]-[.B36]" office:value-type="time" office:time-value="PT00H03M20S" calcext:value-type="time">
            <text:p>00:03:2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36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8]-[.A37]" office:value-type="float" office:value="0" calcext:value-type="float">
            <text:p>0</text:p>
          </table:table-cell>
          <table:table-cell table:formula="of:=[.B38]-[.B37]" office:value-type="time" office:time-value="PT00H03M09S" calcext:value-type="time">
            <text:p>00:03:09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40:3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39]-[.A38]" office:value-type="float" office:value="0" calcext:value-type="float">
            <text:p>0</text:p>
          </table:table-cell>
          <table:table-cell table:formula="of:=[.B39]-[.B38]" office:value-type="time" office:time-value="PT00H03M58S" calcext:value-type="time">
            <text:p>00:03:58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47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0]-[.A39]" office:value-type="float" office:value="0" calcext:value-type="float">
            <text:p>0</text:p>
          </table:table-cell>
          <table:table-cell table:formula="of:=[.B40]-[.B39]" office:value-type="time" office:time-value="PT00H06M41S" calcext:value-type="time">
            <text:p>00:06:41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1]-[.A40]" office:value-type="float" office:value="0" calcext:value-type="float">
            <text:p>0</text:p>
          </table:table-cell>
          <table:table-cell table:formula="of:=[.B41]-[.B40]" office:value-type="time" office:time-value="PT00H02M52S" calcext:value-type="time">
            <text:p>00:02:52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2]-[.A41]" office:value-type="float" office:value="0" calcext:value-type="float">
            <text:p>0</text:p>
          </table:table-cell>
          <table:table-cell table:formula="of:=[.B42]-[.B41]" office:value-type="time" office:time-value="PT00H00M29S" calcext:value-type="time">
            <text:p>00:00:29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0:5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3]-[.A42]" office:value-type="float" office:value="0" calcext:value-type="float">
            <text:p>0</text:p>
          </table:table-cell>
          <table:table-cell table:formula="of:=[.B43]-[.B42]" office:value-type="time" office:time-value="PT00H00M16S" calcext:value-type="time">
            <text:p>00:00:16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4:5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4]-[.A43]" office:value-type="float" office:value="0" calcext:value-type="float">
            <text:p>0</text:p>
          </table:table-cell>
          <table:table-cell table:formula="of:=[.B44]-[.B43]" office:value-type="time" office:time-value="PT00H04M05S" calcext:value-type="time">
            <text:p>00:04:05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0:59:4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5]-[.A44]" office:value-type="float" office:value="0" calcext:value-type="float">
            <text:p>0</text:p>
          </table:table-cell>
          <table:table-cell table:formula="of:=[.B45]-[.B44]" office:value-type="time" office:time-value="PT00H04M50S" calcext:value-type="time">
            <text:p>00:04:5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1:1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6]-[.A45]" office:value-type="float" office:value="0" calcext:value-type="float">
            <text:p>0</text:p>
          </table:table-cell>
          <table:table-cell table:formula="of:=[.B46]-[.B45]" office:value-type="time" office:time-value="PT00H01M33S" calcext:value-type="time">
            <text:p>00:01:33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1:4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7]-[.A46]" office:value-type="float" office:value="0" calcext:value-type="float">
            <text:p>0</text:p>
          </table:table-cell>
          <table:table-cell table:formula="of:=[.B47]-[.B46]" office:value-type="time" office:time-value="PT00H00M24S" calcext:value-type="time">
            <text:p>00:00:24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8:1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8]-[.A47]" office:value-type="float" office:value="0" calcext:value-type="float">
            <text:p>0</text:p>
          </table:table-cell>
          <table:table-cell table:formula="of:=[.B48]-[.B47]" office:value-type="time" office:time-value="PT00H06M35S" calcext:value-type="time">
            <text:p>00:06:35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09:1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49]-[.A48]" office:value-type="float" office:value="0" calcext:value-type="float">
            <text:p>0</text:p>
          </table:table-cell>
          <table:table-cell table:formula="of:=[.B49]-[.B48]" office:value-type="time" office:time-value="PT00H00M53S" calcext:value-type="time">
            <text:p>00:00:53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15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0]-[.A49]" office:value-type="float" office:value="0" calcext:value-type="float">
            <text:p>0</text:p>
          </table:table-cell>
          <table:table-cell table:formula="of:=[.B50]-[.B49]" office:value-type="time" office:time-value="PT00H05M52S" calcext:value-type="time">
            <text:p>00:05:52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22:5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1]-[.A50]" office:value-type="float" office:value="0" calcext:value-type="float">
            <text:p>0</text:p>
          </table:table-cell>
          <table:table-cell table:formula="of:=[.B51]-[.B50]" office:value-type="time" office:time-value="PT00H07M53S" calcext:value-type="time">
            <text:p>00:07:53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30:4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2]-[.A51]" office:value-type="float" office:value="0" calcext:value-type="float">
            <text:p>0</text:p>
          </table:table-cell>
          <table:table-cell table:formula="of:=[.B52]-[.B51]" office:value-type="time" office:time-value="PT00H07M53S" calcext:value-type="time">
            <text:p>00:07:53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31:3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3]-[.A52]" office:value-type="float" office:value="0" calcext:value-type="float">
            <text:p>0</text:p>
          </table:table-cell>
          <table:table-cell table:formula="of:=[.B53]-[.B52]" office:value-type="time" office:time-value="PT00H00M48S" calcext:value-type="time">
            <text:p>00:00:48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1:41:3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4]-[.A53]" office:value-type="float" office:value="0" calcext:value-type="float">
            <text:p>0</text:p>
          </table:table-cell>
          <table:table-cell table:formula="of:=[.B54]-[.B53]" office:value-type="time" office:time-value="PT00H09M57S" calcext:value-type="time">
            <text:p>00:09:57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0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5]-[.A54]" office:value-type="float" office:value="0" calcext:value-type="float">
            <text:p>0</text:p>
          </table:table-cell>
          <table:table-cell table:formula="of:=[.B55]-[.B54]" office:value-type="time" office:time-value="PT00H29M23S" calcext:value-type="time">
            <text:p>00:29:23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1:0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6]-[.A55]" office:value-type="float" office:value="0" calcext:value-type="float">
            <text:p>0</text:p>
          </table:table-cell>
          <table:table-cell table:formula="of:=[.B56]-[.B55]" office:value-type="time" office:time-value="PT00H00M10S" calcext:value-type="time">
            <text:p>00:00:1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4:3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7]-[.A56]" office:value-type="float" office:value="0" calcext:value-type="float">
            <text:p>0</text:p>
          </table:table-cell>
          <table:table-cell table:formula="of:=[.B57]-[.B56]" office:value-type="time" office:time-value="PT00H03M26S" calcext:value-type="time">
            <text:p>00:03:26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16:4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8]-[.A57]" office:value-type="float" office:value="0" calcext:value-type="float">
            <text:p>0</text:p>
          </table:table-cell>
          <table:table-cell table:formula="of:=[.B58]-[.B57]" office:value-type="time" office:time-value="PT00H02M12S" calcext:value-type="time">
            <text:p>00:02:12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28:0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59]-[.A58]" office:value-type="float" office:value="0" calcext:value-type="float">
            <text:p>0</text:p>
          </table:table-cell>
          <table:table-cell table:formula="of:=[.B59]-[.B58]" office:value-type="time" office:time-value="PT00H11M19S" calcext:value-type="time">
            <text:p>00:11:19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29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0]-[.A59]" office:value-type="float" office:value="0" calcext:value-type="float">
            <text:p>0</text:p>
          </table:table-cell>
          <table:table-cell table:formula="of:=[.B60]-[.B59]" office:value-type="time" office:time-value="PT00H01M02S" calcext:value-type="time">
            <text:p>00:01:02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3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1]-[.A60]" office:value-type="float" office:value="0" calcext:value-type="float">
            <text:p>0</text:p>
          </table:table-cell>
          <table:table-cell table:formula="of:=[.B61]-[.B60]" office:value-type="time" office:time-value="PT00H13M57S" calcext:value-type="time">
            <text:p>00:13:57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3:3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2]-[.A61]" office:value-type="float" office:value="0" calcext:value-type="float">
            <text:p>0</text:p>
          </table:table-cell>
          <table:table-cell table:formula="of:=[.B62]-[.B61]" office:value-type="time" office:time-value="PT00H00M28S" calcext:value-type="time">
            <text:p>00:00:28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44:4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3]-[.A62]" office:value-type="float" office:value="0" calcext:value-type="float">
            <text:p>0</text:p>
          </table:table-cell>
          <table:table-cell table:formula="of:=[.B63]-[.B62]" office:value-type="time" office:time-value="PT00H01M12S" calcext:value-type="time">
            <text:p>00:01:12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0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4]-[.A63]" office:value-type="float" office:value="0" calcext:value-type="float">
            <text:p>0</text:p>
          </table:table-cell>
          <table:table-cell table:formula="of:=[.B64]-[.B63]" office:value-type="time" office:time-value="PT00H13M27S" calcext:value-type="time">
            <text:p>00:13:27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2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5]-[.A64]" office:value-type="float" office:value="0" calcext:value-type="float">
            <text:p>0</text:p>
          </table:table-cell>
          <table:table-cell table:formula="of:=[.B65]-[.B64]" office:value-type="time" office:time-value="PT00H00M11S" calcext:value-type="time">
            <text:p>00:00:11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2:58:2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6]-[.A65]" office:value-type="float" office:value="0" calcext:value-type="float">
            <text:p>0</text:p>
          </table:table-cell>
          <table:table-cell table:formula="of:=[.B66]-[.B65]" office:value-type="time" office:time-value="PT00H00M06S" calcext:value-type="time">
            <text:p>00:00:06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12:5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7]-[.A66]" office:value-type="float" office:value="0" calcext:value-type="float">
            <text:p>0</text:p>
          </table:table-cell>
          <table:table-cell table:formula="of:=[.B67]-[.B66]" office:value-type="time" office:time-value="PT00H14M28S" calcext:value-type="time">
            <text:p>00:14:28</text:p>
          </table:table-cell>
          <table:table-cell table:formula="of:=[.C67]-[.C66]" office:value-type="float" office:value="0" calcext:value-type="float">
            <text:p>0</text:p>
          </table:table-cell>
          <table:table-cell table:formula="of:=[.D67]-[.D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27:1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8]-[.A67]" office:value-type="float" office:value="0" calcext:value-type="float">
            <text:p>0</text:p>
          </table:table-cell>
          <table:table-cell table:formula="of:=[.B68]-[.B67]" office:value-type="time" office:time-value="PT00H14M23S" calcext:value-type="time">
            <text:p>00:14:23</text:p>
          </table:table-cell>
          <table:table-cell table:formula="of:=[.C68]-[.C67]" office:value-type="float" office:value="0" calcext:value-type="float">
            <text:p>0</text:p>
          </table:table-cell>
          <table:table-cell table:formula="of:=[.D68]-[.D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27:4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69]-[.A68]" office:value-type="float" office:value="0" calcext:value-type="float">
            <text:p>0</text:p>
          </table:table-cell>
          <table:table-cell table:formula="of:=[.B69]-[.B68]" office:value-type="time" office:time-value="PT00H00M26S" calcext:value-type="time">
            <text:p>00:00:26</text:p>
          </table:table-cell>
          <table:table-cell table:formula="of:=[.C69]-[.C68]" office:value-type="float" office:value="0" calcext:value-type="float">
            <text:p>0</text:p>
          </table:table-cell>
          <table:table-cell table:formula="of:=[.D69]-[.D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3:2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0]-[.A69]" office:value-type="float" office:value="0" calcext:value-type="float">
            <text:p>0</text:p>
          </table:table-cell>
          <table:table-cell table:formula="of:=[.B70]-[.B69]" office:value-type="time" office:time-value="PT00H05M45S" calcext:value-type="time">
            <text:p>00:05:45</text:p>
          </table:table-cell>
          <table:table-cell table:formula="of:=[.C70]-[.C69]" office:value-type="float" office:value="0" calcext:value-type="float">
            <text:p>0</text:p>
          </table:table-cell>
          <table:table-cell table:formula="of:=[.D70]-[.D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3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1]-[.A70]" office:value-type="float" office:value="0" calcext:value-type="float">
            <text:p>0</text:p>
          </table:table-cell>
          <table:table-cell table:formula="of:=[.B71]-[.B70]" office:value-type="time" office:time-value="PT00H00M28S" calcext:value-type="time">
            <text:p>00:00:28</text:p>
          </table:table-cell>
          <table:table-cell table:formula="of:=[.C71]-[.C70]" office:value-type="float" office:value="0" calcext:value-type="float">
            <text:p>0</text:p>
          </table:table-cell>
          <table:table-cell table:formula="of:=[.D71]-[.D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39:2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2]-[.A71]" office:value-type="float" office:value="0" calcext:value-type="float">
            <text:p>0</text:p>
          </table:table-cell>
          <table:table-cell table:formula="of:=[.B72]-[.B71]" office:value-type="time" office:time-value="PT00H05M31S" calcext:value-type="time">
            <text:p>00:05:31</text:p>
          </table:table-cell>
          <table:table-cell table:formula="of:=[.C72]-[.C71]" office:value-type="float" office:value="0" calcext:value-type="float">
            <text:p>0</text:p>
          </table:table-cell>
          <table:table-cell table:formula="of:=[.D72]-[.D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41:50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3]-[.A72]" office:value-type="float" office:value="0" calcext:value-type="float">
            <text:p>0</text:p>
          </table:table-cell>
          <table:table-cell table:formula="of:=[.B73]-[.B72]" office:value-type="time" office:time-value="PT00H02M23S" calcext:value-type="time">
            <text:p>00:02:23</text:p>
          </table:table-cell>
          <table:table-cell table:formula="of:=[.C73]-[.C72]" office:value-type="float" office:value="0" calcext:value-type="float">
            <text:p>0</text:p>
          </table:table-cell>
          <table:table-cell table:formula="of:=[.D73]-[.D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4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4]-[.A73]" office:value-type="float" office:value="0" calcext:value-type="float">
            <text:p>0</text:p>
          </table:table-cell>
          <table:table-cell table:formula="of:=[.B74]-[.B73]" office:value-type="time" office:time-value="PT00H03M17S" calcext:value-type="time">
            <text:p>00:03:17</text:p>
          </table:table-cell>
          <table:table-cell table:formula="of:=[.C74]-[.C73]" office:value-type="float" office:value="0" calcext:value-type="float">
            <text:p>0</text:p>
          </table:table-cell>
          <table:table-cell table:formula="of:=[.D74]-[.D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56:2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5]-[.A74]" office:value-type="float" office:value="0" calcext:value-type="float">
            <text:p>0</text:p>
          </table:table-cell>
          <table:table-cell table:formula="of:=[.B75]-[.B74]" office:value-type="time" office:time-value="PT00H11M15S" calcext:value-type="time">
            <text:p>00:11:15</text:p>
          </table:table-cell>
          <table:table-cell table:formula="of:=[.C75]-[.C74]" office:value-type="float" office:value="0" calcext:value-type="float">
            <text:p>0</text:p>
          </table:table-cell>
          <table:table-cell table:formula="of:=[.D75]-[.D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3:56:3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6]-[.A75]" office:value-type="float" office:value="0" calcext:value-type="float">
            <text:p>0</text:p>
          </table:table-cell>
          <table:table-cell table:formula="of:=[.B76]-[.B75]" office:value-type="time" office:time-value="PT00H00M10S" calcext:value-type="time">
            <text:p>00:00:10</text:p>
          </table:table-cell>
          <table:table-cell table:formula="of:=[.C76]-[.C75]" office:value-type="float" office:value="0" calcext:value-type="float">
            <text:p>0</text:p>
          </table:table-cell>
          <table:table-cell table:formula="of:=[.D76]-[.D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10:56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7]-[.A76]" office:value-type="float" office:value="0" calcext:value-type="float">
            <text:p>0</text:p>
          </table:table-cell>
          <table:table-cell table:formula="of:=[.B77]-[.B76]" office:value-type="time" office:time-value="PT00H14M24S" calcext:value-type="time">
            <text:p>00:14:24</text:p>
          </table:table-cell>
          <table:table-cell table:formula="of:=[.C77]-[.C76]" office:value-type="float" office:value="0" calcext:value-type="float">
            <text:p>0</text:p>
          </table:table-cell>
          <table:table-cell table:formula="of:=[.D77]-[.D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11:0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8]-[.A77]" office:value-type="float" office:value="0" calcext:value-type="float">
            <text:p>0</text:p>
          </table:table-cell>
          <table:table-cell table:formula="of:=[.B78]-[.B77]" office:value-type="time" office:time-value="PT00H00M09S" calcext:value-type="time">
            <text:p>00:00:09</text:p>
          </table:table-cell>
          <table:table-cell table:formula="of:=[.C78]-[.C77]" office:value-type="float" office:value="0" calcext:value-type="float">
            <text:p>0</text:p>
          </table:table-cell>
          <table:table-cell table:formula="of:=[.D78]-[.D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25:2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79]-[.A78]" office:value-type="float" office:value="0" calcext:value-type="float">
            <text:p>0</text:p>
          </table:table-cell>
          <table:table-cell table:formula="of:=[.B79]-[.B78]" office:value-type="time" office:time-value="PT00H14M24S" calcext:value-type="time">
            <text:p>00:14:24</text:p>
          </table:table-cell>
          <table:table-cell table:formula="of:=[.C79]-[.C78]" office:value-type="float" office:value="0" calcext:value-type="float">
            <text:p>0</text:p>
          </table:table-cell>
          <table:table-cell table:formula="of:=[.D79]-[.D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25:3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0]-[.A79]" office:value-type="float" office:value="0" calcext:value-type="float">
            <text:p>0</text:p>
          </table:table-cell>
          <table:table-cell table:formula="of:=[.B80]-[.B79]" office:value-type="time" office:time-value="PT00H00M09S" calcext:value-type="time">
            <text:p>00:00:09</text:p>
          </table:table-cell>
          <table:table-cell table:formula="of:=[.C80]-[.C79]" office:value-type="float" office:value="0" calcext:value-type="float">
            <text:p>0</text:p>
          </table:table-cell>
          <table:table-cell table:formula="of:=[.D80]-[.D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40:02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1]-[.A80]" office:value-type="float" office:value="0" calcext:value-type="float">
            <text:p>0</text:p>
          </table:table-cell>
          <table:table-cell table:formula="of:=[.B81]-[.B80]" office:value-type="time" office:time-value="PT00H14M24S" calcext:value-type="time">
            <text:p>00:14:24</text:p>
          </table:table-cell>
          <table:table-cell table:formula="of:=[.C81]-[.C80]" office:value-type="float" office:value="0" calcext:value-type="float">
            <text:p>0</text:p>
          </table:table-cell>
          <table:table-cell table:formula="of:=[.D81]-[.D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40:2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2]-[.A81]" office:value-type="float" office:value="0" calcext:value-type="float">
            <text:p>0</text:p>
          </table:table-cell>
          <table:table-cell table:formula="of:=[.B82]-[.B81]" office:value-type="time" office:time-value="PT00H00M22S" calcext:value-type="time">
            <text:p>00:00:22</text:p>
          </table:table-cell>
          <table:table-cell table:formula="of:=[.C82]-[.C81]" office:value-type="float" office:value="0" calcext:value-type="float">
            <text:p>0</text:p>
          </table:table-cell>
          <table:table-cell table:formula="of:=[.D82]-[.D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50:3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3]-[.A82]" office:value-type="float" office:value="0" calcext:value-type="float">
            <text:p>0</text:p>
          </table:table-cell>
          <table:table-cell table:formula="of:=[.B83]-[.B82]" office:value-type="time" office:time-value="PT00H10M09S" calcext:value-type="time">
            <text:p>00:10:09</text:p>
          </table:table-cell>
          <table:table-cell table:formula="of:=[.C83]-[.C82]" office:value-type="float" office:value="0" calcext:value-type="float">
            <text:p>0</text:p>
          </table:table-cell>
          <table:table-cell table:formula="of:=[.D83]-[.D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4:54:3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4]-[.A83]" office:value-type="float" office:value="0" calcext:value-type="float">
            <text:p>0</text:p>
          </table:table-cell>
          <table:table-cell table:formula="of:=[.B84]-[.B83]" office:value-type="time" office:time-value="PT00H04M01S" calcext:value-type="time">
            <text:p>00:04:01</text:p>
          </table:table-cell>
          <table:table-cell table:formula="of:=[.C84]-[.C83]" office:value-type="float" office:value="0" calcext:value-type="float">
            <text:p>0</text:p>
          </table:table-cell>
          <table:table-cell table:formula="of:=[.D84]-[.D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05:4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5]-[.A84]" office:value-type="float" office:value="0" calcext:value-type="float">
            <text:p>0</text:p>
          </table:table-cell>
          <table:table-cell table:formula="of:=[.B85]-[.B84]" office:value-type="time" office:time-value="PT00H11M10S" calcext:value-type="time">
            <text:p>00:11:10</text:p>
          </table:table-cell>
          <table:table-cell table:formula="of:=[.C85]-[.C84]" office:value-type="float" office:value="0" calcext:value-type="float">
            <text:p>0</text:p>
          </table:table-cell>
          <table:table-cell table:formula="of:=[.D85]-[.D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09:08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6]-[.A85]" office:value-type="float" office:value="0" calcext:value-type="float">
            <text:p>0</text:p>
          </table:table-cell>
          <table:table-cell table:formula="of:=[.B86]-[.B85]" office:value-type="time" office:time-value="PT00H03M24S" calcext:value-type="time">
            <text:p>00:03:24</text:p>
          </table:table-cell>
          <table:table-cell table:formula="of:=[.C86]-[.C85]" office:value-type="float" office:value="0" calcext:value-type="float">
            <text:p>0</text:p>
          </table:table-cell>
          <table:table-cell table:formula="of:=[.D86]-[.D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1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7]-[.A86]" office:value-type="float" office:value="0" calcext:value-type="float">
            <text:p>0</text:p>
          </table:table-cell>
          <table:table-cell table:formula="of:=[.B87]-[.B86]" office:value-type="time" office:time-value="PT00H05M59S" calcext:value-type="time">
            <text:p>00:05:59</text:p>
          </table:table-cell>
          <table:table-cell table:formula="of:=[.C87]-[.C86]" office:value-type="float" office:value="0" calcext:value-type="float">
            <text:p>0</text:p>
          </table:table-cell>
          <table:table-cell table:formula="of:=[.D87]-[.D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15:11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8]-[.A87]" office:value-type="float" office:value="0" calcext:value-type="float">
            <text:p>0</text:p>
          </table:table-cell>
          <table:table-cell table:formula="of:=[.B88]-[.B87]" office:value-type="time" office:time-value="PT00H00M04S" calcext:value-type="time">
            <text:p>00:00:04</text:p>
          </table:table-cell>
          <table:table-cell table:formula="of:=[.C88]-[.C87]" office:value-type="float" office:value="0" calcext:value-type="float">
            <text:p>0</text:p>
          </table:table-cell>
          <table:table-cell table:formula="of:=[.D88]-[.D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23:41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89]-[.A88]" office:value-type="float" office:value="0" calcext:value-type="float">
            <text:p>0</text:p>
          </table:table-cell>
          <table:table-cell table:formula="of:=[.B89]-[.B88]" office:value-type="time" office:time-value="PT00H08M30S" calcext:value-type="time">
            <text:p>00:08:30</text:p>
          </table:table-cell>
          <table:table-cell table:formula="of:=[.C89]-[.C88]" office:value-type="float" office:value="0" calcext:value-type="float">
            <text:p>0</text:p>
          </table:table-cell>
          <table:table-cell table:formula="of:=[.D89]-[.D8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5:0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0]-[.A89]" office:value-type="float" office:value="0" calcext:value-type="float">
            <text:p>0</text:p>
          </table:table-cell>
          <table:table-cell table:formula="of:=[.B90]-[.B89]" office:value-type="time" office:time-value="PT00H11M23S" calcext:value-type="time">
            <text:p>00:11:23</text:p>
          </table:table-cell>
          <table:table-cell table:formula="of:=[.C90]-[.C89]" office:value-type="float" office:value="0" calcext:value-type="float">
            <text:p>0</text:p>
          </table:table-cell>
          <table:table-cell table:formula="of:=[.D90]-[.D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5:1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1]-[.A90]" office:value-type="float" office:value="0" calcext:value-type="float">
            <text:p>0</text:p>
          </table:table-cell>
          <table:table-cell table:formula="of:=[.B91]-[.B90]" office:value-type="time" office:time-value="PT00H00M10S" calcext:value-type="time">
            <text:p>00:00:10</text:p>
          </table:table-cell>
          <table:table-cell table:formula="of:=[.C91]-[.C90]" office:value-type="float" office:value="0" calcext:value-type="float">
            <text:p>0</text:p>
          </table:table-cell>
          <table:table-cell table:formula="of:=[.D91]-[.D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38:1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2]-[.A91]" office:value-type="float" office:value="0" calcext:value-type="float">
            <text:p>0</text:p>
          </table:table-cell>
          <table:table-cell table:formula="of:=[.B92]-[.B91]" office:value-type="time" office:time-value="PT00H03M00S" calcext:value-type="time">
            <text:p>00:03:00</text:p>
          </table:table-cell>
          <table:table-cell table:formula="of:=[.C92]-[.C91]" office:value-type="float" office:value="0" calcext:value-type="float">
            <text:p>0</text:p>
          </table:table-cell>
          <table:table-cell table:formula="of:=[.D92]-[.D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45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3]-[.A92]" office:value-type="float" office:value="0" calcext:value-type="float">
            <text:p>0</text:p>
          </table:table-cell>
          <table:table-cell table:formula="of:=[.B93]-[.B92]" office:value-type="time" office:time-value="PT00H06M53S" calcext:value-type="time">
            <text:p>00:06:53</text:p>
          </table:table-cell>
          <table:table-cell table:formula="of:=[.C93]-[.C92]" office:value-type="float" office:value="0" calcext:value-type="float">
            <text:p>0</text:p>
          </table:table-cell>
          <table:table-cell table:formula="of:=[.D93]-[.D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45:1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4]-[.A93]" office:value-type="float" office:value="0" calcext:value-type="float">
            <text:p>0</text:p>
          </table:table-cell>
          <table:table-cell table:formula="of:=[.B94]-[.B93]" office:value-type="time" office:time-value="PT00H00M08S" calcext:value-type="time">
            <text:p>00:00:08</text:p>
          </table:table-cell>
          <table:table-cell table:formula="of:=[.C94]-[.C93]" office:value-type="float" office:value="0" calcext:value-type="float">
            <text:p>0</text:p>
          </table:table-cell>
          <table:table-cell table:formula="of:=[.D94]-[.D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5:52:4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5]-[.A94]" office:value-type="float" office:value="0" calcext:value-type="float">
            <text:p>0</text:p>
          </table:table-cell>
          <table:table-cell table:formula="of:=[.B95]-[.B94]" office:value-type="time" office:time-value="PT00H07M32S" calcext:value-type="time">
            <text:p>00:07:32</text:p>
          </table:table-cell>
          <table:table-cell table:formula="of:=[.C95]-[.C94]" office:value-type="float" office:value="0" calcext:value-type="float">
            <text:p>0</text:p>
          </table:table-cell>
          <table:table-cell table:formula="of:=[.D95]-[.D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07:19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6]-[.A95]" office:value-type="float" office:value="0" calcext:value-type="float">
            <text:p>0</text:p>
          </table:table-cell>
          <table:table-cell table:formula="of:=[.B96]-[.B95]" office:value-type="time" office:time-value="PT00H14M32S" calcext:value-type="time">
            <text:p>00:14:32</text:p>
          </table:table-cell>
          <table:table-cell table:formula="of:=[.C96]-[.C95]" office:value-type="float" office:value="0" calcext:value-type="float">
            <text:p>0</text:p>
          </table:table-cell>
          <table:table-cell table:formula="of:=[.D96]-[.D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07:2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7]-[.A96]" office:value-type="float" office:value="0" calcext:value-type="float">
            <text:p>0</text:p>
          </table:table-cell>
          <table:table-cell table:formula="of:=[.B97]-[.B96]" office:value-type="time" office:time-value="PT00H00M08S" calcext:value-type="time">
            <text:p>00:00:08</text:p>
          </table:table-cell>
          <table:table-cell table:formula="of:=[.C97]-[.C96]" office:value-type="float" office:value="0" calcext:value-type="float">
            <text:p>0</text:p>
          </table:table-cell>
          <table:table-cell table:formula="of:=[.D97]-[.D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6:42:04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8]-[.A97]" office:value-type="float" office:value="0" calcext:value-type="float">
            <text:p>0</text:p>
          </table:table-cell>
          <table:table-cell table:formula="of:=[.B98]-[.B97]" office:value-type="time" office:time-value="PT00H34M37S" calcext:value-type="time">
            <text:p>00:34:37</text:p>
          </table:table-cell>
          <table:table-cell table:formula="of:=[.C98]-[.C97]" office:value-type="float" office:value="0" calcext:value-type="float">
            <text:p>0</text:p>
          </table:table-cell>
          <table:table-cell table:formula="of:=[.D98]-[.D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7:04:2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99]-[.A98]" office:value-type="float" office:value="0" calcext:value-type="float">
            <text:p>0</text:p>
          </table:table-cell>
          <table:table-cell table:formula="of:=[.B99]-[.B98]" office:value-type="time" office:time-value="PT00H22M19S" calcext:value-type="time">
            <text:p>00:22:19</text:p>
          </table:table-cell>
          <table:table-cell table:formula="of:=[.C99]-[.C98]" office:value-type="float" office:value="0" calcext:value-type="float">
            <text:p>0</text:p>
          </table:table-cell>
          <table:table-cell table:formula="of:=[.D99]-[.D9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8:33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100]-[.A99]" office:value-type="float" office:value="0" calcext:value-type="float">
            <text:p>0</text:p>
          </table:table-cell>
          <table:table-cell table:formula="of:=[.B100]-[.B99]" office:value-type="time" office:time-value="PT01H28M50S" calcext:value-type="time">
            <text:p>01:28:50</text:p>
          </table:table-cell>
          <table:table-cell table:formula="of:=[.C100]-[.C99]" office:value-type="float" office:value="0" calcext:value-type="float">
            <text:p>0</text:p>
          </table:table-cell>
          <table:table-cell table:formula="of:=[.D100]-[.D9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09:43:07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101]-[.A100]" office:value-type="float" office:value="0" calcext:value-type="float">
            <text:p>0</text:p>
          </table:table-cell>
          <table:table-cell table:formula="of:=[.B101]-[.B100]" office:value-type="time" office:time-value="PT01H09M54S" calcext:value-type="time">
            <text:p>01:09:54</text:p>
          </table:table-cell>
          <table:table-cell table:formula="of:=[.C101]-[.C100]" office:value-type="float" office:value="0" calcext:value-type="float">
            <text:p>0</text:p>
          </table:table-cell>
          <table:table-cell table:formula="of:=[.D101]-[.D10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0:47:13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table:formula="of:=[.A102]-[.A101]" office:value-type="float" office:value="0" calcext:value-type="float">
            <text:p>0</text:p>
          </table:table-cell>
          <table:table-cell table:formula="of:=[.B102]-[.B101]" office:value-type="time" office:time-value="PT01H04M06S" calcext:value-type="time">
            <text:p>01:04:06</text:p>
          </table:table-cell>
          <table:table-cell table:formula="of:=[.C102]-[.C101]" office:value-type="float" office:value="0" calcext:value-type="float">
            <text:p>0</text:p>
          </table:table-cell>
          <table:table-cell table:formula="of:=[.D102]-[.D10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A103]-[.A102]" office:value-type="float" office:value="-55555787" calcext:value-type="float">
            <text:p>-55555787</text:p>
          </table:table-cell>
          <table:table-cell table:formula="of:=[.B103]-[.B102]" office:value-type="time" office:time-value="-PT10H47M13S" calcext:value-type="time">
            <text:p>13:12:47</text:p>
          </table:table-cell>
          <table:table-cell table:formula="of:=[.C103]-[.C102]" office:value-type="float" office:value="-114.0501" calcext:value-type="float">
            <text:p>-114.0501</text:p>
          </table:table-cell>
          <table:table-cell table:formula="of:=[.D103]-[.D102]" office:value-type="float" office:value="-22.54104" calcext:value-type="float">
            <text:p>-22.54104</text:p>
          </table:table-cell>
          <table:table-cell table:number-columns-repeated="4"/>
        </table:table-row>
        <table:table-row table:style-name="ro1" table:number-rows-repeated="1048472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4.G1:Sheet4.G1048576">
            <calcext:condition calcext:apply-style-name="Untitled2" calcext:value="!=0" calcext:base-cell-address="Sheet4.G1"/>
          </calcext:conditional-format>
          <calcext:conditional-format calcext:target-range-address="Sheet4.I1:Sheet4.I1048576">
            <calcext:condition calcext:apply-style-name="Untitled3" calcext:value="formula-is([.G1]&gt;0)" calcext:base-cell-address="Sheet4.I1"/>
          </calcext:conditional-format>
          <calcext:conditional-format calcext:target-range-address="Sheet4.J1:Sheet4.J1048576">
            <calcext:condition calcext:apply-style-name="Untitled3" calcext:value="formula-is([.G1]&gt;0)" calcext:base-cell-address="Sheet4.J1"/>
          </calcext:conditional-format>
          <calcext:conditional-format calcext:target-range-address="Sheet4.H1:Sheet4.H1048576">
            <calcext:condition calcext:apply-style-name="Untitled3" calcext:value="formula-is([.G1]&gt;0)" calcext:base-cell-address="Sheet4.H1"/>
            <calcext:condition calcext:apply-style-name="Untitled3" calcext:value="&gt;[$Sheet4.$H$1]" calcext:base-cell-address="Sheet4.H1"/>
          </calcext:conditional-format>
        </calcext:conditional-formats>
      </table:table>
      <table:named-expressions/>
      <table:database-ranges>
        <table:database-range table:name="__Anonymous_Sheet_DB__0" table:target-range-address="Sheet1.G1:Sheet1.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 number:title="User-defined MM:SS">
      <number:minutes number:style="long"/>
      <number:text>:</number:text>
      <number:seconds number:style="long"/>
    </number:time-style>
    <number:date-style style:name="N123" number:title="MM-DD-YYYY HH:MM:SS">
      <number:month number:style="long"/>
      <number:text>-</number:text>
      <number:day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ccff66" fo:border="0.06pt solid #000000"/>
    </style:style>
    <style:style style:name="Untitled3" style:family="table-cell" style:parent-style-name="Default">
      <style:table-cell-properties fo:background-color="#dd481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3:57:32.56226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8:21.980330664</meta:creation-date>
    <meta:editing-duration>PT4H33M45S</meta:editing-duration>
    <meta:editing-cycles>12</meta:editing-cycles>
    <meta:generator>LibreOffice/5.1.6.2$Linux_X86_64 LibreOffice_project/10m0$Build-2</meta:generator>
    <dc:date>2019-03-21T01:00:03.915508197</dc:date>
    <meta:document-statistic meta:table-count="4" meta:cell-count="3899" meta:object-count="0"/>
  </office:meta>
</office:document-meta>
</file>